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gnm="http://www.gnumeric.org/odf-extension/1.0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1.20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9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3" style:family="table-cell" style:parent-style-name="Default">
      <style:text-properties style:font-name="Liberation Sans" fo:font-size="11pt" style:font-size-asian="11pt" style:font-size-complex="11pt"/>
    </style:style>
    <style:style style:name="ce34" style:family="table-cell" style:parent-style-name="Default">
      <style:text-properties fo:color="#0000ee" style:font-name="Liberation Sans" fo:font-size="11pt" style:font-size-asian="11pt" style:font-size-complex="11pt"/>
    </style:style>
    <style:style style:name="ce35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" style:family="table-cell" style:parent-style-name="Default" style:data-style-name="N131">
      <style:text-properties style:font-name="Liberation Sans" fo:font-size="11pt" style:font-size-asian="11pt" style:font-size-complex="11pt"/>
    </style:style>
    <style:style style:name="ce19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ati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8" table:default-cell-style-name="ce28"/>
        <table:table-column table:style-name="co2" table:default-cell-style-name="ce28"/>
        <table:table-column table:style-name="co1" table:number-columns-repeated="1015" table:default-cell-style-name="ce28"/>
        <table:table-row table:style-name="ro1">
          <table:table-cell table:style-name="ce1" table:number-columns-spanned="6" table:number-rows-spanned="1"/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Default"/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Tmin</text:p>
          </table:table-cell>
          <table:table-cell table:style-name="ce27" office:value-type="string" calcext:value-type="string">
            <text:p>Tmed</text:p>
          </table:table-cell>
          <table:table-cell table:style-name="ce27" office:value-type="string" calcext:value-type="string">
            <text:p>Tmax</text:p>
          </table:table-cell>
          <table:table-cell table:style-name="ce27" office:value-type="string" calcext:value-type="string">
            <text:p>Ptot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02" calcext:value-type="date">
            <text:p>8/2/22</text:p>
          </table:table-cell>
          <table:table-cell table:style-name="ce30" office:value-type="float" office:value="21.9" calcext:value-type="float">
            <text:p>21.9</text:p>
          </table:table-cell>
          <table:table-cell table:style-name="ce30" office:value-type="float" office:value="27" calcext:value-type="float">
            <text:p>27.0</text:p>
          </table:table-cell>
          <table:table-cell table:style-name="ce30" office:value-type="float" office:value="31.6" calcext:value-type="float">
            <text:p>31.6</text:p>
          </table:table-cell>
          <table:table-cell table:style-name="ce30" office:value-type="float" office:value="1.2" calcext:value-type="float">
            <text:p>1.2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03" calcext:value-type="date">
            <text:p>8/3/22</text:p>
          </table:table-cell>
          <table:table-cell table:style-name="ce30" office:value-type="float" office:value="25.2" calcext:value-type="float">
            <text:p>25.2</text:p>
          </table:table-cell>
          <table:table-cell table:style-name="ce30" office:value-type="float" office:value="28.2" calcext:value-type="float">
            <text:p>28.2</text:p>
          </table:table-cell>
          <table:table-cell table:style-name="ce30" office:value-type="float" office:value="31.8" calcext:value-type="float">
            <text:p>31.8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4" calcext:value-type="date">
            <text:p>8/4/22</text:p>
          </table:table-cell>
          <table:table-cell table:style-name="ce30" office:value-type="float" office:value="25.4" calcext:value-type="float">
            <text:p>25.4</text:p>
          </table:table-cell>
          <table:table-cell table:style-name="ce30" office:value-type="float" office:value="29" calcext:value-type="float">
            <text:p>29.0</text:p>
          </table:table-cell>
          <table:table-cell table:style-name="ce30" office:value-type="float" office:value="32.2" calcext:value-type="float">
            <text:p>32.2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5" calcext:value-type="date">
            <text:p>8/5/22</text:p>
          </table:table-cell>
          <table:table-cell table:style-name="ce30" office:value-type="float" office:value="25.8" calcext:value-type="float">
            <text:p>25.8</text:p>
          </table:table-cell>
          <table:table-cell table:style-name="ce30" office:value-type="float" office:value="29.6" calcext:value-type="float">
            <text:p>29.6</text:p>
          </table:table-cell>
          <table:table-cell table:style-name="ce30" office:value-type="float" office:value="32.7" calcext:value-type="float">
            <text:p>32.7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6" calcext:value-type="date">
            <text:p>8/6/22</text:p>
          </table:table-cell>
          <table:table-cell table:style-name="ce30" office:value-type="float" office:value="26" calcext:value-type="float">
            <text:p>26.0</text:p>
          </table:table-cell>
          <table:table-cell table:style-name="ce30" office:value-type="float" office:value="29.4" calcext:value-type="float">
            <text:p>29.4</text:p>
          </table:table-cell>
          <table:table-cell table:style-name="ce30" office:value-type="float" office:value="34.1" calcext:value-type="float">
            <text:p>34.1</text:p>
          </table:table-cell>
          <table:table-cell table:style-name="ce30" office:value-type="float" office:value="1.8" calcext:value-type="float">
            <text:p>1.8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7" calcext:value-type="date">
            <text:p>8/7/22</text:p>
          </table:table-cell>
          <table:table-cell table:style-name="ce30" office:value-type="float" office:value="23.4" calcext:value-type="float">
            <text:p>23.4</text:p>
          </table:table-cell>
          <table:table-cell table:style-name="ce30" office:value-type="float" office:value="26.7" calcext:value-type="float">
            <text:p>26.7</text:p>
          </table:table-cell>
          <table:table-cell table:style-name="ce30" office:value-type="float" office:value="29.2" calcext:value-type="float">
            <text:p>29.2</text:p>
          </table:table-cell>
          <table:table-cell table:style-name="ce30" office:value-type="float" office:value="6" calcext:value-type="float">
            <text:p>6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8" calcext:value-type="date">
            <text:p>8/8/22</text:p>
          </table:table-cell>
          <table:table-cell table:style-name="ce30" office:value-type="float" office:value="24.1" calcext:value-type="float">
            <text:p>24.1</text:p>
          </table:table-cell>
          <table:table-cell table:style-name="ce30" office:value-type="float" office:value="27.4" calcext:value-type="float">
            <text:p>27.4</text:p>
          </table:table-cell>
          <table:table-cell table:style-name="ce30" office:value-type="float" office:value="31.1" calcext:value-type="float">
            <text:p>31.1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9" calcext:value-type="date">
            <text:p>8/9/22</text:p>
          </table:table-cell>
          <table:table-cell table:style-name="ce30" office:value-type="float" office:value="24.7" calcext:value-type="float">
            <text:p>24.7</text:p>
          </table:table-cell>
          <table:table-cell table:style-name="ce30" office:value-type="float" office:value="27" calcext:value-type="float">
            <text:p>27.0</text:p>
          </table:table-cell>
          <table:table-cell table:style-name="ce30" office:value-type="float" office:value="29.3" calcext:value-type="float">
            <text:p>29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0" calcext:value-type="date">
            <text:p>8/10/22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7.2" calcext:value-type="float">
            <text:p>27.2</text:p>
          </table:table-cell>
          <table:table-cell table:style-name="ce30" office:value-type="float" office:value="30" calcext:value-type="float">
            <text:p>30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1" calcext:value-type="date">
            <text:p>8/11/22</text:p>
          </table:table-cell>
          <table:table-cell table:style-name="ce30" office:value-type="float" office:value="24.9" calcext:value-type="float">
            <text:p>24.9</text:p>
          </table:table-cell>
          <table:table-cell table:style-name="ce30" office:value-type="float" office:value="27.2" calcext:value-type="float">
            <text:p>27.2</text:p>
          </table:table-cell>
          <table:table-cell table:style-name="ce30" office:value-type="float" office:value="30.4" calcext:value-type="float">
            <text:p>30.4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2" calcext:value-type="date">
            <text:p>8/12/22</text:p>
          </table:table-cell>
          <table:table-cell table:style-name="ce30" office:value-type="float" office:value="23.8" calcext:value-type="float">
            <text:p>23.8</text:p>
          </table:table-cell>
          <table:table-cell table:style-name="ce30" office:value-type="float" office:value="25.8" calcext:value-type="float">
            <text:p>25.8</text:p>
          </table:table-cell>
          <table:table-cell table:style-name="ce30" office:value-type="float" office:value="29" calcext:value-type="float">
            <text:p>29.0</text:p>
          </table:table-cell>
          <table:table-cell table:style-name="ce30" office:value-type="float" office:value="0.8" calcext:value-type="float">
            <text:p>0.8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3" calcext:value-type="date">
            <text:p>8/13/22</text:p>
          </table:table-cell>
          <table:table-cell table:style-name="ce30" office:value-type="float" office:value="20.7" calcext:value-type="float">
            <text:p>20.7</text:p>
          </table:table-cell>
          <table:table-cell table:style-name="ce30" office:value-type="float" office:value="24.2" calcext:value-type="float">
            <text:p>24.2</text:p>
          </table:table-cell>
          <table:table-cell table:style-name="ce30" office:value-type="float" office:value="26.4" calcext:value-type="float">
            <text:p>26.4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4" calcext:value-type="date">
            <text:p>8/14/22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5.3" calcext:value-type="float">
            <text:p>25.3</text:p>
          </table:table-cell>
          <table:table-cell table:style-name="ce30" office:value-type="float" office:value="29.9" calcext:value-type="float">
            <text:p>29.9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5" calcext:value-type="date">
            <text:p>8/15/22</text:p>
          </table:table-cell>
          <table:table-cell table:style-name="ce30" office:value-type="float" office:value="22.5" calcext:value-type="float">
            <text:p>22.5</text:p>
          </table:table-cell>
          <table:table-cell table:style-name="ce30" office:value-type="float" office:value="26.8" calcext:value-type="float">
            <text:p>26.8</text:p>
          </table:table-cell>
          <table:table-cell table:style-name="ce30" office:value-type="float" office:value="29.6" calcext:value-type="float">
            <text:p>29.6</text:p>
          </table:table-cell>
          <table:table-cell table:style-name="ce30" office:value-type="float" office:value="0.6" calcext:value-type="float">
            <text:p>0.6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6" calcext:value-type="date">
            <text:p>8/16/22</text:p>
          </table:table-cell>
          <table:table-cell table:style-name="ce30" office:value-type="float" office:value="21.9" calcext:value-type="float">
            <text:p>21.9</text:p>
          </table:table-cell>
          <table:table-cell table:style-name="ce30" office:value-type="float" office:value="25.1" calcext:value-type="float">
            <text:p>25.1</text:p>
          </table:table-cell>
          <table:table-cell table:style-name="ce30" office:value-type="float" office:value="27.8" calcext:value-type="float">
            <text:p>27.8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17" calcext:value-type="date">
            <text:p>8/17/22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6.2" calcext:value-type="float">
            <text:p>26.2</text:p>
          </table:table-cell>
          <table:table-cell table:style-name="ce30" office:value-type="float" office:value="28.3" calcext:value-type="float">
            <text:p>28.3</text:p>
          </table:table-cell>
          <table:table-cell table:style-name="ce30" office:value-type="float" office:value="1.8" calcext:value-type="float">
            <text:p>1.8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18" calcext:value-type="date">
            <text:p>8/18/22</text:p>
          </table:table-cell>
          <table:table-cell table:style-name="ce30" office:value-type="float" office:value="19" calcext:value-type="float">
            <text:p>19.0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6.2" calcext:value-type="float">
            <text:p>26.2</text:p>
          </table:table-cell>
          <table:table-cell table:style-name="ce30" office:value-type="float" office:value="26.4" calcext:value-type="float">
            <text:p>26.4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19" calcext:value-type="date">
            <text:p>8/19/22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3.3" calcext:value-type="float">
            <text:p>23.3</text:p>
          </table:table-cell>
          <table:table-cell table:style-name="ce30" office:value-type="float" office:value="26.4" calcext:value-type="float">
            <text:p>26.4</text:p>
          </table:table-cell>
          <table:table-cell table:style-name="ce30" office:value-type="float" office:value="8" calcext:value-type="float">
            <text:p>8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0" calcext:value-type="date">
            <text:p>8/20/22</text:p>
          </table:table-cell>
          <table:table-cell table:style-name="ce30" office:value-type="float" office:value="20.4" calcext:value-type="float">
            <text:p>20.4</text:p>
          </table:table-cell>
          <table:table-cell table:style-name="ce30" office:value-type="float" office:value="25.5" calcext:value-type="float">
            <text:p>25.5</text:p>
          </table:table-cell>
          <table:table-cell table:style-name="ce30" office:value-type="float" office:value="31.3" calcext:value-type="float">
            <text:p>31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1" calcext:value-type="date">
            <text:p>8/21/22</text:p>
          </table:table-cell>
          <table:table-cell table:style-name="ce30" office:value-type="float" office:value="22.5" calcext:value-type="float">
            <text:p>22.5</text:p>
          </table:table-cell>
          <table:table-cell table:style-name="ce30" office:value-type="float" office:value="26.4" calcext:value-type="float">
            <text:p>26.4</text:p>
          </table:table-cell>
          <table:table-cell table:style-name="ce30" office:value-type="float" office:value="29.5" calcext:value-type="float">
            <text:p>29.5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2" calcext:value-type="date">
            <text:p>8/22/22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office:value-type="float" office:value="26.4" calcext:value-type="float">
            <text:p>26.4</text:p>
          </table:table-cell>
          <table:table-cell table:style-name="ce30" office:value-type="float" office:value="29.3" calcext:value-type="float">
            <text:p>29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3" calcext:value-type="date">
            <text:p>8/23/22</text:p>
          </table:table-cell>
          <table:table-cell table:style-name="ce30" office:value-type="float" office:value="22.8" calcext:value-type="float">
            <text:p>22.8</text:p>
          </table:table-cell>
          <table:table-cell table:style-name="ce30" office:value-type="float" office:value="25.5" calcext:value-type="float">
            <text:p>25.5</text:p>
          </table:table-cell>
          <table:table-cell table:style-name="ce30" office:value-type="float" office:value="27.7" calcext:value-type="float">
            <text:p>27.7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4" calcext:value-type="date">
            <text:p>8/24/22</text:p>
          </table:table-cell>
          <table:table-cell table:style-name="ce30" office:value-type="float" office:value="24.3" calcext:value-type="float">
            <text:p>24.3</text:p>
          </table:table-cell>
          <table:table-cell table:style-name="ce30" office:value-type="float" office:value="26.4" calcext:value-type="float">
            <text:p>26.4</text:p>
          </table:table-cell>
          <table:table-cell table:style-name="ce30" office:value-type="float" office:value="29.6" calcext:value-type="float">
            <text:p>29.6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5" calcext:value-type="date">
            <text:p>8/25/22</text:p>
          </table:table-cell>
          <table:table-cell table:style-name="ce30" office:value-type="float" office:value="24.6" calcext:value-type="float">
            <text:p>24.6</text:p>
          </table:table-cell>
          <table:table-cell table:style-name="ce30" office:value-type="float" office:value="27.2" calcext:value-type="float">
            <text:p>27.2</text:p>
          </table:table-cell>
          <table:table-cell table:style-name="ce30" office:value-type="float" office:value="30.7" calcext:value-type="float">
            <text:p>30.7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6" calcext:value-type="date">
            <text:p>8/26/22</text:p>
          </table:table-cell>
          <table:table-cell table:style-name="ce30" office:value-type="float" office:value="25" calcext:value-type="float">
            <text:p>25.0</text:p>
          </table:table-cell>
          <table:table-cell table:style-name="ce30" office:value-type="float" office:value="27.3" calcext:value-type="float">
            <text:p>27.3</text:p>
          </table:table-cell>
          <table:table-cell table:style-name="ce30" office:value-type="float" office:value="30.3" calcext:value-type="float">
            <text:p>30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7" calcext:value-type="date">
            <text:p>8/27/22</text:p>
          </table:table-cell>
          <table:table-cell table:style-name="ce30" office:value-type="float" office:value="22.6" calcext:value-type="float">
            <text:p>22.6</text:p>
          </table:table-cell>
          <table:table-cell table:style-name="ce30" office:value-type="float" office:value="26.1" calcext:value-type="float">
            <text:p>26.1</text:p>
          </table:table-cell>
          <table:table-cell table:style-name="ce30" office:value-type="float" office:value="30.4" calcext:value-type="float">
            <text:p>30.4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8" calcext:value-type="date">
            <text:p>8/28/22</text:p>
          </table:table-cell>
          <table:table-cell table:style-name="ce30" office:value-type="float" office:value="22.1" calcext:value-type="float">
            <text:p>22.1</text:p>
          </table:table-cell>
          <table:table-cell table:style-name="ce30" office:value-type="float" office:value="25.4" calcext:value-type="float">
            <text:p>25.4</text:p>
          </table:table-cell>
          <table:table-cell table:style-name="ce30" office:value-type="float" office:value="27.8" calcext:value-type="float">
            <text:p>27.8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9" calcext:value-type="date">
            <text:p>8/29/22</text:p>
          </table:table-cell>
          <table:table-cell table:style-name="ce30" office:value-type="float" office:value="22.9" calcext:value-type="float">
            <text:p>22.9</text:p>
          </table:table-cell>
          <table:table-cell table:style-name="ce30" office:value-type="float" office:value="26.2" calcext:value-type="float">
            <text:p>26.2</text:p>
          </table:table-cell>
          <table:table-cell table:style-name="ce30" office:value-type="float" office:value="29.2" calcext:value-type="float">
            <text:p>29.2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30" calcext:value-type="date">
            <text:p>8/30/22</text:p>
          </table:table-cell>
          <table:table-cell table:style-name="ce30" office:value-type="float" office:value="23.9" calcext:value-type="float">
            <text:p>23.9</text:p>
          </table:table-cell>
          <table:table-cell table:style-name="ce30" office:value-type="float" office:value="26" calcext:value-type="float">
            <text:p>26.0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31" calcext:value-type="date">
            <text:p>8/31/22</text:p>
          </table:table-cell>
          <table:table-cell table:style-name="ce30" office:value-type="float" office:value="21.1" calcext:value-type="float">
            <text:p>21.1</text:p>
          </table:table-cell>
          <table:table-cell table:style-name="ce30" office:value-type="float" office:value="23.9" calcext:value-type="float">
            <text:p>23.9</text:p>
          </table:table-cell>
          <table:table-cell table:style-name="ce30" office:value-type="float" office:value="26.2" calcext:value-type="float">
            <text:p>26.2</text:p>
          </table:table-cell>
          <table:table-cell table:style-name="ce30" office:value-type="float" office:value="5.6" calcext:value-type="float">
            <text:p>5.6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1" calcext:value-type="date">
            <text:p>9/1/22</text:p>
          </table:table-cell>
          <table:table-cell table:style-name="ce30" office:value-type="float" office:value="22.8" calcext:value-type="float">
            <text:p>22.8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5.3" calcext:value-type="float">
            <text:p>25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2" calcext:value-type="date">
            <text:p>9/2/22</text:p>
          </table:table-cell>
          <table:table-cell table:style-name="ce30" office:value-type="float" office:value="21.6" calcext:value-type="float">
            <text:p>21.6</text:p>
          </table:table-cell>
          <table:table-cell table:style-name="ce30" office:value-type="float" office:value="23.4" calcext:value-type="float">
            <text:p>23.4</text:p>
          </table:table-cell>
          <table:table-cell table:style-name="ce30" office:value-type="float" office:value="25.8" calcext:value-type="float">
            <text:p>25.8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3" calcext:value-type="date">
            <text:p>9/3/22</text:p>
          </table:table-cell>
          <table:table-cell table:style-name="ce30" office:value-type="float" office:value="20.6" calcext:value-type="float">
            <text:p>20.6</text:p>
          </table:table-cell>
          <table:table-cell table:style-name="ce30" office:value-type="float" office:value="23.4" calcext:value-type="float">
            <text:p>23.4</text:p>
          </table:table-cell>
          <table:table-cell table:style-name="ce30" office:value-type="float" office:value="25.9" calcext:value-type="float">
            <text:p>25.9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4" calcext:value-type="date">
            <text:p>9/4/22</text:p>
          </table:table-cell>
          <table:table-cell table:style-name="ce30" office:value-type="float" office:value="21.5" calcext:value-type="float">
            <text:p>21.5</text:p>
          </table:table-cell>
          <table:table-cell table:style-name="ce30" office:value-type="float" office:value="24.1" calcext:value-type="float">
            <text:p>24.1</text:p>
          </table:table-cell>
          <table:table-cell table:style-name="ce30" office:value-type="float" office:value="26.6" calcext:value-type="float">
            <text:p>26.6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5" calcext:value-type="date">
            <text:p>9/5/22</text:p>
          </table:table-cell>
          <table:table-cell table:style-name="ce30" office:value-type="float" office:value="22.5" calcext:value-type="float">
            <text:p>22.5</text:p>
          </table:table-cell>
          <table:table-cell table:style-name="ce30" office:value-type="float" office:value="24.7" calcext:value-type="float">
            <text:p>24.7</text:p>
          </table:table-cell>
          <table:table-cell table:style-name="ce30" office:value-type="float" office:value="27.4" calcext:value-type="float">
            <text:p>27.4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6" calcext:value-type="date">
            <text:p>9/6/22</text:p>
          </table:table-cell>
          <table:table-cell table:style-name="ce30" office:value-type="float" office:value="23" calcext:value-type="float">
            <text:p>23.0</text:p>
          </table:table-cell>
          <table:table-cell table:style-name="ce30" office:value-type="float" office:value="25.4" calcext:value-type="float">
            <text:p>25.4</text:p>
          </table:table-cell>
          <table:table-cell table:style-name="ce30" office:value-type="float" office:value="27.7" calcext:value-type="float">
            <text:p>27.7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7" calcext:value-type="date">
            <text:p>9/7/22</text:p>
          </table:table-cell>
          <table:table-cell table:style-name="ce30" office:value-type="float" office:value="23.4" calcext:value-type="float">
            <text:p>23.4</text:p>
          </table:table-cell>
          <table:table-cell table:style-name="ce30" office:value-type="float" office:value="25.3" calcext:value-type="float">
            <text:p>25.3</text:p>
          </table:table-cell>
          <table:table-cell table:style-name="ce30" office:value-type="float" office:value="26.9" calcext:value-type="float">
            <text:p>26.9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08" calcext:value-type="date">
            <text:p>9/8/22</text:p>
          </table:table-cell>
          <table:table-cell table:style-name="ce30" office:value-type="float" office:value="22.9" calcext:value-type="float">
            <text:p>22.9</text:p>
          </table:table-cell>
          <table:table-cell table:style-name="ce30" office:value-type="float" office:value="24.7" calcext:value-type="float">
            <text:p>24.7</text:p>
          </table:table-cell>
          <table:table-cell table:style-name="ce30" office:value-type="float" office:value="27" calcext:value-type="float">
            <text:p>27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09" calcext:value-type="date">
            <text:p>9/9/22</text:p>
          </table:table-cell>
          <table:table-cell table:style-name="ce30" office:value-type="float" office:value="21.3" calcext:value-type="float">
            <text:p>21.3</text:p>
          </table:table-cell>
          <table:table-cell table:style-name="ce30" office:value-type="float" office:value="23.9" calcext:value-type="float">
            <text:p>23.9</text:p>
          </table:table-cell>
          <table:table-cell table:style-name="ce30" office:value-type="float" office:value="27.2" calcext:value-type="float">
            <text:p>27.2</text:p>
          </table:table-cell>
          <table:table-cell table:style-name="ce30" office:value-type="float" office:value="9.2" calcext:value-type="float">
            <text:p>9.2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0" calcext:value-type="date">
            <text:p>9/10/22</text:p>
          </table:table-cell>
          <table:table-cell table:style-name="ce30" office:value-type="float" office:value="19.4" calcext:value-type="float">
            <text:p>19.4</text:p>
          </table:table-cell>
          <table:table-cell table:style-name="ce30" office:value-type="float" office:value="23.3" calcext:value-type="float">
            <text:p>23.3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1" calcext:value-type="date">
            <text:p>9/11/22</text:p>
          </table:table-cell>
          <table:table-cell table:style-name="ce30" office:value-type="float" office:value="19" calcext:value-type="float">
            <text:p>19.0</text:p>
          </table:table-cell>
          <table:table-cell table:style-name="ce30" office:value-type="float" office:value="22.7" calcext:value-type="float">
            <text:p>22.7</text:p>
          </table:table-cell>
          <table:table-cell table:style-name="ce30" office:value-type="float" office:value="25.4" calcext:value-type="float">
            <text:p>25.4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2" calcext:value-type="date">
            <text:p>9/12/22</text:p>
          </table:table-cell>
          <table:table-cell table:style-name="ce30" office:value-type="float" office:value="21.1" calcext:value-type="float">
            <text:p>21.1</text:p>
          </table:table-cell>
          <table:table-cell table:style-name="ce30" office:value-type="float" office:value="23.4" calcext:value-type="float">
            <text:p>23.4</text:p>
          </table:table-cell>
          <table:table-cell table:style-name="ce30" office:value-type="float" office:value="26.1" calcext:value-type="float">
            <text:p>26.1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3" calcext:value-type="date">
            <text:p>9/13/22</text:p>
          </table:table-cell>
          <table:table-cell table:style-name="ce30" office:value-type="float" office:value="21.4" calcext:value-type="float">
            <text:p>21.4</text:p>
          </table:table-cell>
          <table:table-cell table:style-name="ce30" office:value-type="float" office:value="24" calcext:value-type="float">
            <text:p>24.0</text:p>
          </table:table-cell>
          <table:table-cell table:style-name="ce30" office:value-type="float" office:value="26.9" calcext:value-type="float">
            <text:p>26.9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4" calcext:value-type="date">
            <text:p>9/14/22</text:p>
          </table:table-cell>
          <table:table-cell table:style-name="ce30" office:value-type="float" office:value="21.3" calcext:value-type="float">
            <text:p>21.3</text:p>
          </table:table-cell>
          <table:table-cell table:style-name="ce30" office:value-type="float" office:value="25.3" calcext:value-type="float">
            <text:p>25.3</text:p>
          </table:table-cell>
          <table:table-cell table:style-name="ce30" office:value-type="float" office:value="29.5" calcext:value-type="float">
            <text:p>29.5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5" calcext:value-type="date">
            <text:p>9/15/22</text:p>
          </table:table-cell>
          <table:table-cell table:style-name="ce30" office:value-type="float" office:value="22.3" calcext:value-type="float">
            <text:p>22.3</text:p>
          </table:table-cell>
          <table:table-cell table:style-name="ce30" office:value-type="float" office:value="25.1" calcext:value-type="float">
            <text:p>25.1</text:p>
          </table:table-cell>
          <table:table-cell table:style-name="ce30" office:value-type="float" office:value="30.1" calcext:value-type="float">
            <text:p>30.1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6" calcext:value-type="date">
            <text:p>9/16/22</text:p>
          </table:table-cell>
          <table:table-cell table:style-name="ce30" office:value-type="float" office:value="19.8" calcext:value-type="float">
            <text:p>19.8</text:p>
          </table:table-cell>
          <table:table-cell table:style-name="ce30" office:value-type="float" office:value="22.9" calcext:value-type="float">
            <text:p>22.9</text:p>
          </table:table-cell>
          <table:table-cell table:style-name="ce30" office:value-type="float" office:value="27.2" calcext:value-type="float">
            <text:p>27.2</text:p>
          </table:table-cell>
          <table:table-cell table:style-name="ce30" office:value-type="float" office:value="22.8" calcext:value-type="float">
            <text:p>22.8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7" calcext:value-type="date">
            <text:p>9/17/22</text:p>
          </table:table-cell>
          <table:table-cell table:style-name="ce30" office:value-type="float" office:value="13.4" calcext:value-type="float">
            <text:p>13.4</text:p>
          </table:table-cell>
          <table:table-cell table:style-name="ce30" office:value-type="float" office:value="16.7" calcext:value-type="float">
            <text:p>16.7</text:p>
          </table:table-cell>
          <table:table-cell table:style-name="ce30" office:value-type="float" office:value="20.7" calcext:value-type="float">
            <text:p>20.7</text:p>
          </table:table-cell>
          <table:table-cell table:style-name="ce30" office:value-type="float" office:value="49.4" calcext:value-type="float">
            <text:p>49.4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8" calcext:value-type="date">
            <text:p>9/18/22</text:p>
          </table:table-cell>
          <table:table-cell table:style-name="ce30" office:value-type="float" office:value="12" calcext:value-type="float">
            <text:p>12.0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3.3" calcext:value-type="float">
            <text:p>23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9" calcext:value-type="date">
            <text:p>9/19/22</text:p>
          </table:table-cell>
          <table:table-cell table:style-name="ce30" office:value-type="float" office:value="13.6" calcext:value-type="float">
            <text:p>13.6</text:p>
          </table:table-cell>
          <table:table-cell table:style-name="ce30" office:value-type="float" office:value="19.1" calcext:value-type="float">
            <text:p>19.1</text:p>
          </table:table-cell>
          <table:table-cell table:style-name="ce30" office:value-type="float" office:value="24.7" calcext:value-type="float">
            <text:p>24.7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0" calcext:value-type="date">
            <text:p>9/20/22</text:p>
          </table:table-cell>
          <table:table-cell table:style-name="ce30" office:value-type="float" office:value="17.3" calcext:value-type="float">
            <text:p>17.3</text:p>
          </table:table-cell>
          <table:table-cell table:style-name="ce30" office:value-type="float" office:value="19.4" calcext:value-type="float">
            <text:p>19.4</text:p>
          </table:table-cell>
          <table:table-cell table:style-name="ce30" office:value-type="float" office:value="22" calcext:value-type="float">
            <text:p>22.0</text:p>
          </table:table-cell>
          <table:table-cell table:style-name="ce30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1" calcext:value-type="date">
            <text:p>9/21/22</text:p>
          </table:table-cell>
          <table:table-cell table:style-name="ce30" office:value-type="float" office:value="15.8" calcext:value-type="float">
            <text:p>15.8</text:p>
          </table:table-cell>
          <table:table-cell table:style-name="ce30" office:value-type="float" office:value="18.1" calcext:value-type="float">
            <text:p>18.1</text:p>
          </table:table-cell>
          <table:table-cell table:style-name="ce30" office:value-type="float" office:value="19.9" calcext:value-type="float">
            <text:p>19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2" calcext:value-type="date">
            <text:p>9/22/22</text:p>
          </table:table-cell>
          <table:table-cell table:style-name="ce30" office:value-type="float" office:value="14.3" calcext:value-type="float">
            <text:p>14.3</text:p>
          </table:table-cell>
          <table:table-cell table:style-name="ce30" office:value-type="float" office:value="17.2" calcext:value-type="float">
            <text:p>17.2</text:p>
          </table:table-cell>
          <table:table-cell table:style-name="ce30" office:value-type="float" office:value="19.9" calcext:value-type="float">
            <text:p>19.9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3" calcext:value-type="date">
            <text:p>9/23/22</text:p>
          </table:table-cell>
          <table:table-cell table:style-name="ce30" office:value-type="float" office:value="13.7" calcext:value-type="float">
            <text:p>13.7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1.2" calcext:value-type="float">
            <text:p>21.2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4" calcext:value-type="date">
            <text:p>9/24/22</text:p>
          </table:table-cell>
          <table:table-cell table:style-name="ce30" office:value-type="float" office:value="15.9" calcext:value-type="float">
            <text:p>15.9</text:p>
          </table:table-cell>
          <table:table-cell table:style-name="ce30" office:value-type="float" office:value="18.8" calcext:value-type="float">
            <text:p>18.8</text:p>
          </table:table-cell>
          <table:table-cell table:style-name="ce30" office:value-type="float" office:value="21.7" calcext:value-type="float">
            <text:p>21.7</text:p>
          </table:table-cell>
          <table:table-cell table:style-name="ce30" office:value-type="float" office:value="9.8" calcext:value-type="float">
            <text:p>9.8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5" calcext:value-type="date">
            <text:p>9/25/22</text:p>
          </table:table-cell>
          <table:table-cell table:style-name="ce30" office:value-type="float" office:value="15.4" calcext:value-type="float">
            <text:p>15.4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office:value-type="float" office:value="19.6" calcext:value-type="float">
            <text:p>19.6</text:p>
          </table:table-cell>
          <table:table-cell table:style-name="ce30" office:value-type="float" office:value="8.4" calcext:value-type="float">
            <text:p>8.4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6" calcext:value-type="date">
            <text:p>9/26/22</text:p>
          </table:table-cell>
          <table:table-cell table:style-name="ce30" office:value-type="float" office:value="14.6" calcext:value-type="float">
            <text:p>14.6</text:p>
          </table:table-cell>
          <table:table-cell table:style-name="ce30" office:value-type="float" office:value="18.5" calcext:value-type="float">
            <text:p>18.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7" calcext:value-type="date">
            <text:p>9/27/22</text:p>
          </table:table-cell>
          <table:table-cell table:style-name="ce30" office:value-type="float" office:value="16.1" calcext:value-type="float">
            <text:p>16.1</text:p>
          </table:table-cell>
          <table:table-cell table:style-name="ce30" office:value-type="float" office:value="18.3" calcext:value-type="float">
            <text:p>18.3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8" calcext:value-type="date">
            <text:p>9/28/22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0.2" calcext:value-type="float">
            <text:p>20.2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9" calcext:value-type="date">
            <text:p>9/29/22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8.9" calcext:value-type="float">
            <text:p>18.9</text:p>
          </table:table-cell>
          <table:table-cell table:style-name="ce30" office:value-type="float" office:value="22.5" calcext:value-type="float">
            <text:p>22.5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30" calcext:value-type="date">
            <text:p>9/30/22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7.4" calcext:value-type="float">
            <text:p>17.4</text:p>
          </table:table-cell>
          <table:table-cell table:style-name="ce30" office:value-type="float" office:value="19.7" calcext:value-type="float">
            <text:p>19.7</text:p>
          </table:table-cell>
          <table:table-cell table:style-name="ce30" office:value-type="float" office:value="16" calcext:value-type="float">
            <text:p>16.0</text:p>
          </table:table-cell>
          <table:table-cell table:number-columns-repeated="1019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Dati.$A$1" table:expression="#REF!"/>
          <table:named-expression table:name="Sheet_Title" table:base-cell-address="$Dati.$A$1" table:expression="&quot;Data&quot;"/>
        </table:named-expressions>
      </table:table>
      <table:table table:name="Statistiche" table:style-name="ta2">
        <table:table-column table:style-name="co3" table:default-cell-style-name="ce28"/>
        <table:table-column table:style-name="co1" table:number-columns-repeated="4" table:default-cell-style-name="ce36"/>
        <table:table-row table:style-name="ro3" table:number-rows-repeated="3">
          <table:table-cell table:style-name="Default" table:number-columns-repeated="5"/>
        </table:table-row>
        <table:table-row table:style-name="ro1">
          <table:table-cell/>
          <table:table-cell table:style-name="ce28" office:value-type="string" calcext:value-type="string">
            <text:p><text:span text:style-name="T1">Tmin</text:span></text:p>
          </table:table-cell>
          <table:table-cell table:style-name="ce28" office:value-type="string" calcext:value-type="string">
            <text:p><text:span text:style-name="T1">Tmed</text:span></text:p>
          </table:table-cell>
          <table:table-cell table:style-name="ce28" office:value-type="string" calcext:value-type="string">
            <text:p><text:span text:style-name="T1">Tmax</text:span></text:p>
          </table:table-cell>
          <table:table-cell table:style-name="ce28" office:value-type="string" calcext:value-type="string">
            <text:p><text:span text:style-name="T1">Ptot</text:span></text:p>
          </table:table-cell>
        </table:table-row>
        <table:table-row table:style-name="ro2">
          <table:table-cell table:style-name="ce32" office:value-type="string" calcext:value-type="string">
            <text:p>Mean</text:p>
          </table:table-cell>
          <table:table-cell table:style-name="ce35" table:formula="of:=AVERAGE([Dati.$B$4:.$B$64])" office:value-type="float" office:value="20.78" calcext:value-type="float">
            <text:p>20.780</text:p>
          </table:table-cell>
          <table:table-cell table:style-name="ce35" table:formula="of:=AVERAGE([Dati.$C$4:.$C$64])" office:value-type="float" office:value="23.84" calcext:value-type="float">
            <text:p>23.840</text:p>
          </table:table-cell>
          <table:table-cell table:style-name="ce35" table:formula="of:=AVERAGE([Dati.$D$4:.$D$64])" office:value-type="float" office:value="26.975" calcext:value-type="float">
            <text:p>26.975</text:p>
          </table:table-cell>
          <table:table-cell table:style-name="ce35" table:formula="of:=AVERAGE([Dati.$E$4:.$E$64])" office:value-type="float" office:value="2.87666666666667" calcext:value-type="float">
            <text:p>2.877</text:p>
          </table:table-cell>
        </table:table-row>
        <table:table-row table:style-name="ro2">
          <table:table-cell office:value-type="string" calcext:value-type="string">
            <text:p>Standard Error</text:p>
          </table:table-cell>
          <table:table-cell table:formula="of:=SQRT(VAR([Dati.$B$4:.$B$64])/COUNT([Dati.$B$4:.$B$64]))" office:value-type="float" office:value="0.474983199227112" calcext:value-type="float">
            <text:p>0.475</text:p>
          </table:table-cell>
          <table:table-cell table:formula="of:=SQRT(VAR([Dati.$C$4:.$C$64])/COUNT([Dati.$C$4:.$C$64]))" office:value-type="float" office:value="0.45999385896171" calcext:value-type="float">
            <text:p>0.460</text:p>
          </table:table-cell>
          <table:table-cell table:formula="of:=SQRT(VAR([Dati.$D$4:.$D$64])/COUNT([Dati.$D$4:.$D$64]))" office:value-type="float" office:value="0.478661180192972" calcext:value-type="float">
            <text:p>0.479</text:p>
          </table:table-cell>
          <table:table-cell table:formula="of:=SQRT(VAR([Dati.$E$4:.$E$64])/COUNT([Dati.$E$4:.$E$64]))" office:value-type="float" office:value="1.03802389037383" calcext:value-type="float">
            <text:p>1.038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formula="of:=MODE([Dati.$B$4:.$B$64])" office:value-type="float" office:value="15.7" calcext:value-type="float">
            <text:p>15.700</text:p>
          </table:table-cell>
          <table:table-cell table:formula="of:=MODE([Dati.$C$4:.$C$64])" office:value-type="float" office:value="17.7" calcext:value-type="float">
            <text:p>17.700</text:p>
          </table:table-cell>
          <table:table-cell table:formula="of:=MODE([Dati.$D$4:.$D$64])" office:value-type="float" office:value="19.9" calcext:value-type="float">
            <text:p>19.900</text:p>
          </table:table-cell>
          <table:table-cell table:formula="of:=MODE([Dati.$E$4:.$E$64]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Median</text:p>
          </table:table-cell>
          <table:table-cell table:style-name="ce35" table:formula="of:=MEDIAN([Dati.$B$4:.$B$64])" office:value-type="float" office:value="21.75" calcext:value-type="float">
            <text:p>21.750</text:p>
          </table:table-cell>
          <table:table-cell table:style-name="ce35" table:formula="of:=MEDIAN([Dati.$C$4:.$C$64])" office:value-type="float" office:value="24.9" calcext:value-type="float">
            <text:p>24.900</text:p>
          </table:table-cell>
          <table:table-cell table:style-name="ce35" table:formula="of:=MEDIAN([Dati.$D$4:.$D$64])" office:value-type="float" office:value="27.45" calcext:value-type="float">
            <text:p>27.450</text:p>
          </table:table-cell>
          <table:table-cell table:style-name="ce35" table:formula="of:=MEDIAN([Dati.$E$4:.$E$64]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First Quartile</text:p>
          </table:table-cell>
          <table:table-cell table:style-name="ce35" table:formula="of:=QUARTILE([Dati.$B$4:.$B$64]; 1)" office:value-type="float" office:value="19" calcext:value-type="float">
            <text:p>19.000</text:p>
          </table:table-cell>
          <table:table-cell table:style-name="ce35" table:formula="of:=QUARTILE([Dati.$C$4:.$C$64]; 1)" office:value-type="float" office:value="22.85" calcext:value-type="float">
            <text:p>22.850</text:p>
          </table:table-cell>
          <table:table-cell table:style-name="ce35" table:formula="of:=QUARTILE([Dati.$D$4:.$D$64]; 1)" office:value-type="float" office:value="25.375" calcext:value-type="float">
            <text:p>25.375</text:p>
          </table:table-cell>
          <table:table-cell table:style-name="ce35" table:formula="of:=QUARTILE([Dati.$E$4:.$E$64]; 1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Third Quartile</text:p>
          </table:table-cell>
          <table:table-cell table:style-name="ce35" table:formula="of:=QUARTILE([Dati.$B$4:.$B$64]; 3)" office:value-type="float" office:value="23.425" calcext:value-type="float">
            <text:p>23.425</text:p>
          </table:table-cell>
          <table:table-cell table:style-name="ce35" table:formula="of:=QUARTILE([Dati.$C$4:.$C$64]; 3)" office:value-type="float" office:value="26.4" calcext:value-type="float">
            <text:p>26.400</text:p>
          </table:table-cell>
          <table:table-cell table:style-name="ce35" table:formula="of:=QUARTILE([Dati.$D$4:.$D$64]; 3)" office:value-type="float" office:value="29.6" calcext:value-type="float">
            <text:p>29.600</text:p>
          </table:table-cell>
          <table:table-cell table:style-name="ce35" table:formula="of:=QUARTILE([Dati.$E$4:.$E$64]; 3)" office:value-type="float" office:value="1.05" calcext:value-type="float">
            <text:p>1.050</text:p>
          </table:table-cell>
        </table:table-row>
        <table:table-row table:style-name="ro2">
          <table:table-cell table:style-name="ce32" office:value-type="string" calcext:value-type="string">
            <text:p>Variance</text:p>
          </table:table-cell>
          <table:table-cell table:style-name="ce35" table:formula="of:=VAR([Dati.$B$4:.$B$64])" office:value-type="float" office:value="13.5365423728814" calcext:value-type="float">
            <text:p>13.537</text:p>
          </table:table-cell>
          <table:table-cell table:style-name="ce35" table:formula="of:=VAR([Dati.$C$4:.$C$64])" office:value-type="float" office:value="12.6956610169492" calcext:value-type="float">
            <text:p>12.696</text:p>
          </table:table-cell>
          <table:table-cell table:style-name="ce35" table:formula="of:=VAR([Dati.$D$4:.$D$64])" office:value-type="float" office:value="13.7469915254237" calcext:value-type="float">
            <text:p>13.747</text:p>
          </table:table-cell>
          <table:table-cell table:style-name="ce35" table:formula="of:=VAR([Dati.$E$4:.$E$64])" office:value-type="float" office:value="64.6496158192091" calcext:value-type="float">
            <text:p>64.650</text:p>
          </table:table-cell>
        </table:table-row>
        <table:table-row table:style-name="ro2">
          <table:table-cell table:style-name="ce32" office:value-type="string" calcext:value-type="string">
            <text:p>Standard Deviation</text:p>
          </table:table-cell>
          <table:table-cell table:style-name="ce35" table:formula="of:=STDEV([Dati.$B$4:.$B$64])" office:value-type="float" office:value="3.67920404066985" calcext:value-type="float">
            <text:p>3.679</text:p>
          </table:table-cell>
          <table:table-cell table:style-name="ce35" table:formula="of:=STDEV([Dati.$C$4:.$C$64])" office:value-type="float" office:value="3.56309711023278" calcext:value-type="float">
            <text:p>3.563</text:p>
          </table:table-cell>
          <table:table-cell table:style-name="ce35" table:formula="of:=STDEV([Dati.$D$4:.$D$64])" office:value-type="float" office:value="3.70769355872674" calcext:value-type="float">
            <text:p>3.708</text:p>
          </table:table-cell>
          <table:table-cell table:style-name="ce35" table:formula="of:=STDEV([Dati.$E$4:.$E$64])" office:value-type="float" office:value="8.04049848076654" calcext:value-type="float">
            <text:p>8.040</text:p>
          </table:table-cell>
        </table:table-row>
        <table:table-row table:style-name="ro2">
          <table:table-cell office:value-type="string" calcext:value-type="string">
            <text:p>Kurtosis</text:p>
          </table:table-cell>
          <table:table-cell table:formula="of:=KURT([Dati.$B$4:.$B$64])" office:value-type="float" office:value="-0.471377779238751" calcext:value-type="float">
            <text:p>-0.471</text:p>
          </table:table-cell>
          <table:table-cell table:formula="of:=KURT([Dati.$C$4:.$C$64])" office:value-type="float" office:value="-0.646929469254206" calcext:value-type="float">
            <text:p>-0.647</text:p>
          </table:table-cell>
          <table:table-cell table:formula="of:=KURT([Dati.$D$4:.$D$64])" office:value-type="float" office:value="-0.489720484232319" calcext:value-type="float">
            <text:p>-0.490</text:p>
          </table:table-cell>
          <table:table-cell table:formula="of:=KURT([Dati.$E$4:.$E$64])" office:value-type="float" office:value="20.1266864353558" calcext:value-type="float">
            <text:p>20.127</text:p>
          </table:table-cell>
        </table:table-row>
        <table:table-row table:style-name="ro2">
          <table:table-cell office:value-type="string" calcext:value-type="string">
            <text:p>Skewness</text:p>
          </table:table-cell>
          <table:table-cell table:formula="of:=SKEW([Dati.$B$4:.$B$64])" office:value-type="float" office:value="-0.774400471019779" calcext:value-type="float">
            <text:p>-0.774</text:p>
          </table:table-cell>
          <table:table-cell table:formula="of:=SKEW([Dati.$C$4:.$C$64])" office:value-type="float" office:value="-0.696339576326475" calcext:value-type="float">
            <text:p>-0.696</text:p>
          </table:table-cell>
          <table:table-cell table:formula="of:=SKEW([Dati.$D$4:.$D$64])" office:value-type="float" office:value="-0.542895422576462" calcext:value-type="float">
            <text:p>-0.543</text:p>
          </table:table-cell>
          <table:table-cell table:formula="of:=SKEW([Dati.$E$4:.$E$64])" office:value-type="float" office:value="4.17564955845715" calcext:value-type="float">
            <text:p>4.176</text:p>
          </table:table-cell>
        </table:table-row>
        <table:table-row table:style-name="ro2">
          <table:table-cell table:style-name="ce32" office:value-type="string" calcext:value-type="string">
            <text:p>Range</text:p>
          </table:table-cell>
          <table:table-cell table:style-name="ce35" table:formula="of:=MAX([Dati.$B$4:.$B$64])-MIN([Dati.$B$4:.$B$64])" office:value-type="float" office:value="14" calcext:value-type="float">
            <text:p>14.000</text:p>
          </table:table-cell>
          <table:table-cell table:style-name="ce35" table:formula="of:=MAX([Dati.$C$4:.$C$64])-MIN([Dati.$C$4:.$C$64])" office:value-type="float" office:value="12.9" calcext:value-type="float">
            <text:p>12.900</text:p>
          </table:table-cell>
          <table:table-cell table:style-name="ce35" table:formula="of:=MAX([Dati.$D$4:.$D$64])-MIN([Dati.$D$4:.$D$64])" office:value-type="float" office:value="14.5" calcext:value-type="float">
            <text:p>14.500</text:p>
          </table:table-cell>
          <table:table-cell table:style-name="ce35" table:formula="of:=MAX([Dati.$E$4:.$E$64])-MIN([Dati.$E$4:.$E$64])" office:value-type="float" office:value="49.4" calcext:value-type="float">
            <text:p>49.400</text:p>
          </table:table-cell>
        </table:table-row>
        <table:table-row table:style-name="ro2">
          <table:table-cell table:style-name="ce32" office:value-type="string" calcext:value-type="string">
            <text:p>Minimum</text:p>
          </table:table-cell>
          <table:table-cell table:style-name="ce35" table:formula="of:=MIN([Dati.$B$4:.$B$64])" office:value-type="float" office:value="12" calcext:value-type="float">
            <text:p>12.000</text:p>
          </table:table-cell>
          <table:table-cell table:style-name="ce35" table:formula="of:=MIN([Dati.$C$4:.$C$64])" office:value-type="float" office:value="16.7" calcext:value-type="float">
            <text:p>16.700</text:p>
          </table:table-cell>
          <table:table-cell table:style-name="ce35" table:formula="of:=MIN([Dati.$D$4:.$D$64])" office:value-type="float" office:value="19.6" calcext:value-type="float">
            <text:p>19.600</text:p>
          </table:table-cell>
          <table:table-cell table:style-name="ce35" table:formula="of:=MIN([Dati.$E$4:.$E$64]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Maximum</text:p>
          </table:table-cell>
          <table:table-cell table:style-name="ce35" table:formula="of:=MAX([Dati.$B$4:.$B$64])" office:value-type="float" office:value="26" calcext:value-type="float">
            <text:p>26.000</text:p>
          </table:table-cell>
          <table:table-cell table:style-name="ce35" table:formula="of:=MAX([Dati.$C$4:.$C$64])" office:value-type="float" office:value="29.6" calcext:value-type="float">
            <text:p>29.600</text:p>
          </table:table-cell>
          <table:table-cell table:style-name="ce35" table:formula="of:=MAX([Dati.$D$4:.$D$64])" office:value-type="float" office:value="34.1" calcext:value-type="float">
            <text:p>34.100</text:p>
          </table:table-cell>
          <table:table-cell table:style-name="ce35" table:formula="of:=MAX([Dati.$E$4:.$E$64])" office:value-type="float" office:value="49.4" calcext:value-type="float">
            <text:p>49.400</text:p>
          </table:table-cell>
        </table:table-row>
        <table:table-row table:style-name="ro2">
          <table:table-cell table:style-name="ce33" office:value-type="string" calcext:value-type="string">
            <text:p>Sum</text:p>
          </table:table-cell>
          <table:table-cell table:style-name="ce37" table:formula="of:=SUM([Dati.$B$4:.$B$64])" office:value-type="float" office:value="1246.8" calcext:value-type="float">
            <text:p>1246.800</text:p>
          </table:table-cell>
          <table:table-cell table:style-name="ce37" table:formula="of:=SUM([Dati.$C$4:.$C$64])" office:value-type="float" office:value="1430.4" calcext:value-type="float">
            <text:p>1430.400</text:p>
          </table:table-cell>
          <table:table-cell table:style-name="ce37" table:formula="of:=SUM([Dati.$D$4:.$D$64])" office:value-type="float" office:value="1618.5" calcext:value-type="float">
            <text:p>1618.500</text:p>
          </table:table-cell>
          <table:table-cell table:style-name="ce37" table:formula="of:=SUM([Dati.$E$4:.$E$64])" office:value-type="float" office:value="172.6" calcext:value-type="float">
            <text:p>172.600</text:p>
          </table:table-cell>
        </table:table-row>
        <table:table-row table:style-name="ro2">
          <table:table-cell table:style-name="ce34" office:value-type="string" calcext:value-type="string">
            <text:p>Count</text:p>
          </table:table-cell>
          <table:table-cell table:style-name="ce34" table:formula="of:=COUNT([Dati.$B$4:.$B$64])" office:value-type="float" office:value="60" calcext:value-type="float">
            <text:p>60</text:p>
          </table:table-cell>
          <table:table-cell table:style-name="ce34" table:formula="of:=COUNT([Dati.$C$4:.$C$64])" office:value-type="float" office:value="60" calcext:value-type="float">
            <text:p>60</text:p>
          </table:table-cell>
          <table:table-cell table:style-name="ce34" table:formula="of:=COUNT([Dati.$D$4:.$D$64])" office:value-type="float" office:value="60" calcext:value-type="float">
            <text:p>60</text:p>
          </table:table-cell>
          <table:table-cell table:style-name="ce34" table:formula="of:=COUNT([Dati.$E$4:.$E$64])" office:value-type="float" office:value="60" calcext:value-type="float">
            <text:p>60</text:p>
          </table:table-cell>
        </table:table-row>
        <table:table-row table:style-name="ro2" table:number-rows-repeated="3">
          <table:table-cell table:style-name="ce33" table:number-columns-repeated="5"/>
        </table:table-row>
        <table:table-row table:style-name="ro2">
          <table:table-cell/>
          <table:table-cell table:style-name="ce28" table:number-columns-repeated="4"/>
        </table:table-row>
        <table:table-row table:style-name="ro2">
          <table:table-cell office:value-type="string" calcext:value-type="string">
            <text:p>Covariances</text:p>
          </table:table-cell>
          <table:table-cell table:style-name="ce28" office:value-type="string" calcext:value-type="string">
            <text:p>Column 1</text:p>
          </table:table-cell>
          <table:table-cell table:style-name="ce28" office:value-type="string" calcext:value-type="string">
            <text:p>Column 2</text:p>
          </table:table-cell>
          <table:table-cell table:style-name="ce28" office:value-type="string" calcext:value-type="string">
            <text:p>Column 3</text:p>
          </table:table-cell>
          <table:table-cell table:style-name="ce28" office:value-type="string" calcext:value-type="string">
            <text:p>Column 4</text:p>
          </table:table-cell>
        </table:table-row>
        <table:table-row table:style-name="ro2">
          <table:table-cell office:value-type="string" calcext:value-type="string">
            <text:p>Column 1</text:p>
          </table:table-cell>
          <table:table-cell table:formula="of:=COVAR([$Dati.$B$5:$Dati.$B$64];[$Dati.$B$5:$Dati.$B$64])" office:value-type="float" office:value="13.3109333333333" calcext:value-type="float">
            <text:p>13.3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umn 2</text:p>
          </table:table-cell>
          <table:table-cell table:formula="of:=COVAR([$Dati.$B$5:$Dati.$B$64];[$Dati.$C$5:$Dati.$C$64])" office:value-type="float" office:value="12.3784666666667" calcext:value-type="float">
            <text:p>12.378</text:p>
          </table:table-cell>
          <table:table-cell table:formula="of:=COVAR([$Dati.$C$5:$Dati.$C$64];[$Dati.$C$5:$Dati.$C$64])" office:value-type="float" office:value="12.4840666666667" calcext:value-type="float">
            <text:p>12.4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umn 3</text:p>
          </table:table-cell>
          <table:table-cell table:formula="of:=COVAR([$Dati.$B$5:$Dati.$B$64];[$Dati.$D$5:$Dati.$D$64])" office:value-type="float" office:value="11.726" calcext:value-type="float">
            <text:p>11.726</text:p>
          </table:table-cell>
          <table:table-cell table:formula="of:=COVAR([$Dati.$C$5:$Dati.$C$64];[$Dati.$D$5:$Dati.$D$64])" office:value-type="float" office:value="12.4915" calcext:value-type="float">
            <text:p>12.492</text:p>
          </table:table-cell>
          <table:table-cell table:formula="of:=COVAR([$Dati.$D$5:$Dati.$D$64];[$Dati.$D$5:$Dati.$D$64])" office:value-type="float" office:value="13.517875" calcext:value-type="float">
            <text:p>13.518</text:p>
          </table:table-cell>
          <table:table-cell/>
        </table:table-row>
        <table:table-row table:style-name="ro2">
          <table:table-cell office:value-type="string" calcext:value-type="string">
            <text:p>Column 4</text:p>
          </table:table-cell>
          <table:table-cell table:formula="of:=COVAR([$Dati.$B$5:$Dati.$B$64];[$Dati.$E$5:$Dati.$E$64])" office:value-type="float" office:value="-9.77146666666667" calcext:value-type="float">
            <text:p>-9.771</text:p>
          </table:table-cell>
          <table:table-cell table:formula="of:=COVAR([$Dati.$C$5:$Dati.$C$64];[$Dati.$E$5:$Dati.$E$64])" office:value-type="float" office:value="-9.07573333333334" calcext:value-type="float">
            <text:p>-9.076</text:p>
          </table:table-cell>
          <table:table-cell table:formula="of:=COVAR([$Dati.$D$5:$Dati.$D$64];[$Dati.$E$5:$Dati.$E$64])" office:value-type="float" office:value="-9.05775" calcext:value-type="float">
            <text:p>-9.058</text:p>
          </table:table-cell>
          <table:table-cell table:formula="of:=COVAR([$Dati.$E$5:$Dati.$E$64];[$Dati.$E$5:$Dati.$E$64])" office:value-type="float" office:value="63.5721222222222" calcext:value-type="float">
            <text:p>63.572</text:p>
          </table:table-cell>
        </table:table-row>
        <table:table-row table:style-name="ro2">
          <table:table-cell/>
          <table:table-cell table:style-name="ce28" table:number-columns-repeated="4"/>
        </table:table-row>
        <table:table-row table:style-name="ro2" table:number-rows-repeated="5">
          <table:table-cell table:style-name="ce33" table:number-columns-repeated="5"/>
        </table:table-row>
        <table:table-row table:style-name="ro2">
          <table:table-cell/>
          <table:table-cell table:style-name="ce28" table:number-columns-repeated="4"/>
        </table:table-row>
        <table:table-row table:style-name="ro2">
          <table:table-cell office:value-type="string" calcext:value-type="string">
            <text:p>Correlations</text:p>
          </table:table-cell>
          <table:table-cell table:style-name="ce28" office:value-type="string" calcext:value-type="string">
            <text:p>Column 1</text:p>
          </table:table-cell>
          <table:table-cell table:style-name="ce28" office:value-type="string" calcext:value-type="string">
            <text:p>Column 2</text:p>
          </table:table-cell>
          <table:table-cell table:style-name="ce28" office:value-type="string" calcext:value-type="string">
            <text:p>Column 3</text:p>
          </table:table-cell>
          <table:table-cell table:style-name="ce28" office:value-type="string" calcext:value-type="string">
            <text:p>Column 4</text:p>
          </table:table-cell>
        </table:table-row>
        <table:table-row table:style-name="ro2">
          <table:table-cell office:value-type="string" calcext:value-type="string">
            <text:p>Column 1</text:p>
          </table:table-cell>
          <table:table-cell table:formula="of:=CORREL([$Dati.$B$5:$Dati.$B$64];[$Dati.$B$5:$Dati.$B$64])" office:value-type="float" office:value="1" calcext:value-type="float">
            <text:p>1.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umn 2</text:p>
          </table:table-cell>
          <table:table-cell table:formula="of:=CORREL([$Dati.$B$5:$Dati.$B$64];[$Dati.$C$5:$Dati.$C$64])" office:value-type="float" office:value="0.960250534904975" calcext:value-type="float">
            <text:p>0.960</text:p>
          </table:table-cell>
          <table:table-cell table:formula="of:=CORREL([$Dati.$C$5:$Dati.$C$64];[$Dati.$C$5:$Dati.$C$64])" office:value-type="float" office:value="1" calcext:value-type="float">
            <text:p>1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umn 3</text:p>
          </table:table-cell>
          <table:table-cell table:formula="of:=CORREL([$Dati.$B$5:$Dati.$B$64];[$Dati.$D$5:$Dati.$D$64])" office:value-type="float" office:value="0.874160991365602" calcext:value-type="float">
            <text:p>0.874</text:p>
          </table:table-cell>
          <table:table-cell table:formula="of:=CORREL([$Dati.$C$5:$Dati.$C$64];[$Dati.$D$5:$Dati.$D$64])" office:value-type="float" office:value="0.961573175648223" calcext:value-type="float">
            <text:p>0.962</text:p>
          </table:table-cell>
          <table:table-cell table:formula="of:=CORREL([$Dati.$D$5:$Dati.$D$64];[$Dati.$D$5:$Dati.$D$64])" office:value-type="float" office:value="1" calcext:value-type="float">
            <text:p>1.000</text:p>
          </table:table-cell>
          <table:table-cell/>
        </table:table-row>
        <table:table-row table:style-name="ro2">
          <table:table-cell office:value-type="string" calcext:value-type="string">
            <text:p>Column 4</text:p>
          </table:table-cell>
          <table:table-cell table:formula="of:=CORREL([$Dati.$B$5:$Dati.$B$64];[$Dati.$E$5:$Dati.$E$64])" office:value-type="float" office:value="-0.335909391232622" calcext:value-type="float">
            <text:p>-0.336</text:p>
          </table:table-cell>
          <table:table-cell table:formula="of:=CORREL([$Dati.$C$5:$Dati.$C$64];[$Dati.$E$5:$Dati.$E$64])" office:value-type="float" office:value="-0.322159047347953" calcext:value-type="float">
            <text:p>-0.322</text:p>
          </table:table-cell>
          <table:table-cell table:formula="of:=CORREL([$Dati.$D$5:$Dati.$D$64];[$Dati.$E$5:$Dati.$E$64])" office:value-type="float" office:value="-0.30898170244769" calcext:value-type="float">
            <text:p>-0.309</text:p>
          </table:table-cell>
          <table:table-cell table:formula="of:=CORREL([$Dati.$E$5:$Dati.$E$64];[$Dati.$E$5:$Dati.$E$64])" office:value-type="float" office:value="1" calcext:value-type="float">
            <text:p>1.000</text:p>
          </table:table-cell>
        </table:table-row>
      </table:table>
      <table:table table:name="SerieTempo" table:style-name="ta2">
        <table:table-column table:style-name="co1" table:number-columns-repeated="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/>
          <table:table-cell>
            <draw:frame table:end-cell-address="SerieTempo.Q46" table:end-x="0.1161in" table:end-y="0.0709in" draw:z-index="0" draw:style-name="gr1" draw:text-style-name="P1" svg:width="13.4366in" svg:height="7.5583in" svg:x="0.013in" svg:y="0.1571in">
              <draw:object draw:notify-on-update-of-ranges="Dati.A5:Dati.A64 Dati.B4:Dati.B4 Dati.B5:Dati.B64 Dati.C4:Dati.C4 Dati.C5:Dati.C64 Dati.D4:Dati.D4 Dati.D5:Dati.D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 table:number-rows-repeated="57">
          <table:table-cell table:number-columns-repeated="2"/>
        </table:table-row>
        <table:table-row table:style-name="ro3">
          <table:table-cell/>
          <table:table-cell>
            <draw:frame table:end-cell-address="SerieTempo.Q104" table:end-x="0.0906in" table:end-y="0.0244in" draw:z-index="1" draw:style-name="gr1" draw:text-style-name="P1" svg:width="13.4224in" svg:height="7.55in" svg:x="0.0016in" svg:y="0.1189in">
              <draw:object draw:notify-on-update-of-ranges="Dati.A5:Dati.A64 Dati.A5:Dati.A64 Dati.E4:Dati.E4 Dati.E5:Dati.E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HistoTmin" table:style-name="ta2">
        <table:shapes>
          <draw:frame draw:z-index="0" draw:style-name="gr1" draw:text-style-name="P1" svg:width="6.2988in" svg:height="3.5429in" svg:x="3.3732in" svg:y="5.2406in">
            <draw:object draw:notify-on-update-of-ranges="HistoTmin.G5:HistoTmin.G25 HistoTmin.H5:HistoTmin.H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3.3972in" svg:y="9.6953in">
            <draw:object draw:notify-on-update-of-ranges="HistoTmin.G5:HistoTmin.G25 HistoTmin.I5:HistoTmin.I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3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>
            <text:p>Tmin</text:p>
          </table:table-cell>
          <table:table-cell/>
          <table:table-cell office:value-type="string" calcext:value-type="string">
            <text:p>ordine crescente</text:p>
          </table:table-cell>
          <table:table-cell table:number-columns-repeated="3"/>
          <table:table-cell office:value-type="string" calcext:value-type="string">
            <text:p>1-bins</text:p>
          </table:table-cell>
          <table:table-cell office:value-type="string" calcext:value-type="string">
            <text:p>frequenze</text:p>
          </table:table-cell>
          <table:table-cell office:value-type="string" calcext:value-type="string">
            <text:p>freq. cumulative</text:p>
          </table:table-cell>
          <table:table-cell table:number-columns-repeated="2"/>
          <table:table-cell office:value-type="string" calcext:value-type="string">
            <text:p>0,1-bins</text:p>
          </table:table-cell>
          <table:table-cell office:value-type="string" calcext:value-type="string">
            <text:p>frequenze</text:p>
          </table:table-cell>
          <table:table-cell office:value-type="string" calcext:value-type="string">
            <text:p>freq. cumulative</text:p>
          </table:table-cell>
          <table:table-cell table:number-columns-repeated="2"/>
        </table:table-row>
        <table:table-row table:style-name="ro1">
          <table:table-cell table:style-name="ce30" office:value-type="float" office:value="21.9" calcext:value-type="float">
            <text:p>21.9</text:p>
          </table:table-cell>
          <table:table-cell/>
          <table:table-cell table:style-name="ce30" office:value-type="float" office:value="12" calcext:value-type="float">
            <text:p>12.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matrix-columns-spanned="1" table:number-matrix-rows-spanned="22" table:formula="of:=FREQUENCY([.A$5:.A$64];[.G$5:.G$25])" office:value-type="float" office:value="0" calcext:value-type="float">
            <text:p>0</text:p>
          </table:table-cell>
          <table:table-cell table:formula="of:=SUM([.H$5:.H5])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matrix-columns-spanned="1" table:number-matrix-rows-spanned="202" table:formula="of:=FREQUENCY([.A$5:.A$64];[.L$5:.L$205])" office:value-type="float" office:value="0" calcext:value-type="float">
            <text:p>0</text:p>
          </table:table-cell>
          <table:table-cell table:formula="of:=SUM([.M$5:.M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5.2" calcext:value-type="float">
            <text:p>25.2</text:p>
          </table:table-cell>
          <table:table-cell/>
          <table:table-cell table:style-name="ce30" office:value-type="float" office:value="13.4" calcext:value-type="float">
            <text:p>13.4</text:p>
          </table:table-cell>
          <table:table-cell table:number-columns-repeated="3"/>
          <table:table-cell table:formula="of:=[.G5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H$5:.H6])" office:value-type="float" office:value="0" calcext:value-type="float">
            <text:p>0</text:p>
          </table:table-cell>
          <table:table-cell table:number-columns-repeated="2"/>
          <table:table-cell table:formula="of:=[.L5]+0.1"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table:formula="of:=SUM([.M$5:.M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5.4" calcext:value-type="float">
            <text:p>25.4</text:p>
          </table:table-cell>
          <table:table-cell/>
          <table:table-cell table:style-name="ce30" office:value-type="float" office:value="13.6" calcext:value-type="float">
            <text:p>13.6</text:p>
          </table:table-cell>
          <table:table-cell table:number-columns-repeated="3"/>
          <table:table-cell table:formula="of:=[.G6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H$5:.H7])" office:value-type="float" office:value="1" calcext:value-type="float">
            <text:p>1</text:p>
          </table:table-cell>
          <table:table-cell table:number-columns-repeated="2"/>
          <table:table-cell table:formula="of:=[.L6]+0.1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table:formula="of:=SUM([.M$5:.M7])" office:value-type="float" office:value="0" calcext:value-type="float">
            <text:p>0</text:p>
          </table:table-cell>
          <table:table-cell/>
          <table:table-cell>
            <draw:frame table:end-cell-address="HistoTmin.X30" table:end-x="0.7941in" table:end-y="0.0795in" draw:z-index="2" draw:style-name="gr1" draw:text-style-name="P1" svg:width="7.8815in" svg:height="4.4335in" svg:x="0.0236in" svg:y="0.1661in">
              <draw:object draw:notify-on-update-of-ranges="HistoTmin.L5:HistoTmin.L205 HistoTmin.M5:HistoTmin.M20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ce30" office:value-type="float" office:value="25.8" calcext:value-type="float">
            <text:p>25.8</text:p>
          </table:table-cell>
          <table:table-cell/>
          <table:table-cell table:style-name="ce30" office:value-type="float" office:value="13.7" calcext:value-type="float">
            <text:p>13.7</text:p>
          </table:table-cell>
          <table:table-cell table:number-columns-repeated="3"/>
          <table:table-cell table:formula="of:=[.G7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H$5:.H8])" office:value-type="float" office:value="1" calcext:value-type="float">
            <text:p>1</text:p>
          </table:table-cell>
          <table:table-cell table:number-columns-repeated="2"/>
          <table:table-cell table:formula="of:=[.L7]+0.1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table:formula="of:=SUM([.M$5:.M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6" calcext:value-type="float">
            <text:p>26.0</text:p>
          </table:table-cell>
          <table:table-cell/>
          <table:table-cell table:style-name="ce30" office:value-type="float" office:value="14.3" calcext:value-type="float">
            <text:p>14.3</text:p>
          </table:table-cell>
          <table:table-cell table:number-columns-repeated="3"/>
          <table:table-cell table:formula="of:=[.G8]+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SUM([.H$5:.H9])" office:value-type="float" office:value="4" calcext:value-type="float">
            <text:p>4</text:p>
          </table:table-cell>
          <table:table-cell table:number-columns-repeated="2"/>
          <table:table-cell table:formula="of:=[.L8]+0.1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table:formula="of:=SUM([.M$5:.M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4" calcext:value-type="float">
            <text:p>23.4</text:p>
          </table:table-cell>
          <table:table-cell/>
          <table:table-cell table:style-name="ce30" office:value-type="float" office:value="14.6" calcext:value-type="float">
            <text:p>14.6</text:p>
          </table:table-cell>
          <table:table-cell table:number-columns-repeated="3"/>
          <table:table-cell table:formula="of:=[.G9]+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([.H$5:.H10])" office:value-type="float" office:value="6" calcext:value-type="float">
            <text:p>6</text:p>
          </table:table-cell>
          <table:table-cell table:number-columns-repeated="2"/>
          <table:table-cell table:formula="of:=[.L9]+0.1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table:formula="of:=SUM([.M$5:.M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1" calcext:value-type="float">
            <text:p>24.1</text:p>
          </table:table-cell>
          <table:table-cell/>
          <table:table-cell table:style-name="ce30" office:value-type="float" office:value="15.4" calcext:value-type="float">
            <text:p>15.4</text:p>
          </table:table-cell>
          <table:table-cell table:number-columns-repeated="3"/>
          <table:table-cell table:formula="of:=[.G10]+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[.H$5:.H11])" office:value-type="float" office:value="12" calcext:value-type="float">
            <text:p>12</text:p>
          </table:table-cell>
          <table:table-cell table:number-columns-repeated="2"/>
          <table:table-cell table:formula="of:=[.L10]+0.1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table:formula="of:=SUM([.M$5:.M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7" calcext:value-type="float">
            <text:p>24.7</text:p>
          </table:table-cell>
          <table:table-cell/>
          <table:table-cell table:style-name="ce30" office:value-type="float" office:value="15.7" calcext:value-type="float">
            <text:p>15.7</text:p>
          </table:table-cell>
          <table:table-cell table:number-columns-repeated="3"/>
          <table:table-cell table:formula="of:=[.G11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H$5:.H12])" office:value-type="float" office:value="13" calcext:value-type="float">
            <text:p>13</text:p>
          </table:table-cell>
          <table:table-cell table:number-columns-repeated="2"/>
          <table:table-cell table:formula="of:=[.L11]+0.1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table:formula="of:=SUM([.M$5:.M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5" calcext:value-type="float">
            <text:p>24.5</text:p>
          </table:table-cell>
          <table:table-cell/>
          <table:table-cell table:style-name="ce30" office:value-type="float" office:value="15.7" calcext:value-type="float">
            <text:p>15.7</text:p>
          </table:table-cell>
          <table:table-cell table:number-columns-repeated="3"/>
          <table:table-cell table:formula="of:=[.G12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SUM([.H$5:.H13])" office:value-type="float" office:value="14" calcext:value-type="float">
            <text:p>14</text:p>
          </table:table-cell>
          <table:table-cell table:number-columns-repeated="2"/>
          <table:table-cell table:formula="of:=[.L12]+0.1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table:formula="of:=SUM([.M$5:.M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9" calcext:value-type="float">
            <text:p>24.9</text:p>
          </table:table-cell>
          <table:table-cell/>
          <table:table-cell table:style-name="ce30" office:value-type="float" office:value="15.7" calcext:value-type="float">
            <text:p>15.7</text:p>
          </table:table-cell>
          <table:table-cell table:number-columns-repeated="3"/>
          <table:table-cell table:formula="of:=[.G13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SUM([.H$5:.H14])" office:value-type="float" office:value="16" calcext:value-type="float">
            <text:p>16</text:p>
          </table:table-cell>
          <table:table-cell table:number-columns-repeated="2"/>
          <table:table-cell table:formula="of:=[.L13]+0.1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table:formula="of:=SUM([.M$5:.M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8" calcext:value-type="float">
            <text:p>23.8</text:p>
          </table:table-cell>
          <table:table-cell/>
          <table:table-cell table:style-name="ce30" office:value-type="float" office:value="15.8" calcext:value-type="float">
            <text:p>15.8</text:p>
          </table:table-cell>
          <table:table-cell table:number-columns-repeated="3"/>
          <table:table-cell table:formula="of:=[.G14]+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SUM([.H$5:.H15])" office:value-type="float" office:value="18" calcext:value-type="float">
            <text:p>18</text:p>
          </table:table-cell>
          <table:table-cell table:number-columns-repeated="2"/>
          <table:table-cell table:formula="of:=[.L14]+0.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M$5:.M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7" calcext:value-type="float">
            <text:p>20.7</text:p>
          </table:table-cell>
          <table:table-cell/>
          <table:table-cell table:style-name="ce30" office:value-type="float" office:value="15.9" calcext:value-type="float">
            <text:p>15.9</text:p>
          </table:table-cell>
          <table:table-cell table:number-columns-repeated="3"/>
          <table:table-cell table:formula="of:=[.G15]+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SUM([.H$5:.H16])" office:value-type="float" office:value="23" calcext:value-type="float">
            <text:p>23</text:p>
          </table:table-cell>
          <table:table-cell table:number-columns-repeated="2"/>
          <table:table-cell table:formula="of:=[.L15]+0.1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table:formula="of:=SUM([.M$5:.M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3" calcext:value-type="float">
            <text:p>20.3</text:p>
          </table:table-cell>
          <table:table-cell/>
          <table:table-cell table:style-name="ce30" office:value-type="float" office:value="16.1" calcext:value-type="float">
            <text:p>16.1</text:p>
          </table:table-cell>
          <table:table-cell table:number-columns-repeated="3"/>
          <table:table-cell table:formula="of:=[.G16]+1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SUM([.H$5:.H17])" office:value-type="float" office:value="32" calcext:value-type="float">
            <text:p>32</text:p>
          </table:table-cell>
          <table:table-cell table:number-columns-repeated="2"/>
          <table:table-cell table:formula="of:=[.L16]+0.1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formula="of:=SUM([.M$5:.M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.5</text:p>
          </table:table-cell>
          <table:table-cell/>
          <table:table-cell table:style-name="ce30" office:value-type="float" office:value="17.3" calcext:value-type="float">
            <text:p>17.3</text:p>
          </table:table-cell>
          <table:table-cell table:number-columns-repeated="3"/>
          <table:table-cell table:formula="of:=[.G17]+1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SUM([.H$5:.H18])" office:value-type="float" office:value="43" calcext:value-type="float">
            <text:p>43</text:p>
          </table:table-cell>
          <table:table-cell table:number-columns-repeated="2"/>
          <table:table-cell table:formula="of:=[.L17]+0.1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table:formula="of:=SUM([.M$5:.M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1.9" calcext:value-type="float">
            <text:p>21.9</text:p>
          </table:table-cell>
          <table:table-cell/>
          <table:table-cell table:style-name="ce30" office:value-type="float" office:value="19" calcext:value-type="float">
            <text:p>19.0</text:p>
          </table:table-cell>
          <table:table-cell table:number-columns-repeated="3"/>
          <table:table-cell table:formula="of:=[.G18]+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SUM([.H$5:.H19])" office:value-type="float" office:value="49" calcext:value-type="float">
            <text:p>49</text:p>
          </table:table-cell>
          <table:table-cell table:number-columns-repeated="2"/>
          <table:table-cell table:formula="of:=[.L18]+0.1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table:formula="of:=SUM([.M$5:.M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6" calcext:value-type="float">
            <text:p>23.6</text:p>
          </table:table-cell>
          <table:table-cell/>
          <table:table-cell table:style-name="ce30" office:value-type="float" office:value="19" calcext:value-type="float">
            <text:p>19.0</text:p>
          </table:table-cell>
          <table:table-cell table:number-columns-repeated="3"/>
          <table:table-cell table:formula="of:=[.G19]+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SUM([.H$5:.H20])" office:value-type="float" office:value="56" calcext:value-type="float">
            <text:p>56</text:p>
          </table:table-cell>
          <table:table-cell table:number-columns-repeated="2"/>
          <table:table-cell table:formula="of:=[.L19]+0.1"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formula="of:=SUM([.M$5:.M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19" calcext:value-type="float">
            <text:p>19.0</text:p>
          </table:table-cell>
          <table:table-cell/>
          <table:table-cell table:style-name="ce30" office:value-type="float" office:value="19.4" calcext:value-type="float">
            <text:p>19.4</text:p>
          </table:table-cell>
          <table:table-cell table:number-columns-repeated="3"/>
          <table:table-cell table:formula="of:=[.G20]+1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SUM([.H$5:.H21])" office:value-type="float" office:value="60" calcext:value-type="float">
            <text:p>60</text:p>
          </table:table-cell>
          <table:table-cell table:number-columns-repeated="2"/>
          <table:table-cell table:formula="of:=[.L20]+0.1"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table:formula="of:=SUM([.M$5:.M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3" calcext:value-type="float">
            <text:p>20.3</text:p>
          </table:table-cell>
          <table:table-cell/>
          <table:table-cell table:style-name="ce30" office:value-type="float" office:value="19.8" calcext:value-type="float">
            <text:p>19.8</text:p>
          </table:table-cell>
          <table:table-cell table:number-columns-repeated="3"/>
          <table:table-cell table:formula="of:=[.G21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H$5:.H22])" office:value-type="float" office:value="60" calcext:value-type="float">
            <text:p>60</text:p>
          </table:table-cell>
          <table:table-cell table:number-columns-repeated="2"/>
          <table:table-cell table:formula="of:=[.L21]+0.1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table:formula="of:=SUM([.M$5:.M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4" calcext:value-type="float">
            <text:p>20.4</text:p>
          </table:table-cell>
          <table:table-cell/>
          <table:table-cell table:style-name="ce30" office:value-type="float" office:value="20.3" calcext:value-type="float">
            <text:p>20.3</text:p>
          </table:table-cell>
          <table:table-cell table:number-columns-repeated="3"/>
          <table:table-cell table:formula="of:=[.G22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H$5:.H23])" office:value-type="float" office:value="60" calcext:value-type="float">
            <text:p>60</text:p>
          </table:table-cell>
          <table:table-cell table:number-columns-repeated="2"/>
          <table:table-cell table:formula="of:=[.L22]+0.1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table:formula="of:=SUM([.M$5:.M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.5</text:p>
          </table:table-cell>
          <table:table-cell/>
          <table:table-cell table:style-name="ce30" office:value-type="float" office:value="20.3" calcext:value-type="float">
            <text:p>20.3</text:p>
          </table:table-cell>
          <table:table-cell table:number-columns-repeated="3"/>
          <table:table-cell table:formula="of:=[.G23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H$5:.H24])" office:value-type="float" office:value="60" calcext:value-type="float">
            <text:p>60</text:p>
          </table:table-cell>
          <table:table-cell table:number-columns-repeated="2"/>
          <table:table-cell table:formula="of:=[.L23]+0.1"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table:formula="of:=SUM([.M$5:.M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5" calcext:value-type="float">
            <text:p>23.5</text:p>
          </table:table-cell>
          <table:table-cell/>
          <table:table-cell table:style-name="ce30" office:value-type="float" office:value="20.4" calcext:value-type="float">
            <text:p>20.4</text:p>
          </table:table-cell>
          <table:table-cell table:number-columns-repeated="3"/>
          <table:table-cell table:formula="of:=[.G24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H$5:.H25])" office:value-type="float" office:value="60" calcext:value-type="float">
            <text:p>60</text:p>
          </table:table-cell>
          <table:table-cell table:number-columns-repeated="2"/>
          <table:table-cell table:formula="of:=[.L24]+0.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M$5:.M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8" calcext:value-type="float">
            <text:p>22.8</text:p>
          </table:table-cell>
          <table:table-cell/>
          <table:table-cell table:style-name="ce30" office:value-type="float" office:value="20.6" calcext:value-type="float">
            <text:p>20.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table:formula="of:=[.L25]+0.1"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table:formula="of:=SUM([.M$5:.M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4.3" calcext:value-type="float">
            <text:p>24.3</text:p>
          </table:table-cell>
          <table:table-cell/>
          <table:table-cell table:style-name="ce30" office:value-type="float" office:value="20.7" calcext:value-type="float">
            <text:p>20.7</text:p>
          </table:table-cell>
          <table:table-cell table:number-columns-repeated="8"/>
          <table:table-cell table:formula="of:=[.L26]+0.1"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table:formula="of:=SUM([.M$5:.M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4.6" calcext:value-type="float">
            <text:p>24.6</text:p>
          </table:table-cell>
          <table:table-cell/>
          <table:table-cell table:style-name="ce30" office:value-type="float" office:value="21.1" calcext:value-type="float">
            <text:p>21.1</text:p>
          </table:table-cell>
          <table:table-cell table:number-columns-repeated="8"/>
          <table:table-cell table:formula="of:=[.L27]+0.1"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table:formula="of:=SUM([.M$5:.M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5" calcext:value-type="float">
            <text:p>25.0</text:p>
          </table:table-cell>
          <table:table-cell/>
          <table:table-cell table:style-name="ce30" office:value-type="float" office:value="21.1" calcext:value-type="float">
            <text:p>21.1</text:p>
          </table:table-cell>
          <table:table-cell table:number-columns-repeated="8"/>
          <table:table-cell table:formula="of:=[.L28]+0.1"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table:formula="of:=SUM([.M$5:.M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6" calcext:value-type="float">
            <text:p>22.6</text:p>
          </table:table-cell>
          <table:table-cell/>
          <table:table-cell table:style-name="ce30" office:value-type="float" office:value="21.3" calcext:value-type="float">
            <text:p>21.3</text:p>
          </table:table-cell>
          <table:table-cell table:number-columns-repeated="8"/>
          <table:table-cell table:formula="of:=[.L29]+0.1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formula="of:=SUM([.M$5:.M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1" calcext:value-type="float">
            <text:p>22.1</text:p>
          </table:table-cell>
          <table:table-cell/>
          <table:table-cell table:style-name="ce30" office:value-type="float" office:value="21.3" calcext:value-type="float">
            <text:p>21.3</text:p>
          </table:table-cell>
          <table:table-cell table:number-columns-repeated="8"/>
          <table:table-cell table:formula="of:=[.L30]+0.1"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formula="of:=SUM([.M$5:.M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9" calcext:value-type="float">
            <text:p>22.9</text:p>
          </table:table-cell>
          <table:table-cell/>
          <table:table-cell table:style-name="ce30" office:value-type="float" office:value="21.4" calcext:value-type="float">
            <text:p>21.4</text:p>
          </table:table-cell>
          <table:table-cell table:number-columns-repeated="8"/>
          <table:table-cell table:formula="of:=[.L31]+0.1"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table:formula="of:=SUM([.M$5:.M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3.9" calcext:value-type="float">
            <text:p>23.9</text:p>
          </table:table-cell>
          <table:table-cell/>
          <table:table-cell table:style-name="ce30" office:value-type="float" office:value="21.5" calcext:value-type="float">
            <text:p>21.5</text:p>
          </table:table-cell>
          <table:table-cell table:number-columns-repeated="8"/>
          <table:table-cell table:formula="of:=[.L32]+0.1"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table:formula="of:=SUM([.M$5:.M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1.1" calcext:value-type="float">
            <text:p>21.1</text:p>
          </table:table-cell>
          <table:table-cell/>
          <table:table-cell table:style-name="ce19" office:value-type="float" office:value="21.6" calcext:value-type="float">
            <text:p>21.6</text:p>
          </table:table-cell>
          <table:table-cell table:number-columns-repeated="8"/>
          <table:table-cell table:formula="of:=[.L33]+0.1"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table:formula="of:=SUM([.M$5:.M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8" calcext:value-type="float">
            <text:p>22.8</text:p>
          </table:table-cell>
          <table:table-cell/>
          <table:table-cell table:style-name="ce19" office:value-type="float" office:value="21.9" calcext:value-type="float">
            <text:p>21.9</text:p>
          </table:table-cell>
          <table:table-cell table:number-columns-repeated="8"/>
          <table:table-cell table:formula="of:=[.L34]+0.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M$5:.M35])" office:value-type="float" office:value="1" calcext:value-type="float">
            <text:p>1</text:p>
          </table:table-cell>
          <table:table-cell/>
          <table:table-cell>
            <draw:frame table:end-cell-address="HistoTmin.X57" table:end-x="0.828in" table:end-y="0.1894in" draw:z-index="3" draw:style-name="gr1" draw:text-style-name="P1" svg:width="7.937in" svg:height="4.465in" svg:x="0.002in" svg:y="0.048in">
              <draw:object draw:notify-on-update-of-ranges="HistoTmin.L5:HistoTmin.L205 HistoTmin.N5:HistoTmin.N20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30" office:value-type="float" office:value="21.6" calcext:value-type="float">
            <text:p>21.6</text:p>
          </table:table-cell>
          <table:table-cell/>
          <table:table-cell table:style-name="ce30" office:value-type="float" office:value="21.9" calcext:value-type="float">
            <text:p>21.9</text:p>
          </table:table-cell>
          <table:table-cell table:number-columns-repeated="8"/>
          <table:table-cell table:formula="of:=[.L35]+0.1"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table:formula="of:=SUM([.M$5:.M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0.6" calcext:value-type="float">
            <text:p>20.6</text:p>
          </table:table-cell>
          <table:table-cell/>
          <table:table-cell table:style-name="ce30" office:value-type="float" office:value="22.1" calcext:value-type="float">
            <text:p>22.1</text:p>
          </table:table-cell>
          <table:table-cell table:number-columns-repeated="8"/>
          <table:table-cell table:formula="of:=[.L36]+0.1"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table:formula="of:=SUM([.M$5:.M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1.5" calcext:value-type="float">
            <text:p>21.5</text:p>
          </table:table-cell>
          <table:table-cell/>
          <table:table-cell table:style-name="ce30" office:value-type="float" office:value="22.3" calcext:value-type="float">
            <text:p>22.3</text:p>
          </table:table-cell>
          <table:table-cell table:number-columns-repeated="8"/>
          <table:table-cell table:formula="of:=[.L37]+0.1"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table:formula="of:=SUM([.M$5:.M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.5</text:p>
          </table:table-cell>
          <table:table-cell/>
          <table:table-cell table:style-name="ce30" office:value-type="float" office:value="22.5" calcext:value-type="float">
            <text:p>22.5</text:p>
          </table:table-cell>
          <table:table-cell table:number-columns-repeated="8"/>
          <table:table-cell table:formula="of:=[.L38]+0.1"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formula="of:=SUM([.M$5:.M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3" calcext:value-type="float">
            <text:p>23.0</text:p>
          </table:table-cell>
          <table:table-cell/>
          <table:table-cell table:style-name="ce30" office:value-type="float" office:value="22.5" calcext:value-type="float">
            <text:p>22.5</text:p>
          </table:table-cell>
          <table:table-cell table:number-columns-repeated="8"/>
          <table:table-cell table:formula="of:=[.L39]+0.1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formula="of:=SUM([.M$5:.M4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0" office:value-type="float" office:value="23.4" calcext:value-type="float">
            <text:p>23.4</text:p>
          </table:table-cell>
          <table:table-cell/>
          <table:table-cell table:style-name="ce30" office:value-type="float" office:value="22.5" calcext:value-type="float">
            <text:p>22.5</text:p>
          </table:table-cell>
          <table:table-cell table:number-columns-repeated="8"/>
          <table:table-cell table:formula="of:=[.L40]+0.1"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formula="of:=SUM([.M$5:.M4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0" office:value-type="float" office:value="22.9" calcext:value-type="float">
            <text:p>22.9</text:p>
          </table:table-cell>
          <table:table-cell/>
          <table:table-cell table:style-name="ce30" office:value-type="float" office:value="22.6" calcext:value-type="float">
            <text:p>22.6</text:p>
          </table:table-cell>
          <table:table-cell table:number-columns-repeated="8"/>
          <table:table-cell table:formula="of:=[.L41]+0.1"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table:formula="of:=SUM([.M$5:.M4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0" office:value-type="float" office:value="21.3" calcext:value-type="float">
            <text:p>21.3</text:p>
          </table:table-cell>
          <table:table-cell/>
          <table:table-cell table:style-name="ce30" office:value-type="float" office:value="22.8" calcext:value-type="float">
            <text:p>22.8</text:p>
          </table:table-cell>
          <table:table-cell table:number-columns-repeated="8"/>
          <table:table-cell table:formula="of:=[.L42]+0.1"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table:formula="of:=SUM([.M$5:.M4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19.4" calcext:value-type="float">
            <text:p>19.4</text:p>
          </table:table-cell>
          <table:table-cell/>
          <table:table-cell table:style-name="ce30" office:value-type="float" office:value="22.8" calcext:value-type="float">
            <text:p>22.8</text:p>
          </table:table-cell>
          <table:table-cell table:number-columns-repeated="8"/>
          <table:table-cell table:formula="of:=[.L43]+0.1"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table:formula="of:=SUM([.M$5:.M4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19" calcext:value-type="float">
            <text:p>19.0</text:p>
          </table:table-cell>
          <table:table-cell/>
          <table:table-cell table:style-name="ce30" office:value-type="float" office:value="22.9" calcext:value-type="float">
            <text:p>22.9</text:p>
          </table:table-cell>
          <table:table-cell table:number-columns-repeated="8"/>
          <table:table-cell table:formula="of:=[.L44]+0.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M$5:.M4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1" calcext:value-type="float">
            <text:p>21.1</text:p>
          </table:table-cell>
          <table:table-cell/>
          <table:table-cell table:style-name="ce30" office:value-type="float" office:value="22.9" calcext:value-type="float">
            <text:p>22.9</text:p>
          </table:table-cell>
          <table:table-cell table:number-columns-repeated="8"/>
          <table:table-cell table:formula="of:=[.L45]+0.1"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table:formula="of:=SUM([.M$5:.M4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4" calcext:value-type="float">
            <text:p>21.4</text:p>
          </table:table-cell>
          <table:table-cell/>
          <table:table-cell table:style-name="ce30" office:value-type="float" office:value="23" calcext:value-type="float">
            <text:p>23.0</text:p>
          </table:table-cell>
          <table:table-cell table:number-columns-repeated="8"/>
          <table:table-cell table:formula="of:=[.L46]+0.1"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table:formula="of:=SUM([.M$5:.M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3" calcext:value-type="float">
            <text:p>21.3</text:p>
          </table:table-cell>
          <table:table-cell/>
          <table:table-cell table:style-name="ce30" office:value-type="float" office:value="23.4" calcext:value-type="float">
            <text:p>23.4</text:p>
          </table:table-cell>
          <table:table-cell table:number-columns-repeated="8"/>
          <table:table-cell table:formula="of:=[.L47]+0.1"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table:formula="of:=SUM([.M$5:.M4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2.3" calcext:value-type="float">
            <text:p>22.3</text:p>
          </table:table-cell>
          <table:table-cell/>
          <table:table-cell table:style-name="ce30" office:value-type="float" office:value="23.4" calcext:value-type="float">
            <text:p>23.4</text:p>
          </table:table-cell>
          <table:table-cell table:number-columns-repeated="8"/>
          <table:table-cell table:formula="of:=[.L48]+0.1"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table:formula="of:=SUM([.M$5:.M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9.8" calcext:value-type="float">
            <text:p>19.8</text:p>
          </table:table-cell>
          <table:table-cell/>
          <table:table-cell table:style-name="ce30" office:value-type="float" office:value="23.5" calcext:value-type="float">
            <text:p>23.5</text:p>
          </table:table-cell>
          <table:table-cell table:number-columns-repeated="8"/>
          <table:table-cell table:formula="of:=[.L49]+0.1"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table:formula="of:=SUM([.M$5:.M5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3.4" calcext:value-type="float">
            <text:p>13.4</text:p>
          </table:table-cell>
          <table:table-cell/>
          <table:table-cell table:style-name="ce30" office:value-type="float" office:value="23.6" calcext:value-type="float">
            <text:p>23.6</text:p>
          </table:table-cell>
          <table:table-cell table:number-columns-repeated="8"/>
          <table:table-cell table:formula="of:=[.L50]+0.1"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table:formula="of:=SUM([.M$5:.M51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2" calcext:value-type="float">
            <text:p>12.0</text:p>
          </table:table-cell>
          <table:table-cell/>
          <table:table-cell table:style-name="ce30" office:value-type="float" office:value="23.8" calcext:value-type="float">
            <text:p>23.8</text:p>
          </table:table-cell>
          <table:table-cell table:number-columns-repeated="8"/>
          <table:table-cell table:formula="of:=[.L51]+0.1"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table:formula="of:=SUM([.M$5:.M5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3.6" calcext:value-type="float">
            <text:p>13.6</text:p>
          </table:table-cell>
          <table:table-cell/>
          <table:table-cell table:style-name="ce30" office:value-type="float" office:value="23.9" calcext:value-type="float">
            <text:p>23.9</text:p>
          </table:table-cell>
          <table:table-cell table:number-columns-repeated="8"/>
          <table:table-cell table:formula="of:=[.L52]+0.1"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table:formula="of:=SUM([.M$5:.M5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7.3" calcext:value-type="float">
            <text:p>17.3</text:p>
          </table:table-cell>
          <table:table-cell/>
          <table:table-cell table:style-name="ce30" office:value-type="float" office:value="24.1" calcext:value-type="float">
            <text:p>24.1</text:p>
          </table:table-cell>
          <table:table-cell table:number-columns-repeated="8"/>
          <table:table-cell table:formula="of:=[.L53]+0.1"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table:formula="of:=SUM([.M$5:.M5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8" calcext:value-type="float">
            <text:p>15.8</text:p>
          </table:table-cell>
          <table:table-cell/>
          <table:table-cell table:style-name="ce30" office:value-type="float" office:value="24.3" calcext:value-type="float">
            <text:p>24.3</text:p>
          </table:table-cell>
          <table:table-cell table:number-columns-repeated="8"/>
          <table:table-cell table:formula="of:=[.L54]+0.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M$5:.M5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4.3" calcext:value-type="float">
            <text:p>14.3</text:p>
          </table:table-cell>
          <table:table-cell/>
          <table:table-cell table:style-name="ce30" office:value-type="float" office:value="24.5" calcext:value-type="float">
            <text:p>24.5</text:p>
          </table:table-cell>
          <table:table-cell table:number-columns-repeated="8"/>
          <table:table-cell table:formula="of:=[.L55]+0.1"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table:formula="of:=SUM([.M$5:.M5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3.7" calcext:value-type="float">
            <text:p>13.7</text:p>
          </table:table-cell>
          <table:table-cell/>
          <table:table-cell table:style-name="ce30" office:value-type="float" office:value="24.6" calcext:value-type="float">
            <text:p>24.6</text:p>
          </table:table-cell>
          <table:table-cell table:number-columns-repeated="8"/>
          <table:table-cell table:formula="of:=[.L56]+0.1"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table:formula="of:=SUM([.M$5:.M5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9" calcext:value-type="float">
            <text:p>15.9</text:p>
          </table:table-cell>
          <table:table-cell/>
          <table:table-cell table:style-name="ce30" office:value-type="float" office:value="24.7" calcext:value-type="float">
            <text:p>24.7</text:p>
          </table:table-cell>
          <table:table-cell table:number-columns-repeated="8"/>
          <table:table-cell table:formula="of:=[.L57]+0.1"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table:formula="of:=SUM([.M$5:.M5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4" calcext:value-type="float">
            <text:p>15.4</text:p>
          </table:table-cell>
          <table:table-cell/>
          <table:table-cell table:style-name="ce30" office:value-type="float" office:value="24.9" calcext:value-type="float">
            <text:p>24.9</text:p>
          </table:table-cell>
          <table:table-cell table:number-columns-repeated="8"/>
          <table:table-cell table:formula="of:=[.L58]+0.1"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table:formula="of:=SUM([.M$5:.M5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4.6" calcext:value-type="float">
            <text:p>14.6</text:p>
          </table:table-cell>
          <table:table-cell/>
          <table:table-cell table:style-name="ce30" office:value-type="float" office:value="25" calcext:value-type="float">
            <text:p>25.0</text:p>
          </table:table-cell>
          <table:table-cell table:number-columns-repeated="8"/>
          <table:table-cell table:formula="of:=[.L59]+0.1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formula="of:=SUM([.M$5:.M6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6.1" calcext:value-type="float">
            <text:p>16.1</text:p>
          </table:table-cell>
          <table:table-cell/>
          <table:table-cell table:style-name="ce30" office:value-type="float" office:value="25.2" calcext:value-type="float">
            <text:p>25.2</text:p>
          </table:table-cell>
          <table:table-cell table:number-columns-repeated="8"/>
          <table:table-cell table:formula="of:=[.L60]+0.1"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table:formula="of:=SUM([.M$5:.M6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.7</text:p>
          </table:table-cell>
          <table:table-cell/>
          <table:table-cell table:style-name="ce30" office:value-type="float" office:value="25.4" calcext:value-type="float">
            <text:p>25.4</text:p>
          </table:table-cell>
          <table:table-cell table:number-columns-repeated="8"/>
          <table:table-cell table:formula="of:=[.L61]+0.1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table:formula="of:=SUM([.M$5:.M6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.7</text:p>
          </table:table-cell>
          <table:table-cell/>
          <table:table-cell table:style-name="ce30" office:value-type="float" office:value="25.8" calcext:value-type="float">
            <text:p>25.8</text:p>
          </table:table-cell>
          <table:table-cell table:number-columns-repeated="8"/>
          <table:table-cell table:formula="of:=[.L62]+0.1" office:value-type="float" office:value="15.8" calcext:value-type="float">
            <text:p>15.8</text:p>
          </table:table-cell>
          <table:table-cell office:value-type="float" office:value="3" calcext:value-type="float">
            <text:p>3</text:p>
          </table:table-cell>
          <table:table-cell table:formula="of:=SUM([.M$5:.M6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.7</text:p>
          </table:table-cell>
          <table:table-cell/>
          <table:table-cell table:style-name="ce30" office:value-type="float" office:value="26" calcext:value-type="float">
            <text:p>26.0</text:p>
          </table:table-cell>
          <table:table-cell table:number-columns-repeated="8"/>
          <table:table-cell table:formula="of:=[.L63]+0.1"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table:formula="of:=SUM([.M$5:.M64])"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4]+0.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M$5:.M65])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5]+0.1"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table:formula="of:=SUM([.M$5:.M66])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6]+0.1"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formula="of:=SUM([.M$5:.M67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7]+0.1"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table:formula="of:=SUM([.M$5:.M68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8]+0.1"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table:formula="of:=SUM([.M$5:.M69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9]+0.1"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formula="of:=SUM([.M$5:.M70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0]+0.1"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table:formula="of:=SUM([.M$5:.M71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1]+0.1"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table:formula="of:=SUM([.M$5:.M72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2]+0.1"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table:formula="of:=SUM([.M$5:.M73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3]+0.1"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table:formula="of:=SUM([.M$5:.M74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4]+0.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M$5:.M75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5]+0.1"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table:formula="of:=SUM([.M$5:.M76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6]+0.1"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table:formula="of:=SUM([.M$5:.M77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7]+0.1"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table:formula="of:=SUM([.M$5:.M78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8]+0.1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SUM([.M$5:.M79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9]+0.1"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table:formula="of:=SUM([.M$5:.M80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0]+0.1"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table:formula="of:=SUM([.M$5:.M81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1]+0.1"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table:formula="of:=SUM([.M$5:.M82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2]+0.1"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table:formula="of:=SUM([.M$5:.M83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3]+0.1"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table:formula="of:=SUM([.M$5:.M84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4]+0.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M$5:.M85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5]+0.1"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table:formula="of:=SUM([.M$5:.M86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6]+0.1"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table:formula="of:=SUM([.M$5:.M87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7]+0.1"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  <table:table-cell table:formula="of:=SUM([.M$5:.M88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8]+0.1"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table:formula="of:=SUM([.M$5:.M89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9]+0.1"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table:formula="of:=SUM([.M$5:.M90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0]+0.1"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table:formula="of:=SUM([.M$5:.M91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1]+0.1"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table:formula="of:=SUM([.M$5:.M92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2]+0.1"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table:formula="of:=SUM([.M$5:.M93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3]+0.1"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table:formula="of:=SUM([.M$5:.M94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4]+0.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SUM([.M$5:.M95])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5]+0.1"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table:formula="of:=SUM([.M$5:.M96])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6]+0.1"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table:formula="of:=SUM([.M$5:.M97])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7]+0.1"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table:formula="of:=SUM([.M$5:.M98])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8]+0.1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SUM([.M$5:.M99])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9]+0.1"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[.M$5:.M100])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0]+0.1"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table:formula="of:=SUM([.M$5:.M101])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1]+0.1"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table:formula="of:=SUM([.M$5:.M102])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2]+0.1"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table:formula="of:=SUM([.M$5:.M103])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3]+0.1"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formula="of:=SUM([.M$5:.M104])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4]+0.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M$5:.M105])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5]+0.1"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  <table:table-cell table:formula="of:=SUM([.M$5:.M106])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6]+0.1"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table:formula="of:=SUM([.M$5:.M107])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7]+0.1" office:value-type="float" office:value="20.3" calcext:value-type="float">
            <text:p>20.3</text:p>
          </table:table-cell>
          <table:table-cell office:value-type="float" office:value="2" calcext:value-type="float">
            <text:p>2</text:p>
          </table:table-cell>
          <table:table-cell table:formula="of:=SUM([.M$5:.M108])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8]+0.1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SUM([.M$5:.M109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9]+0.1"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table:formula="of:=SUM([.M$5:.M110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0]+0.1"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table:formula="of:=SUM([.M$5:.M111])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1]+0.1" office:value-type="float" office:value="20.7" calcext:value-type="float">
            <text:p>20.7</text:p>
          </table:table-cell>
          <table:table-cell office:value-type="float" office:value="1" calcext:value-type="float">
            <text:p>1</text:p>
          </table:table-cell>
          <table:table-cell table:formula="of:=SUM([.M$5:.M112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2]+0.1"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table:formula="of:=SUM([.M$5:.M113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3]+0.1" office:value-type="float" office:value="20.9000000000001" calcext:value-type="float">
            <text:p>20.9000000000001</text:p>
          </table:table-cell>
          <table:table-cell office:value-type="float" office:value="0" calcext:value-type="float">
            <text:p>0</text:p>
          </table:table-cell>
          <table:table-cell table:formula="of:=SUM([.M$5:.M114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4]+0.1" office:value-type="float" office:value="21.0000000000001" calcext:value-type="float">
            <text:p>21.0000000000001</text:p>
          </table:table-cell>
          <table:table-cell office:value-type="float" office:value="0" calcext:value-type="float">
            <text:p>0</text:p>
          </table:table-cell>
          <table:table-cell table:formula="of:=SUM([.M$5:.M115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5]+0.1" office:value-type="float" office:value="21.1000000000001" calcext:value-type="float">
            <text:p>21.1000000000001</text:p>
          </table:table-cell>
          <table:table-cell office:value-type="float" office:value="2" calcext:value-type="float">
            <text:p>2</text:p>
          </table:table-cell>
          <table:table-cell table:formula="of:=SUM([.M$5:.M116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6]+0.1" office:value-type="float" office:value="21.2000000000001" calcext:value-type="float">
            <text:p>21.2000000000001</text:p>
          </table:table-cell>
          <table:table-cell office:value-type="float" office:value="0" calcext:value-type="float">
            <text:p>0</text:p>
          </table:table-cell>
          <table:table-cell table:formula="of:=SUM([.M$5:.M117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7]+0.1" office:value-type="float" office:value="21.3000000000001" calcext:value-type="float">
            <text:p>21.3000000000001</text:p>
          </table:table-cell>
          <table:table-cell office:value-type="float" office:value="2" calcext:value-type="float">
            <text:p>2</text:p>
          </table:table-cell>
          <table:table-cell table:formula="of:=SUM([.M$5:.M118])"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8]+0.1" office:value-type="float" office:value="21.4000000000001" calcext:value-type="float">
            <text:p>21.4000000000001</text:p>
          </table:table-cell>
          <table:table-cell office:value-type="float" office:value="1" calcext:value-type="float">
            <text:p>1</text:p>
          </table:table-cell>
          <table:table-cell table:formula="of:=SUM([.M$5:.M119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9]+0.1" office:value-type="float" office:value="21.5000000000001" calcext:value-type="float">
            <text:p>21.5000000000001</text:p>
          </table:table-cell>
          <table:table-cell office:value-type="float" office:value="1" calcext:value-type="float">
            <text:p>1</text:p>
          </table:table-cell>
          <table:table-cell table:formula="of:=SUM([.M$5:.M120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0]+0.1" office:value-type="float" office:value="21.6000000000001" calcext:value-type="float">
            <text:p>21.6000000000001</text:p>
          </table:table-cell>
          <table:table-cell office:value-type="float" office:value="1" calcext:value-type="float">
            <text:p>1</text:p>
          </table:table-cell>
          <table:table-cell table:formula="of:=SUM([.M$5:.M12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1]+0.1" office:value-type="float" office:value="21.7000000000001" calcext:value-type="float">
            <text:p>21.7000000000001</text:p>
          </table:table-cell>
          <table:table-cell office:value-type="float" office:value="0" calcext:value-type="float">
            <text:p>0</text:p>
          </table:table-cell>
          <table:table-cell table:formula="of:=SUM([.M$5:.M122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2]+0.1" office:value-type="float" office:value="21.8000000000001" calcext:value-type="float">
            <text:p>21.8000000000001</text:p>
          </table:table-cell>
          <table:table-cell office:value-type="float" office:value="0" calcext:value-type="float">
            <text:p>0</text:p>
          </table:table-cell>
          <table:table-cell table:formula="of:=SUM([.M$5:.M123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3]+0.1" office:value-type="float" office:value="21.9000000000001" calcext:value-type="float">
            <text:p>21.9000000000001</text:p>
          </table:table-cell>
          <table:table-cell office:value-type="float" office:value="2" calcext:value-type="float">
            <text:p>2</text:p>
          </table:table-cell>
          <table:table-cell table:formula="of:=SUM([.M$5:.M124])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4]+0.1" office:value-type="float" office:value="22.0000000000001" calcext:value-type="float">
            <text:p>22.0000000000001</text:p>
          </table:table-cell>
          <table:table-cell office:value-type="float" office:value="0" calcext:value-type="float">
            <text:p>0</text:p>
          </table:table-cell>
          <table:table-cell table:formula="of:=SUM([.M$5:.M125])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5]+0.1" office:value-type="float" office:value="22.1000000000001" calcext:value-type="float">
            <text:p>22.1000000000001</text:p>
          </table:table-cell>
          <table:table-cell office:value-type="float" office:value="1" calcext:value-type="float">
            <text:p>1</text:p>
          </table:table-cell>
          <table:table-cell table:formula="of:=SUM([.M$5:.M126])"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6]+0.1" office:value-type="float" office:value="22.2000000000001" calcext:value-type="float">
            <text:p>22.2000000000001</text:p>
          </table:table-cell>
          <table:table-cell office:value-type="float" office:value="0" calcext:value-type="float">
            <text:p>0</text:p>
          </table:table-cell>
          <table:table-cell table:formula="of:=SUM([.M$5:.M127])"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7]+0.1" office:value-type="float" office:value="22.3000000000001" calcext:value-type="float">
            <text:p>22.3000000000001</text:p>
          </table:table-cell>
          <table:table-cell office:value-type="float" office:value="1" calcext:value-type="float">
            <text:p>1</text:p>
          </table:table-cell>
          <table:table-cell table:formula="of:=SUM([.M$5:.M128])"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8]+0.1" office:value-type="float" office:value="22.4000000000001" calcext:value-type="float">
            <text:p>22.4000000000001</text:p>
          </table:table-cell>
          <table:table-cell office:value-type="float" office:value="0" calcext:value-type="float">
            <text:p>0</text:p>
          </table:table-cell>
          <table:table-cell table:formula="of:=SUM([.M$5:.M129])"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9]+0.1" office:value-type="float" office:value="22.5000000000001" calcext:value-type="float">
            <text:p>22.5000000000001</text:p>
          </table:table-cell>
          <table:table-cell office:value-type="float" office:value="3" calcext:value-type="float">
            <text:p>3</text:p>
          </table:table-cell>
          <table:table-cell table:formula="of:=SUM([.M$5:.M130])"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0]+0.1" office:value-type="float" office:value="22.6000000000001" calcext:value-type="float">
            <text:p>22.6000000000001</text:p>
          </table:table-cell>
          <table:table-cell office:value-type="float" office:value="1" calcext:value-type="float">
            <text:p>1</text:p>
          </table:table-cell>
          <table:table-cell table:formula="of:=SUM([.M$5:.M131]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1]+0.1" office:value-type="float" office:value="22.7000000000001" calcext:value-type="float">
            <text:p>22.7000000000001</text:p>
          </table:table-cell>
          <table:table-cell office:value-type="float" office:value="0" calcext:value-type="float">
            <text:p>0</text:p>
          </table:table-cell>
          <table:table-cell table:formula="of:=SUM([.M$5:.M132]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2]+0.1" office:value-type="float" office:value="22.8000000000001" calcext:value-type="float">
            <text:p>22.8000000000001</text:p>
          </table:table-cell>
          <table:table-cell office:value-type="float" office:value="2" calcext:value-type="float">
            <text:p>2</text:p>
          </table:table-cell>
          <table:table-cell table:formula="of:=SUM([.M$5:.M133])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3]+0.1" office:value-type="float" office:value="22.9000000000001" calcext:value-type="float">
            <text:p>22.9000000000001</text:p>
          </table:table-cell>
          <table:table-cell office:value-type="float" office:value="2" calcext:value-type="float">
            <text:p>2</text:p>
          </table:table-cell>
          <table:table-cell table:formula="of:=SUM([.M$5:.M134])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4]+0.1" office:value-type="float" office:value="23.0000000000001" calcext:value-type="float">
            <text:p>23.0000000000001</text:p>
          </table:table-cell>
          <table:table-cell office:value-type="float" office:value="1" calcext:value-type="float">
            <text:p>1</text:p>
          </table:table-cell>
          <table:table-cell table:formula="of:=SUM([.M$5:.M135])"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5]+0.1" office:value-type="float" office:value="23.1000000000001" calcext:value-type="float">
            <text:p>23.1000000000001</text:p>
          </table:table-cell>
          <table:table-cell office:value-type="float" office:value="0" calcext:value-type="float">
            <text:p>0</text:p>
          </table:table-cell>
          <table:table-cell table:formula="of:=SUM([.M$5:.M136])"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6]+0.1" office:value-type="float" office:value="23.2000000000001" calcext:value-type="float">
            <text:p>23.2000000000001</text:p>
          </table:table-cell>
          <table:table-cell office:value-type="float" office:value="0" calcext:value-type="float">
            <text:p>0</text:p>
          </table:table-cell>
          <table:table-cell table:formula="of:=SUM([.M$5:.M137])"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7]+0.1" office:value-type="float" office:value="23.3000000000001" calcext:value-type="float">
            <text:p>23.3000000000001</text:p>
          </table:table-cell>
          <table:table-cell office:value-type="float" office:value="0" calcext:value-type="float">
            <text:p>0</text:p>
          </table:table-cell>
          <table:table-cell table:formula="of:=SUM([.M$5:.M138])"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8]+0.1" office:value-type="float" office:value="23.4000000000001" calcext:value-type="float">
            <text:p>23.4000000000001</text:p>
          </table:table-cell>
          <table:table-cell office:value-type="float" office:value="2" calcext:value-type="float">
            <text:p>2</text:p>
          </table:table-cell>
          <table:table-cell table:formula="of:=SUM([.M$5:.M139])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9]+0.1" office:value-type="float" office:value="23.5000000000001" calcext:value-type="float">
            <text:p>23.5000000000001</text:p>
          </table:table-cell>
          <table:table-cell office:value-type="float" office:value="1" calcext:value-type="float">
            <text:p>1</text:p>
          </table:table-cell>
          <table:table-cell table:formula="of:=SUM([.M$5:.M140])"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0]+0.1" office:value-type="float" office:value="23.6000000000001" calcext:value-type="float">
            <text:p>23.6000000000001</text:p>
          </table:table-cell>
          <table:table-cell office:value-type="float" office:value="1" calcext:value-type="float">
            <text:p>1</text:p>
          </table:table-cell>
          <table:table-cell table:formula="of:=SUM([.M$5:.M141])"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1]+0.1" office:value-type="float" office:value="23.7000000000001" calcext:value-type="float">
            <text:p>23.7000000000001</text:p>
          </table:table-cell>
          <table:table-cell office:value-type="float" office:value="0" calcext:value-type="float">
            <text:p>0</text:p>
          </table:table-cell>
          <table:table-cell table:formula="of:=SUM([.M$5:.M142])"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2]+0.1" office:value-type="float" office:value="23.8000000000001" calcext:value-type="float">
            <text:p>23.8000000000001</text:p>
          </table:table-cell>
          <table:table-cell office:value-type="float" office:value="1" calcext:value-type="float">
            <text:p>1</text:p>
          </table:table-cell>
          <table:table-cell table:formula="of:=SUM([.M$5:.M143])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3]+0.1" office:value-type="float" office:value="23.9000000000001" calcext:value-type="float">
            <text:p>23.9000000000001</text:p>
          </table:table-cell>
          <table:table-cell office:value-type="float" office:value="1" calcext:value-type="float">
            <text:p>1</text:p>
          </table:table-cell>
          <table:table-cell table:formula="of:=SUM([.M$5:.M144])"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4]+0.1" office:value-type="float" office:value="24.0000000000001" calcext:value-type="float">
            <text:p>24.0000000000001</text:p>
          </table:table-cell>
          <table:table-cell office:value-type="float" office:value="0" calcext:value-type="float">
            <text:p>0</text:p>
          </table:table-cell>
          <table:table-cell table:formula="of:=SUM([.M$5:.M145])"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5]+0.1" office:value-type="float" office:value="24.1000000000001" calcext:value-type="float">
            <text:p>24.1000000000001</text:p>
          </table:table-cell>
          <table:table-cell office:value-type="float" office:value="1" calcext:value-type="float">
            <text:p>1</text:p>
          </table:table-cell>
          <table:table-cell table:formula="of:=SUM([.M$5:.M146])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6]+0.1" office:value-type="float" office:value="24.2000000000001" calcext:value-type="float">
            <text:p>24.2000000000001</text:p>
          </table:table-cell>
          <table:table-cell office:value-type="float" office:value="0" calcext:value-type="float">
            <text:p>0</text:p>
          </table:table-cell>
          <table:table-cell table:formula="of:=SUM([.M$5:.M147])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7]+0.1" office:value-type="float" office:value="24.3000000000001" calcext:value-type="float">
            <text:p>24.3000000000001</text:p>
          </table:table-cell>
          <table:table-cell office:value-type="float" office:value="1" calcext:value-type="float">
            <text:p>1</text:p>
          </table:table-cell>
          <table:table-cell table:formula="of:=SUM([.M$5:.M148])"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8]+0.1" office:value-type="float" office:value="24.4000000000001" calcext:value-type="float">
            <text:p>24.4000000000001</text:p>
          </table:table-cell>
          <table:table-cell office:value-type="float" office:value="0" calcext:value-type="float">
            <text:p>0</text:p>
          </table:table-cell>
          <table:table-cell table:formula="of:=SUM([.M$5:.M149])"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9]+0.1" office:value-type="float" office:value="24.5000000000001" calcext:value-type="float">
            <text:p>24.5000000000001</text:p>
          </table:table-cell>
          <table:table-cell office:value-type="float" office:value="1" calcext:value-type="float">
            <text:p>1</text:p>
          </table:table-cell>
          <table:table-cell table:formula="of:=SUM([.M$5:.M150])"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0]+0.1" office:value-type="float" office:value="24.6000000000001" calcext:value-type="float">
            <text:p>24.6000000000001</text:p>
          </table:table-cell>
          <table:table-cell office:value-type="float" office:value="1" calcext:value-type="float">
            <text:p>1</text:p>
          </table:table-cell>
          <table:table-cell table:formula="of:=SUM([.M$5:.M151])"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1]+0.1" office:value-type="float" office:value="24.7000000000001" calcext:value-type="float">
            <text:p>24.7000000000001</text:p>
          </table:table-cell>
          <table:table-cell office:value-type="float" office:value="1" calcext:value-type="float">
            <text:p>1</text:p>
          </table:table-cell>
          <table:table-cell table:formula="of:=SUM([.M$5:.M152])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2]+0.1" office:value-type="float" office:value="24.8000000000001" calcext:value-type="float">
            <text:p>24.8000000000001</text:p>
          </table:table-cell>
          <table:table-cell office:value-type="float" office:value="0" calcext:value-type="float">
            <text:p>0</text:p>
          </table:table-cell>
          <table:table-cell table:formula="of:=SUM([.M$5:.M153])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3]+0.1" office:value-type="float" office:value="24.9000000000001" calcext:value-type="float">
            <text:p>24.9000000000001</text:p>
          </table:table-cell>
          <table:table-cell office:value-type="float" office:value="1" calcext:value-type="float">
            <text:p>1</text:p>
          </table:table-cell>
          <table:table-cell table:formula="of:=SUM([.M$5:.M154])"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4]+0.1" office:value-type="float" office:value="25.0000000000001" calcext:value-type="float">
            <text:p>25.0000000000001</text:p>
          </table:table-cell>
          <table:table-cell office:value-type="float" office:value="1" calcext:value-type="float">
            <text:p>1</text:p>
          </table:table-cell>
          <table:table-cell table:formula="of:=SUM([.M$5:.M155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5]+0.1" office:value-type="float" office:value="25.1000000000001" calcext:value-type="float">
            <text:p>25.1000000000001</text:p>
          </table:table-cell>
          <table:table-cell office:value-type="float" office:value="0" calcext:value-type="float">
            <text:p>0</text:p>
          </table:table-cell>
          <table:table-cell table:formula="of:=SUM([.M$5:.M15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6]+0.1" office:value-type="float" office:value="25.2000000000001" calcext:value-type="float">
            <text:p>25.2000000000001</text:p>
          </table:table-cell>
          <table:table-cell office:value-type="float" office:value="1" calcext:value-type="float">
            <text:p>1</text:p>
          </table:table-cell>
          <table:table-cell table:formula="of:=SUM([.M$5:.M157])"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7]+0.1" office:value-type="float" office:value="25.3000000000001" calcext:value-type="float">
            <text:p>25.3000000000001</text:p>
          </table:table-cell>
          <table:table-cell office:value-type="float" office:value="0" calcext:value-type="float">
            <text:p>0</text:p>
          </table:table-cell>
          <table:table-cell table:formula="of:=SUM([.M$5:.M158])"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8]+0.1" office:value-type="float" office:value="25.4000000000001" calcext:value-type="float">
            <text:p>25.4000000000001</text:p>
          </table:table-cell>
          <table:table-cell office:value-type="float" office:value="1" calcext:value-type="float">
            <text:p>1</text:p>
          </table:table-cell>
          <table:table-cell table:formula="of:=SUM([.M$5:.M159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9]+0.1" office:value-type="float" office:value="25.5000000000001" calcext:value-type="float">
            <text:p>25.5000000000001</text:p>
          </table:table-cell>
          <table:table-cell office:value-type="float" office:value="0" calcext:value-type="float">
            <text:p>0</text:p>
          </table:table-cell>
          <table:table-cell table:formula="of:=SUM([.M$5:.M160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0]+0.1" office:value-type="float" office:value="25.6000000000001" calcext:value-type="float">
            <text:p>25.6000000000001</text:p>
          </table:table-cell>
          <table:table-cell office:value-type="float" office:value="0" calcext:value-type="float">
            <text:p>0</text:p>
          </table:table-cell>
          <table:table-cell table:formula="of:=SUM([.M$5:.M161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1]+0.1" office:value-type="float" office:value="25.7000000000001" calcext:value-type="float">
            <text:p>25.7000000000001</text:p>
          </table:table-cell>
          <table:table-cell office:value-type="float" office:value="0" calcext:value-type="float">
            <text:p>0</text:p>
          </table:table-cell>
          <table:table-cell table:formula="of:=SUM([.M$5:.M162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2]+0.1" office:value-type="float" office:value="25.8000000000001" calcext:value-type="float">
            <text:p>25.8000000000001</text:p>
          </table:table-cell>
          <table:table-cell office:value-type="float" office:value="1" calcext:value-type="float">
            <text:p>1</text:p>
          </table:table-cell>
          <table:table-cell table:formula="of:=SUM([.M$5:.M163])"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3]+0.1" office:value-type="float" office:value="25.9000000000001" calcext:value-type="float">
            <text:p>25.9000000000001</text:p>
          </table:table-cell>
          <table:table-cell office:value-type="float" office:value="0" calcext:value-type="float">
            <text:p>0</text:p>
          </table:table-cell>
          <table:table-cell table:formula="of:=SUM([.M$5:.M164])"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4]+0.1" office:value-type="float" office:value="26.0000000000001" calcext:value-type="float">
            <text:p>26.0000000000001</text:p>
          </table:table-cell>
          <table:table-cell office:value-type="float" office:value="1" calcext:value-type="float">
            <text:p>1</text:p>
          </table:table-cell>
          <table:table-cell table:formula="of:=SUM([.M$5:.M165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5]+0.1" office:value-type="float" office:value="26.1000000000001" calcext:value-type="float">
            <text:p>26.1000000000001</text:p>
          </table:table-cell>
          <table:table-cell office:value-type="float" office:value="0" calcext:value-type="float">
            <text:p>0</text:p>
          </table:table-cell>
          <table:table-cell table:formula="of:=SUM([.M$5:.M166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6]+0.1" office:value-type="float" office:value="26.2000000000001" calcext:value-type="float">
            <text:p>26.2000000000001</text:p>
          </table:table-cell>
          <table:table-cell office:value-type="float" office:value="0" calcext:value-type="float">
            <text:p>0</text:p>
          </table:table-cell>
          <table:table-cell table:formula="of:=SUM([.M$5:.M167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7]+0.1" office:value-type="float" office:value="26.3000000000001" calcext:value-type="float">
            <text:p>26.3000000000001</text:p>
          </table:table-cell>
          <table:table-cell office:value-type="float" office:value="0" calcext:value-type="float">
            <text:p>0</text:p>
          </table:table-cell>
          <table:table-cell table:formula="of:=SUM([.M$5:.M168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8]+0.1" office:value-type="float" office:value="26.4000000000001" calcext:value-type="float">
            <text:p>26.4000000000001</text:p>
          </table:table-cell>
          <table:table-cell office:value-type="float" office:value="0" calcext:value-type="float">
            <text:p>0</text:p>
          </table:table-cell>
          <table:table-cell table:formula="of:=SUM([.M$5:.M169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9]+0.1" office:value-type="float" office:value="26.5000000000001" calcext:value-type="float">
            <text:p>26.5000000000001</text:p>
          </table:table-cell>
          <table:table-cell office:value-type="float" office:value="0" calcext:value-type="float">
            <text:p>0</text:p>
          </table:table-cell>
          <table:table-cell table:formula="of:=SUM([.M$5:.M170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0]+0.1" office:value-type="float" office:value="26.6000000000001" calcext:value-type="float">
            <text:p>26.6000000000001</text:p>
          </table:table-cell>
          <table:table-cell office:value-type="float" office:value="0" calcext:value-type="float">
            <text:p>0</text:p>
          </table:table-cell>
          <table:table-cell table:formula="of:=SUM([.M$5:.M171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1]+0.1" office:value-type="float" office:value="26.7000000000001" calcext:value-type="float">
            <text:p>26.7000000000001</text:p>
          </table:table-cell>
          <table:table-cell office:value-type="float" office:value="0" calcext:value-type="float">
            <text:p>0</text:p>
          </table:table-cell>
          <table:table-cell table:formula="of:=SUM([.M$5:.M172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2]+0.1" office:value-type="float" office:value="26.8000000000001" calcext:value-type="float">
            <text:p>26.8000000000001</text:p>
          </table:table-cell>
          <table:table-cell office:value-type="float" office:value="0" calcext:value-type="float">
            <text:p>0</text:p>
          </table:table-cell>
          <table:table-cell table:formula="of:=SUM([.M$5:.M173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3]+0.1" office:value-type="float" office:value="26.9000000000001" calcext:value-type="float">
            <text:p>26.9000000000001</text:p>
          </table:table-cell>
          <table:table-cell office:value-type="float" office:value="0" calcext:value-type="float">
            <text:p>0</text:p>
          </table:table-cell>
          <table:table-cell table:formula="of:=SUM([.M$5:.M174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4]+0.1" office:value-type="float" office:value="27.0000000000001" calcext:value-type="float">
            <text:p>27.0000000000001</text:p>
          </table:table-cell>
          <table:table-cell office:value-type="float" office:value="0" calcext:value-type="float">
            <text:p>0</text:p>
          </table:table-cell>
          <table:table-cell table:formula="of:=SUM([.M$5:.M175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5]+0.1" office:value-type="float" office:value="27.1000000000001" calcext:value-type="float">
            <text:p>27.1000000000001</text:p>
          </table:table-cell>
          <table:table-cell office:value-type="float" office:value="0" calcext:value-type="float">
            <text:p>0</text:p>
          </table:table-cell>
          <table:table-cell table:formula="of:=SUM([.M$5:.M176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6]+0.1" office:value-type="float" office:value="27.2000000000001" calcext:value-type="float">
            <text:p>27.2000000000001</text:p>
          </table:table-cell>
          <table:table-cell office:value-type="float" office:value="0" calcext:value-type="float">
            <text:p>0</text:p>
          </table:table-cell>
          <table:table-cell table:formula="of:=SUM([.M$5:.M177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7]+0.1" office:value-type="float" office:value="27.3000000000001" calcext:value-type="float">
            <text:p>27.3000000000001</text:p>
          </table:table-cell>
          <table:table-cell office:value-type="float" office:value="0" calcext:value-type="float">
            <text:p>0</text:p>
          </table:table-cell>
          <table:table-cell table:formula="of:=SUM([.M$5:.M178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8]+0.1" office:value-type="float" office:value="27.4000000000001" calcext:value-type="float">
            <text:p>27.4000000000001</text:p>
          </table:table-cell>
          <table:table-cell office:value-type="float" office:value="0" calcext:value-type="float">
            <text:p>0</text:p>
          </table:table-cell>
          <table:table-cell table:formula="of:=SUM([.M$5:.M179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9]+0.1" office:value-type="float" office:value="27.5000000000001" calcext:value-type="float">
            <text:p>27.5000000000001</text:p>
          </table:table-cell>
          <table:table-cell office:value-type="float" office:value="0" calcext:value-type="float">
            <text:p>0</text:p>
          </table:table-cell>
          <table:table-cell table:formula="of:=SUM([.M$5:.M180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0]+0.1" office:value-type="float" office:value="27.6000000000001" calcext:value-type="float">
            <text:p>27.6000000000001</text:p>
          </table:table-cell>
          <table:table-cell office:value-type="float" office:value="0" calcext:value-type="float">
            <text:p>0</text:p>
          </table:table-cell>
          <table:table-cell table:formula="of:=SUM([.M$5:.M181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1]+0.1" office:value-type="float" office:value="27.7000000000001" calcext:value-type="float">
            <text:p>27.7000000000001</text:p>
          </table:table-cell>
          <table:table-cell office:value-type="float" office:value="0" calcext:value-type="float">
            <text:p>0</text:p>
          </table:table-cell>
          <table:table-cell table:formula="of:=SUM([.M$5:.M182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2]+0.1" office:value-type="float" office:value="27.8000000000001" calcext:value-type="float">
            <text:p>27.8000000000001</text:p>
          </table:table-cell>
          <table:table-cell office:value-type="float" office:value="0" calcext:value-type="float">
            <text:p>0</text:p>
          </table:table-cell>
          <table:table-cell table:formula="of:=SUM([.M$5:.M183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3]+0.1" office:value-type="float" office:value="27.9000000000001" calcext:value-type="float">
            <text:p>27.9000000000001</text:p>
          </table:table-cell>
          <table:table-cell office:value-type="float" office:value="0" calcext:value-type="float">
            <text:p>0</text:p>
          </table:table-cell>
          <table:table-cell table:formula="of:=SUM([.M$5:.M184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4]+0.1" office:value-type="float" office:value="28.0000000000002" calcext:value-type="float">
            <text:p>28.0000000000002</text:p>
          </table:table-cell>
          <table:table-cell office:value-type="float" office:value="0" calcext:value-type="float">
            <text:p>0</text:p>
          </table:table-cell>
          <table:table-cell table:formula="of:=SUM([.M$5:.M185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5]+0.1" office:value-type="float" office:value="28.1000000000002" calcext:value-type="float">
            <text:p>28.1000000000002</text:p>
          </table:table-cell>
          <table:table-cell office:value-type="float" office:value="0" calcext:value-type="float">
            <text:p>0</text:p>
          </table:table-cell>
          <table:table-cell table:formula="of:=SUM([.M$5:.M186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6]+0.1" office:value-type="float" office:value="28.2000000000002" calcext:value-type="float">
            <text:p>28.2000000000002</text:p>
          </table:table-cell>
          <table:table-cell office:value-type="float" office:value="0" calcext:value-type="float">
            <text:p>0</text:p>
          </table:table-cell>
          <table:table-cell table:formula="of:=SUM([.M$5:.M187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7]+0.1" office:value-type="float" office:value="28.3000000000002" calcext:value-type="float">
            <text:p>28.3000000000002</text:p>
          </table:table-cell>
          <table:table-cell office:value-type="float" office:value="0" calcext:value-type="float">
            <text:p>0</text:p>
          </table:table-cell>
          <table:table-cell table:formula="of:=SUM([.M$5:.M188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8]+0.1" office:value-type="float" office:value="28.4000000000002" calcext:value-type="float">
            <text:p>28.4000000000002</text:p>
          </table:table-cell>
          <table:table-cell office:value-type="float" office:value="0" calcext:value-type="float">
            <text:p>0</text:p>
          </table:table-cell>
          <table:table-cell table:formula="of:=SUM([.M$5:.M189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9]+0.1" office:value-type="float" office:value="28.5000000000002" calcext:value-type="float">
            <text:p>28.5000000000002</text:p>
          </table:table-cell>
          <table:table-cell office:value-type="float" office:value="0" calcext:value-type="float">
            <text:p>0</text:p>
          </table:table-cell>
          <table:table-cell table:formula="of:=SUM([.M$5:.M190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0]+0.1" office:value-type="float" office:value="28.6000000000002" calcext:value-type="float">
            <text:p>28.6000000000002</text:p>
          </table:table-cell>
          <table:table-cell office:value-type="float" office:value="0" calcext:value-type="float">
            <text:p>0</text:p>
          </table:table-cell>
          <table:table-cell table:formula="of:=SUM([.M$5:.M191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1]+0.1" office:value-type="float" office:value="28.7000000000002" calcext:value-type="float">
            <text:p>28.7000000000002</text:p>
          </table:table-cell>
          <table:table-cell office:value-type="float" office:value="0" calcext:value-type="float">
            <text:p>0</text:p>
          </table:table-cell>
          <table:table-cell table:formula="of:=SUM([.M$5:.M192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2]+0.1" office:value-type="float" office:value="28.8000000000002" calcext:value-type="float">
            <text:p>28.8000000000002</text:p>
          </table:table-cell>
          <table:table-cell office:value-type="float" office:value="0" calcext:value-type="float">
            <text:p>0</text:p>
          </table:table-cell>
          <table:table-cell table:formula="of:=SUM([.M$5:.M193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3]+0.1" office:value-type="float" office:value="28.9000000000002" calcext:value-type="float">
            <text:p>28.9000000000002</text:p>
          </table:table-cell>
          <table:table-cell office:value-type="float" office:value="0" calcext:value-type="float">
            <text:p>0</text:p>
          </table:table-cell>
          <table:table-cell table:formula="of:=SUM([.M$5:.M194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4]+0.1" office:value-type="float" office:value="29.0000000000002" calcext:value-type="float">
            <text:p>29.0000000000002</text:p>
          </table:table-cell>
          <table:table-cell office:value-type="float" office:value="0" calcext:value-type="float">
            <text:p>0</text:p>
          </table:table-cell>
          <table:table-cell table:formula="of:=SUM([.M$5:.M195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5]+0.1" office:value-type="float" office:value="29.1000000000002" calcext:value-type="float">
            <text:p>29.1000000000002</text:p>
          </table:table-cell>
          <table:table-cell office:value-type="float" office:value="0" calcext:value-type="float">
            <text:p>0</text:p>
          </table:table-cell>
          <table:table-cell table:formula="of:=SUM([.M$5:.M196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6]+0.1" office:value-type="float" office:value="29.2000000000002" calcext:value-type="float">
            <text:p>29.2000000000002</text:p>
          </table:table-cell>
          <table:table-cell office:value-type="float" office:value="0" calcext:value-type="float">
            <text:p>0</text:p>
          </table:table-cell>
          <table:table-cell table:formula="of:=SUM([.M$5:.M197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7]+0.1" office:value-type="float" office:value="29.3000000000002" calcext:value-type="float">
            <text:p>29.3000000000002</text:p>
          </table:table-cell>
          <table:table-cell office:value-type="float" office:value="0" calcext:value-type="float">
            <text:p>0</text:p>
          </table:table-cell>
          <table:table-cell table:formula="of:=SUM([.M$5:.M198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8]+0.1" office:value-type="float" office:value="29.4000000000002" calcext:value-type="float">
            <text:p>29.4000000000002</text:p>
          </table:table-cell>
          <table:table-cell office:value-type="float" office:value="0" calcext:value-type="float">
            <text:p>0</text:p>
          </table:table-cell>
          <table:table-cell table:formula="of:=SUM([.M$5:.M199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9]+0.1" office:value-type="float" office:value="29.5000000000002" calcext:value-type="float">
            <text:p>29.5000000000002</text:p>
          </table:table-cell>
          <table:table-cell office:value-type="float" office:value="0" calcext:value-type="float">
            <text:p>0</text:p>
          </table:table-cell>
          <table:table-cell table:formula="of:=SUM([.M$5:.M200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200]+0.1" office:value-type="float" office:value="29.6000000000002" calcext:value-type="float">
            <text:p>29.6000000000002</text:p>
          </table:table-cell>
          <table:table-cell office:value-type="float" office:value="0" calcext:value-type="float">
            <text:p>0</text:p>
          </table:table-cell>
          <table:table-cell table:formula="of:=SUM([.M$5:.M201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201]+0.1" office:value-type="float" office:value="29.7000000000002" calcext:value-type="float">
            <text:p>29.7000000000002</text:p>
          </table:table-cell>
          <table:table-cell office:value-type="float" office:value="0" calcext:value-type="float">
            <text:p>0</text:p>
          </table:table-cell>
          <table:table-cell table:formula="of:=SUM([.M$5:.M202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202]+0.1" office:value-type="float" office:value="29.8000000000002" calcext:value-type="float">
            <text:p>29.8000000000002</text:p>
          </table:table-cell>
          <table:table-cell office:value-type="float" office:value="0" calcext:value-type="float">
            <text:p>0</text:p>
          </table:table-cell>
          <table:table-cell table:formula="of:=SUM([.M$5:.M203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203]+0.1" office:value-type="float" office:value="29.9000000000002" calcext:value-type="float">
            <text:p>29.9000000000002</text:p>
          </table:table-cell>
          <table:table-cell office:value-type="float" office:value="0" calcext:value-type="float">
            <text:p>0</text:p>
          </table:table-cell>
          <table:table-cell table:formula="of:=SUM([.M$5:.M204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204]+0.1" office:value-type="float" office:value="30.0000000000002" calcext:value-type="float">
            <text:p>30.0000000000002</text:p>
          </table:table-cell>
          <table:table-cell office:value-type="float" office:value="0" calcext:value-type="float">
            <text:p>0</text:p>
          </table:table-cell>
          <table:table-cell table:formula="of:=SUM([.M$5:.M205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HistoNormal" table:style-name="ta2">
        <office:forms form:automatic-focus="false" form:apply-design-mode="false"/>
        <table:shapes>
          <draw:frame draw:z-index="0" draw:style-name="gr1" draw:text-style-name="P1" svg:width="6.2988in" svg:height="3.5429in" svg:x="2.7059in" svg:y="2.2567in">
            <draw:object draw:notify-on-update-of-ranges="HistoNormal.A3:HistoNormal.A53 HistoNormal.B3:HistoNormal.B5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row table:style-name="ro3">
          <table:table-cell/>
          <table:table-cell table:style-name="Default"/>
        </table:table-row>
        <table:table-row table:style-name="ro3">
          <table:table-cell/>
          <table:table-cell table:style-name="ce39" office:value-type="string" calcext:value-type="string">
            <text:p>NormStd</text:p>
          </table:table-cell>
        </table:table-row>
        <table:table-row table:style-name="ro3">
          <table:table-cell office:value-type="float" office:value="-5" calcext:value-type="float">
            <text:p>-5</text:p>
          </table:table-cell>
          <table:table-cell table:formula="of:=COM.MICROSOFT.NORM.DIST([.A3];0;1;0)" office:value-type="float" office:value="0.0000014867195147343" calcext:value-type="float">
            <text:p>1.4867195147343E-06</text:p>
          </table:table-cell>
        </table:table-row>
        <table:table-row table:style-name="ro3">
          <table:table-cell table:formula="of:=[.A3]+0.2" office:value-type="float" office:value="-4.8" calcext:value-type="float">
            <text:p>-4.8</text:p>
          </table:table-cell>
          <table:table-cell table:formula="of:=COM.MICROSOFT.NORM.DIST([.A4];0;1;0)" office:value-type="float" office:value="0.00000396129909103208" calcext:value-type="float">
            <text:p>3.96129909103208E-06</text:p>
          </table:table-cell>
        </table:table-row>
        <table:table-row table:style-name="ro3">
          <table:table-cell table:formula="of:=[.A4]+0.2" office:value-type="float" office:value="-4.6" calcext:value-type="float">
            <text:p>-4.6</text:p>
          </table:table-cell>
          <table:table-cell table:formula="of:=COM.MICROSOFT.NORM.DIST([.A5];0;1;0)" office:value-type="float" office:value="0.0000101408520654868" calcext:value-type="float">
            <text:p>1.01408520654868E-05</text:p>
          </table:table-cell>
        </table:table-row>
        <table:table-row table:style-name="ro3">
          <table:table-cell table:formula="of:=[.A5]+0.2" office:value-type="float" office:value="-4.4" calcext:value-type="float">
            <text:p>-4.4</text:p>
          </table:table-cell>
          <table:table-cell table:formula="of:=COM.MICROSOFT.NORM.DIST([.A6];0;1;0)" office:value-type="float" office:value="0.0000249424712900536" calcext:value-type="float">
            <text:p>2.49424712900536E-05</text:p>
          </table:table-cell>
        </table:table-row>
        <table:table-row table:style-name="ro3">
          <table:table-cell table:formula="of:=[.A6]+0.2" office:value-type="float" office:value="-4.2" calcext:value-type="float">
            <text:p>-4.2</text:p>
          </table:table-cell>
          <table:table-cell table:formula="of:=COM.MICROSOFT.NORM.DIST([.A7];0;1;0)" office:value-type="float" office:value="0.0000589430677565401" calcext:value-type="float">
            <text:p>5.89430677565401E-05</text:p>
          </table:table-cell>
        </table:table-row>
        <table:table-row table:style-name="ro3">
          <table:table-cell table:formula="of:=[.A7]+0.2" office:value-type="float" office:value="-4" calcext:value-type="float">
            <text:p>-4</text:p>
          </table:table-cell>
          <table:table-cell table:formula="of:=COM.MICROSOFT.NORM.DIST([.A8];0;1;0)" office:value-type="float" office:value="0.000133830225764886" calcext:value-type="float">
            <text:p>0.000133830225764886</text:p>
          </table:table-cell>
        </table:table-row>
        <table:table-row table:style-name="ro3">
          <table:table-cell table:formula="of:=[.A8]+0.2" office:value-type="float" office:value="-3.8" calcext:value-type="float">
            <text:p>-3.8</text:p>
          </table:table-cell>
          <table:table-cell table:formula="of:=COM.MICROSOFT.NORM.DIST([.A9];0;1;0)" office:value-type="float" office:value="0.000291946925791461" calcext:value-type="float">
            <text:p>0.000291946925791461</text:p>
          </table:table-cell>
        </table:table-row>
        <table:table-row table:style-name="ro3">
          <table:table-cell table:formula="of:=[.A9]+0.2" office:value-type="float" office:value="-3.6" calcext:value-type="float">
            <text:p>-3.6</text:p>
          </table:table-cell>
          <table:table-cell table:formula="of:=COM.MICROSOFT.NORM.DIST([.A10];0;1;0)" office:value-type="float" office:value="0.000611901930113775" calcext:value-type="float">
            <text:p>0.000611901930113775</text:p>
          </table:table-cell>
        </table:table-row>
        <table:table-row table:style-name="ro3">
          <table:table-cell table:formula="of:=[.A10]+0.2" office:value-type="float" office:value="-3.4" calcext:value-type="float">
            <text:p>-3.4</text:p>
          </table:table-cell>
          <table:table-cell table:formula="of:=COM.MICROSOFT.NORM.DIST([.A11];0;1;0)" office:value-type="float" office:value="0.00123221916847303" calcext:value-type="float">
            <text:p>0.00123221916847303</text:p>
          </table:table-cell>
        </table:table-row>
        <table:table-row table:style-name="ro3">
          <table:table-cell table:formula="of:=[.A11]+0.2" office:value-type="float" office:value="-3.2" calcext:value-type="float">
            <text:p>-3.2</text:p>
          </table:table-cell>
          <table:table-cell table:formula="of:=COM.MICROSOFT.NORM.DIST([.A12];0;1;0)" office:value-type="float" office:value="0.00238408820146486" calcext:value-type="float">
            <text:p>0.00238408820146486</text:p>
          </table:table-cell>
        </table:table-row>
        <table:table-row table:style-name="ro3">
          <table:table-cell table:formula="of:=[.A12]+0.2" office:value-type="float" office:value="-3" calcext:value-type="float">
            <text:p>-3</text:p>
          </table:table-cell>
          <table:table-cell table:formula="of:=COM.MICROSOFT.NORM.DIST([.A13];0;1;0)" office:value-type="float" office:value="0.00443184841193803" calcext:value-type="float">
            <text:p>0.00443184841193803</text:p>
          </table:table-cell>
        </table:table-row>
        <table:table-row table:style-name="ro3">
          <table:table-cell table:formula="of:=[.A13]+0.2" office:value-type="float" office:value="-2.8" calcext:value-type="float">
            <text:p>-2.8</text:p>
          </table:table-cell>
          <table:table-cell table:formula="of:=COM.MICROSOFT.NORM.DIST([.A14];0;1;0)" office:value-type="float" office:value="0.00791545158298001" calcext:value-type="float">
            <text:p>0.00791545158298001</text:p>
          </table:table-cell>
        </table:table-row>
        <table:table-row table:style-name="ro3">
          <table:table-cell table:formula="of:=[.A14]+0.2" office:value-type="float" office:value="-2.6" calcext:value-type="float">
            <text:p>-2.6</text:p>
          </table:table-cell>
          <table:table-cell table:formula="of:=COM.MICROSOFT.NORM.DIST([.A15];0;1;0)" office:value-type="float" office:value="0.0135829692336857" calcext:value-type="float">
            <text:p>0.0135829692336857</text:p>
          </table:table-cell>
        </table:table-row>
        <table:table-row table:style-name="ro3">
          <table:table-cell table:formula="of:=[.A15]+0.2" office:value-type="float" office:value="-2.4" calcext:value-type="float">
            <text:p>-2.4</text:p>
          </table:table-cell>
          <table:table-cell table:formula="of:=COM.MICROSOFT.NORM.DIST([.A16];0;1;0)" office:value-type="float" office:value="0.022394530294843" calcext:value-type="float">
            <text:p>0.022394530294843</text:p>
          </table:table-cell>
        </table:table-row>
        <table:table-row table:style-name="ro3">
          <table:table-cell table:formula="of:=[.A16]+0.2" office:value-type="float" office:value="-2.2" calcext:value-type="float">
            <text:p>-2.2</text:p>
          </table:table-cell>
          <table:table-cell table:formula="of:=COM.MICROSOFT.NORM.DIST([.A17];0;1;0)" office:value-type="float" office:value="0.0354745928462316" calcext:value-type="float">
            <text:p>0.0354745928462316</text:p>
          </table:table-cell>
        </table:table-row>
        <table:table-row table:style-name="ro3">
          <table:table-cell table:formula="of:=[.A17]+0.2" office:value-type="float" office:value="-2" calcext:value-type="float">
            <text:p>-2</text:p>
          </table:table-cell>
          <table:table-cell table:formula="of:=COM.MICROSOFT.NORM.DIST([.A18];0;1;0)" office:value-type="float" office:value="0.0539909665131883" calcext:value-type="float">
            <text:p>0.0539909665131883</text:p>
          </table:table-cell>
        </table:table-row>
        <table:table-row table:style-name="ro3">
          <table:table-cell table:formula="of:=[.A18]+0.2" office:value-type="float" office:value="-1.8" calcext:value-type="float">
            <text:p>-1.8</text:p>
          </table:table-cell>
          <table:table-cell table:formula="of:=COM.MICROSOFT.NORM.DIST([.A19];0;1;0)" office:value-type="float" office:value="0.0789501583008945" calcext:value-type="float">
            <text:p>0.0789501583008945</text:p>
          </table:table-cell>
        </table:table-row>
        <table:table-row table:style-name="ro3">
          <table:table-cell table:formula="of:=[.A19]+0.2" office:value-type="float" office:value="-1.6" calcext:value-type="float">
            <text:p>-1.6</text:p>
          </table:table-cell>
          <table:table-cell table:formula="of:=COM.MICROSOFT.NORM.DIST([.A20];0;1;0)" office:value-type="float" office:value="0.110920834679456" calcext:value-type="float">
            <text:p>0.110920834679456</text:p>
          </table:table-cell>
        </table:table-row>
        <table:table-row table:style-name="ro3">
          <table:table-cell table:formula="of:=[.A20]+0.2" office:value-type="float" office:value="-1.4" calcext:value-type="float">
            <text:p>-1.4</text:p>
          </table:table-cell>
          <table:table-cell table:formula="of:=COM.MICROSOFT.NORM.DIST([.A21];0;1;0)" office:value-type="float" office:value="0.149727465635745" calcext:value-type="float">
            <text:p>0.149727465635745</text:p>
          </table:table-cell>
        </table:table-row>
        <table:table-row table:style-name="ro3">
          <table:table-cell table:formula="of:=[.A21]+0.2" office:value-type="float" office:value="-1.2" calcext:value-type="float">
            <text:p>-1.2</text:p>
          </table:table-cell>
          <table:table-cell table:formula="of:=COM.MICROSOFT.NORM.DIST([.A22];0;1;0)" office:value-type="float" office:value="0.194186054983213" calcext:value-type="float">
            <text:p>0.194186054983213</text:p>
          </table:table-cell>
        </table:table-row>
        <table:table-row table:style-name="ro3">
          <table:table-cell table:formula="of:=[.A22]+0.2" office:value-type="float" office:value="-0.999999999999998" calcext:value-type="float">
            <text:p>-0.999999999999998</text:p>
          </table:table-cell>
          <table:table-cell table:formula="of:=COM.MICROSOFT.NORM.DIST([.A23];0;1;0)" office:value-type="float" office:value="0.241970724519144" calcext:value-type="float">
            <text:p>0.241970724519144</text:p>
          </table:table-cell>
        </table:table-row>
        <table:table-row table:style-name="ro3">
          <table:table-cell table:formula="of:=[.A23]+0.2" office:value-type="float" office:value="-0.799999999999998" calcext:value-type="float">
            <text:p>-0.799999999999998</text:p>
          </table:table-cell>
          <table:table-cell table:formula="of:=COM.MICROSOFT.NORM.DIST([.A24];0;1;0)" office:value-type="float" office:value="0.289691552761483" calcext:value-type="float">
            <text:p>0.289691552761483</text:p>
          </table:table-cell>
        </table:table-row>
        <table:table-row table:style-name="ro3">
          <table:table-cell table:formula="of:=[.A24]+0.2" office:value-type="float" office:value="-0.599999999999998" calcext:value-type="float">
            <text:p>-0.599999999999998</text:p>
          </table:table-cell>
          <table:table-cell table:formula="of:=COM.MICROSOFT.NORM.DIST([.A25];0;1;0)" office:value-type="float" office:value="0.3332246028918" calcext:value-type="float">
            <text:p>0.3332246028918</text:p>
          </table:table-cell>
        </table:table-row>
        <table:table-row table:style-name="ro3">
          <table:table-cell table:formula="of:=[.A25]+0.2" office:value-type="float" office:value="-0.399999999999998" calcext:value-type="float">
            <text:p>-0.399999999999998</text:p>
          </table:table-cell>
          <table:table-cell table:formula="of:=COM.MICROSOFT.NORM.DIST([.A26];0;1;0)" office:value-type="float" office:value="0.368270140303324" calcext:value-type="float">
            <text:p>0.368270140303324</text:p>
          </table:table-cell>
        </table:table-row>
        <table:table-row table:style-name="ro3">
          <table:table-cell table:formula="of:=[.A26]+0.2" office:value-type="float" office:value="-0.199999999999998" calcext:value-type="float">
            <text:p>-0.199999999999998</text:p>
          </table:table-cell>
          <table:table-cell table:formula="of:=COM.MICROSOFT.NORM.DIST([.A27];0;1;0)" office:value-type="float" office:value="0.391042693975456" calcext:value-type="float">
            <text:p>0.391042693975456</text:p>
          </table:table-cell>
        </table:table-row>
        <table:table-row table:style-name="ro3">
          <table:table-cell table:formula="of:=[.A27]+0.2" office:value-type="float" office:value="2.16493489801906E-015" calcext:value-type="float">
            <text:p>2.16493489801906E-15</text:p>
          </table:table-cell>
          <table:table-cell table:formula="of:=COM.MICROSOFT.NORM.DIST([.A28];0;1;0)" office:value-type="float" office:value="0.398942280401433" calcext:value-type="float">
            <text:p>0.398942280401433</text:p>
          </table:table-cell>
        </table:table-row>
        <table:table-row table:style-name="ro3">
          <table:table-cell table:formula="of:=[.A28]+0.2" office:value-type="float" office:value="0.200000000000002" calcext:value-type="float">
            <text:p>0.200000000000002</text:p>
          </table:table-cell>
          <table:table-cell table:formula="of:=COM.MICROSOFT.NORM.DIST([.A29];0;1;0)" office:value-type="float" office:value="0.391042693975456" calcext:value-type="float">
            <text:p>0.391042693975456</text:p>
          </table:table-cell>
        </table:table-row>
        <table:table-row table:style-name="ro3">
          <table:table-cell table:formula="of:=[.A29]+0.2" office:value-type="float" office:value="0.400000000000002" calcext:value-type="float">
            <text:p>0.400000000000002</text:p>
          </table:table-cell>
          <table:table-cell table:formula="of:=COM.MICROSOFT.NORM.DIST([.A30];0;1;0)" office:value-type="float" office:value="0.368270140303323" calcext:value-type="float">
            <text:p>0.368270140303323</text:p>
          </table:table-cell>
        </table:table-row>
        <table:table-row table:style-name="ro3">
          <table:table-cell table:formula="of:=[.A30]+0.2" office:value-type="float" office:value="0.600000000000002" calcext:value-type="float">
            <text:p>0.600000000000002</text:p>
          </table:table-cell>
          <table:table-cell table:formula="of:=COM.MICROSOFT.NORM.DIST([.A31];0;1;0)" office:value-type="float" office:value="0.333224602891799" calcext:value-type="float">
            <text:p>0.333224602891799</text:p>
          </table:table-cell>
        </table:table-row>
        <table:table-row table:style-name="ro3">
          <table:table-cell table:formula="of:=[.A31]+0.2" office:value-type="float" office:value="0.800000000000002" calcext:value-type="float">
            <text:p>0.800000000000002</text:p>
          </table:table-cell>
          <table:table-cell table:formula="of:=COM.MICROSOFT.NORM.DIST([.A32];0;1;0)" office:value-type="float" office:value="0.289691552761482" calcext:value-type="float">
            <text:p>0.289691552761482</text:p>
          </table:table-cell>
        </table:table-row>
        <table:table-row table:style-name="ro3">
          <table:table-cell table:formula="of:=[.A32]+0.2" office:value-type="float" office:value="1" calcext:value-type="float">
            <text:p>1</text:p>
          </table:table-cell>
          <table:table-cell table:formula="of:=COM.MICROSOFT.NORM.DIST([.A33];0;1;0)" office:value-type="float" office:value="0.241970724519143" calcext:value-type="float">
            <text:p>0.241970724519143</text:p>
          </table:table-cell>
        </table:table-row>
        <table:table-row table:style-name="ro3">
          <table:table-cell table:formula="of:=[.A33]+0.2" office:value-type="float" office:value="1.2" calcext:value-type="float">
            <text:p>1.2</text:p>
          </table:table-cell>
          <table:table-cell table:formula="of:=COM.MICROSOFT.NORM.DIST([.A34];0;1;0)" office:value-type="float" office:value="0.194186054983212" calcext:value-type="float">
            <text:p>0.194186054983212</text:p>
          </table:table-cell>
        </table:table-row>
        <table:table-row table:style-name="ro3">
          <table:table-cell table:formula="of:=[.A34]+0.2" office:value-type="float" office:value="1.4" calcext:value-type="float">
            <text:p>1.4</text:p>
          </table:table-cell>
          <table:table-cell table:formula="of:=COM.MICROSOFT.NORM.DIST([.A35];0;1;0)" office:value-type="float" office:value="0.149727465635744" calcext:value-type="float">
            <text:p>0.149727465635744</text:p>
          </table:table-cell>
        </table:table-row>
        <table:table-row table:style-name="ro3">
          <table:table-cell table:formula="of:=[.A35]+0.2" office:value-type="float" office:value="1.6" calcext:value-type="float">
            <text:p>1.6</text:p>
          </table:table-cell>
          <table:table-cell table:formula="of:=COM.MICROSOFT.NORM.DIST([.A36];0;1;0)" office:value-type="float" office:value="0.110920834679455" calcext:value-type="float">
            <text:p>0.110920834679455</text:p>
          </table:table-cell>
        </table:table-row>
        <table:table-row table:style-name="ro3">
          <table:table-cell table:formula="of:=[.A36]+0.2" office:value-type="float" office:value="1.8" calcext:value-type="float">
            <text:p>1.8</text:p>
          </table:table-cell>
          <table:table-cell table:formula="of:=COM.MICROSOFT.NORM.DIST([.A37];0;1;0)" office:value-type="float" office:value="0.0789501583008939" calcext:value-type="float">
            <text:p>0.0789501583008939</text:p>
          </table:table-cell>
        </table:table-row>
        <table:table-row table:style-name="ro3">
          <table:table-cell table:formula="of:=[.A37]+0.2" office:value-type="float" office:value="2" calcext:value-type="float">
            <text:p>2</text:p>
          </table:table-cell>
          <table:table-cell table:formula="of:=COM.MICROSOFT.NORM.DIST([.A38];0;1;0)" office:value-type="float" office:value="0.0539909665131878" calcext:value-type="float">
            <text:p>0.0539909665131878</text:p>
          </table:table-cell>
        </table:table-row>
        <table:table-row table:style-name="ro3">
          <table:table-cell table:formula="of:=[.A38]+0.2" office:value-type="float" office:value="2.2" calcext:value-type="float">
            <text:p>2.2</text:p>
          </table:table-cell>
          <table:table-cell table:formula="of:=COM.MICROSOFT.NORM.DIST([.A39];0;1;0)" office:value-type="float" office:value="0.0354745928462313" calcext:value-type="float">
            <text:p>0.0354745928462313</text:p>
          </table:table-cell>
        </table:table-row>
        <table:table-row table:style-name="ro3">
          <table:table-cell table:formula="of:=[.A39]+0.2" office:value-type="float" office:value="2.4" calcext:value-type="float">
            <text:p>2.4</text:p>
          </table:table-cell>
          <table:table-cell table:formula="of:=COM.MICROSOFT.NORM.DIST([.A40];0;1;0)" office:value-type="float" office:value="0.0223945302948428" calcext:value-type="float">
            <text:p>0.0223945302948428</text:p>
          </table:table-cell>
        </table:table-row>
        <table:table-row table:style-name="ro3">
          <table:table-cell table:formula="of:=[.A40]+0.2" office:value-type="float" office:value="2.6" calcext:value-type="float">
            <text:p>2.6</text:p>
          </table:table-cell>
          <table:table-cell table:formula="of:=COM.MICROSOFT.NORM.DIST([.A41];0;1;0)" office:value-type="float" office:value="0.0135829692336855" calcext:value-type="float">
            <text:p>0.0135829692336855</text:p>
          </table:table-cell>
        </table:table-row>
        <table:table-row table:style-name="ro3">
          <table:table-cell table:formula="of:=[.A41]+0.2" office:value-type="float" office:value="2.8" calcext:value-type="float">
            <text:p>2.8</text:p>
          </table:table-cell>
          <table:table-cell table:formula="of:=COM.MICROSOFT.NORM.DIST([.A42];0;1;0)" office:value-type="float" office:value="0.0079154515829799" calcext:value-type="float">
            <text:p>0.0079154515829799</text:p>
          </table:table-cell>
        </table:table-row>
        <table:table-row table:style-name="ro3">
          <table:table-cell table:formula="of:=[.A42]+0.2" office:value-type="float" office:value="3" calcext:value-type="float">
            <text:p>3</text:p>
          </table:table-cell>
          <table:table-cell table:formula="of:=COM.MICROSOFT.NORM.DIST([.A43];0;1;0)" office:value-type="float" office:value="0.00443184841193796" calcext:value-type="float">
            <text:p>0.00443184841193796</text:p>
          </table:table-cell>
        </table:table-row>
        <table:table-row table:style-name="ro3">
          <table:table-cell table:formula="of:=[.A43]+0.2" office:value-type="float" office:value="3.2" calcext:value-type="float">
            <text:p>3.2</text:p>
          </table:table-cell>
          <table:table-cell table:formula="of:=COM.MICROSOFT.NORM.DIST([.A44];0;1;0)" office:value-type="float" office:value="0.00238408820146482" calcext:value-type="float">
            <text:p>0.00238408820146482</text:p>
          </table:table-cell>
        </table:table-row>
        <table:table-row table:style-name="ro3">
          <table:table-cell table:formula="of:=[.A44]+0.2" office:value-type="float" office:value="3.4" calcext:value-type="float">
            <text:p>3.4</text:p>
          </table:table-cell>
          <table:table-cell table:formula="of:=COM.MICROSOFT.NORM.DIST([.A45];0;1;0)" office:value-type="float" office:value="0.001232219168473" calcext:value-type="float">
            <text:p>0.001232219168473</text:p>
          </table:table-cell>
        </table:table-row>
        <table:table-row table:style-name="ro3">
          <table:table-cell table:formula="of:=[.A45]+0.2" office:value-type="float" office:value="3.6" calcext:value-type="float">
            <text:p>3.6</text:p>
          </table:table-cell>
          <table:table-cell table:formula="of:=COM.MICROSOFT.NORM.DIST([.A46];0;1;0)" office:value-type="float" office:value="0.000611901930113764" calcext:value-type="float">
            <text:p>0.000611901930113764</text:p>
          </table:table-cell>
        </table:table-row>
        <table:table-row table:style-name="ro3">
          <table:table-cell table:formula="of:=[.A46]+0.2" office:value-type="float" office:value="3.8" calcext:value-type="float">
            <text:p>3.8</text:p>
          </table:table-cell>
          <table:table-cell table:formula="of:=COM.MICROSOFT.NORM.DIST([.A47];0;1;0)" office:value-type="float" office:value="0.000291946925791456" calcext:value-type="float">
            <text:p>0.000291946925791456</text:p>
          </table:table-cell>
        </table:table-row>
        <table:table-row table:style-name="ro3">
          <table:table-cell table:formula="of:=[.A47]+0.2" office:value-type="float" office:value="4" calcext:value-type="float">
            <text:p>4</text:p>
          </table:table-cell>
          <table:table-cell table:formula="of:=COM.MICROSOFT.NORM.DIST([.A48];0;1;0)" office:value-type="float" office:value="0.000133830225764883" calcext:value-type="float">
            <text:p>0.000133830225764883</text:p>
          </table:table-cell>
        </table:table-row>
        <table:table-row table:style-name="ro3">
          <table:table-cell table:formula="of:=[.A48]+0.2" office:value-type="float" office:value="4.2" calcext:value-type="float">
            <text:p>4.2</text:p>
          </table:table-cell>
          <table:table-cell table:formula="of:=COM.MICROSOFT.NORM.DIST([.A49];0;1;0)" office:value-type="float" office:value="0.0000589430677565389" calcext:value-type="float">
            <text:p>5.89430677565389E-05</text:p>
          </table:table-cell>
        </table:table-row>
        <table:table-row table:style-name="ro3">
          <table:table-cell table:formula="of:=[.A49]+0.2" office:value-type="float" office:value="4.4" calcext:value-type="float">
            <text:p>4.4</text:p>
          </table:table-cell>
          <table:table-cell table:formula="of:=COM.MICROSOFT.NORM.DIST([.A50];0;1;0)" office:value-type="float" office:value="0.0000249424712900531" calcext:value-type="float">
            <text:p>2.49424712900531E-05</text:p>
          </table:table-cell>
        </table:table-row>
        <table:table-row table:style-name="ro3">
          <table:table-cell table:formula="of:=[.A50]+0.2" office:value-type="float" office:value="4.6" calcext:value-type="float">
            <text:p>4.6</text:p>
          </table:table-cell>
          <table:table-cell table:formula="of:=COM.MICROSOFT.NORM.DIST([.A51];0;1;0)" office:value-type="float" office:value="0.0000101408520654865" calcext:value-type="float">
            <text:p>1.01408520654865E-05</text:p>
          </table:table-cell>
        </table:table-row>
        <table:table-row table:style-name="ro3">
          <table:table-cell table:formula="of:=[.A51]+0.2" office:value-type="float" office:value="4.8" calcext:value-type="float">
            <text:p>4.8</text:p>
          </table:table-cell>
          <table:table-cell table:formula="of:=COM.MICROSOFT.NORM.DIST([.A52];0;1;0)" office:value-type="float" office:value="0.00000396129909103199" calcext:value-type="float">
            <text:p>3.96129909103199E-06</text:p>
          </table:table-cell>
        </table:table-row>
        <table:table-row table:style-name="ro3">
          <table:table-cell table:formula="of:=[.A52]+0.2" office:value-type="float" office:value="5" calcext:value-type="float">
            <text:p>5</text:p>
          </table:table-cell>
          <table:table-cell table:formula="of:=COM.MICROSOFT.NORM.DIST([.A53];0;1;0)" office:value-type="float" office:value="0.00000148671951473426" calcext:value-type="float">
            <text:p>1.48671951473426E-06</text:p>
          </table:table-cell>
        </table:table-row>
        <table:table-row table:style-name="ro3" table:number-rows-repeated="9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DispGraf" table:style-name="ta2">
        <table:table-column table:style-name="co1" table:number-columns-repeated="2" table:default-cell-style-name="Default"/>
        <table:table-row table:style-name="ro3" table:number-rows-repeated="4">
          <table:table-cell table:number-columns-repeated="2"/>
        </table:table-row>
        <table:table-row table:style-name="ro3">
          <table:table-cell/>
          <table:table-cell>
            <draw:frame table:end-cell-address="DispGraf.M38" table:end-x="0.852in" table:end-y="0.1122in" draw:z-index="0" draw:style-name="gr1" draw:text-style-name="P1" svg:width="10.628in" svg:height="5.9791in" svg:x="0.002in" svg:y="0.0004in">
              <draw:object draw:notify-on-update-of-ranges="Dati.B5:Dati.B64 Dati.D5:Dati.D6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3" table:number-rows-repeated="39">
          <table:table-cell table:number-columns-repeated="2"/>
        </table:table-row>
        <table:table-row table:style-name="ro3">
          <table:table-cell/>
          <table:table-cell>
            <draw:frame table:end-cell-address="DispGraf.M78" table:end-x="0.8276in" table:end-y="0.0984in" draw:z-index="1" draw:style-name="gr1" draw:text-style-name="P1" svg:width="10.6035in" svg:height="5.9654in" svg:x="0.002in" svg:y="0.0004in">
              <draw:object draw:notify-on-update-of-ranges="Dati.D5:Dati.D64 Dati.E5:Dati.E6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</table:table>
      <table:table table:name="Sheet7" table:style-name="ta2">
        <office:forms form:automatic-focus="false" form:apply-design-mode="false"/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Dati.A5:Dati.E6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HistoTmin.C5:HistoTmin.C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Ubuntu" svg:font-family="Ubuntu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0" number:min-decimal-places="0" number:min-integer-digits="0"/>
      <number:text>fro</number:text>
    </number:number-style>
    <number:number-style style:name="N133">
      <number:number number:decimal-places="0" number:min-decimal-places="0" number:min-integer-digits="0"/>
      <number:text>to </number:text>
    </number:number-style>
    <number:number-style style:name="N134">
      <number:number number:decimal-places="0" number:min-decimal-places="0" number:min-integer-digits="0"/>
    </number:number-style>
    <number:number-style style:name="N135P0" style:volatile="true">
      <number:number number:decimal-places="0" number:min-decimal-places="0" number:min-integer-digits="0"/>
    </number:number-style>
    <number:number-style style:name="N135">
      <number:number number:decimal-places="0" number:min-decimal-places="0" number:min-integer-digits="0"/>
      <style:map style:condition="value()&gt;=0" style:apply-style-name="N135P0"/>
    </number:number-style>
    <number:number-style style:name="N136">
      <number:number number:decimal-places="0" number:min-decimal-places="0" number:min-integer-digits="0"/>
      <number:text>to below  </number:text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1:16:41.835271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8T11:18:22.474988400</dc:date>
    <dc:title>Tables</dc:title>
    <meta:creation-date>2022-10-01T17:03:23Z</meta:creation-date>
    <meta:editing-cycles>40</meta:editing-cycles>
    <meta:editing-duration>PT4H8M23S</meta:editing-duration>
    <meta:generator>LibreOffice/24.2.7.2$Linux_X86_64 LibreOffice_project/420$Build-2</meta:generator>
    <meta:document-statistic meta:table-count="7" meta:cell-count="1321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130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132cm" svg:height="19.199cm" xlink:href=".." xlink:type="simple" chart:class="chart:line" chart:style-name="ch1">
        <chart:title svg:x="14.125cm" svg:y="0.519cm" chart:style-name="ch2">
          <text:p>Serie temporale temperature</text:p>
        </chart:title>
        <chart:legend chart:legend-position="end" svg:x="32.504cm" svg:y="8.802cm" style:legend-expansion="high" chart:style-name="ch3"/>
        <chart:plot-area chart:style-name="ch4" table:cell-range-address="Dati.A5:Dati.D64 Dati.B4:Dati.D4" chart:data-source-has-labels="both" svg:x="0.682cm" svg:y="1.681cm" svg:width="31.14cm" svg:height="17.135cm">
          <chart:coordinate-region svg:x="1.594cm" svg:y="1.88cm" svg:width="30.228cm" svg:height="15.6cm"/>
          <chart:axis chart:dimension="x" chart:name="primary-x" chart:style-name="ch5" chartooo:axis-type="auto">
            <chartooo:date-scale/>
            <chart:categories table:cell-range-address="Dati.A5:Dati.A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i.B5:Dati.B64" chart:label-cell-address="Dati.B4:Dati.B4" chart:class="chart:line">
            <chart:data-point chart:repeated="60"/>
          </chart:series>
          <chart:series chart:style-name="ch9" chart:values-cell-range-address="Dati.C5:Dati.C64" chart:label-cell-address="Dati.C4:Dati.C4" chart:class="chart:line">
            <chart:data-point chart:repeated="60"/>
          </chart:series>
          <chart:series chart:style-name="ch10" chart:values-cell-range-address="Dati.D5:Dati.D64" chart:label-cell-address="Dati.D4:Dati.D4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in</text:p>
                <draw:g>
                  <svg:desc>Dati.B4:Dati.B4</svg:desc>
                </draw:g>
              </table:table-cell>
              <table:table-cell office:value-type="string">
                <text:p>Tmed</text:p>
                <draw:g>
                  <svg:desc>Dati.C4:Dati.C4</svg:desc>
                </draw:g>
              </table:table-cell>
              <table:table-cell office:value-type="string">
                <text:p>Tmax</text:p>
                <draw:g>
                  <svg:desc>Dati.D4:Dati.D4</svg:desc>
                </draw:g>
              </table:table-cell>
            </table:table-row>
          </table:table-header-rows>
          <table:table-rows>
            <table:table-row>
              <table:table-cell office:value-type="float" office:value="44775">
                <text:p>44775</text:p>
                <draw:g>
                  <svg:desc>Dati.A5:Dati.A64</svg:desc>
                </draw:g>
              </table:table-cell>
              <table:table-cell office:value-type="float" office:value="21.9">
                <text:p>21.9</text:p>
                <draw:g>
                  <svg:desc>Dati.B5:Dati.B64</svg:desc>
                </draw:g>
              </table:table-cell>
              <table:table-cell office:value-type="float" office:value="27">
                <text:p>27</text:p>
                <draw:g>
                  <svg:desc>Dati.C5:Dati.C64</svg:desc>
                </draw:g>
              </table:table-cell>
              <table:table-cell office:value-type="float" office:value="31.6">
                <text:p>31.6</text:p>
                <draw:g>
                  <svg:desc>Dati.D5:Dati.D64</svg:desc>
                </draw:g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25.2">
                <text:p>25.2</text:p>
              </table:table-cell>
              <table:table-cell office:value-type="float" office:value="28.2">
                <text:p>28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25.4">
                <text:p>25.4</text:p>
              </table:table-cell>
              <table:table-cell office:value-type="float" office:value="29">
                <text:p>2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25.8">
                <text:p>25.8</text:p>
              </table:table-cell>
              <table:table-cell office:value-type="float" office:value="29.6">
                <text:p>29.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26">
                <text:p>26</text:p>
              </table:table-cell>
              <table:table-cell office:value-type="float" office:value="29.4">
                <text:p>29.4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23.4">
                <text:p>23.4</text:p>
              </table:table-cell>
              <table:table-cell office:value-type="float" office:value="26.7">
                <text:p>26.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24.1">
                <text:p>24.1</text:p>
              </table:table-cell>
              <table:table-cell office:value-type="float" office:value="27.4">
                <text:p>27.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24.7">
                <text:p>24.7</text:p>
              </table:table-cell>
              <table:table-cell office:value-type="float" office:value="27">
                <text:p>2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24.5">
                <text:p>24.5</text:p>
              </table:table-cell>
              <table:table-cell office:value-type="float" office:value="27.2">
                <text:p>27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24.9">
                <text:p>24.9</text:p>
              </table:table-cell>
              <table:table-cell office:value-type="float" office:value="27.2">
                <text:p>27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23.8">
                <text:p>23.8</text:p>
              </table:table-cell>
              <table:table-cell office:value-type="float" office:value="25.8">
                <text:p>25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20.7">
                <text:p>20.7</text:p>
              </table:table-cell>
              <table:table-cell office:value-type="float" office:value="24.2">
                <text:p>24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20.3">
                <text:p>20.3</text:p>
              </table:table-cell>
              <table:table-cell office:value-type="float" office:value="25.3">
                <text:p>25.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22.5">
                <text:p>22.5</text:p>
              </table:table-cell>
              <table:table-cell office:value-type="float" office:value="26.8">
                <text:p>26.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21.9">
                <text:p>21.9</text:p>
              </table:table-cell>
              <table:table-cell office:value-type="float" office:value="25.1">
                <text:p>25.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23.6">
                <text:p>23.6</text:p>
              </table:table-cell>
              <table:table-cell office:value-type="float" office:value="26.2">
                <text:p>26.2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19">
                <text:p>19</text:p>
              </table:table-cell>
              <table:table-cell office:value-type="float" office:value="24.5">
                <text:p>24.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20.3">
                <text:p>20.3</text:p>
              </table:table-cell>
              <table:table-cell office:value-type="float" office:value="23.3">
                <text:p>23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20.4">
                <text:p>20.4</text:p>
              </table:table-cell>
              <table:table-cell office:value-type="float" office:value="25.5">
                <text:p>25.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22.5">
                <text:p>22.5</text:p>
              </table:table-cell>
              <table:table-cell office:value-type="float" office:value="26.4">
                <text:p>26.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23.5">
                <text:p>23.5</text:p>
              </table:table-cell>
              <table:table-cell office:value-type="float" office:value="26.4">
                <text:p>26.4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22.8">
                <text:p>22.8</text:p>
              </table:table-cell>
              <table:table-cell office:value-type="float" office:value="25.5">
                <text:p>25.5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24.3">
                <text:p>24.3</text:p>
              </table:table-cell>
              <table:table-cell office:value-type="float" office:value="26.4">
                <text:p>26.4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24.6">
                <text:p>24.6</text:p>
              </table:table-cell>
              <table:table-cell office:value-type="float" office:value="27.2">
                <text:p>27.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25">
                <text:p>25</text:p>
              </table:table-cell>
              <table:table-cell office:value-type="float" office:value="27.3">
                <text:p>27.3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22.6">
                <text:p>22.6</text:p>
              </table:table-cell>
              <table:table-cell office:value-type="float" office:value="26.1">
                <text:p>26.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22.1">
                <text:p>22.1</text:p>
              </table:table-cell>
              <table:table-cell office:value-type="float" office:value="25.4">
                <text:p>25.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22.9">
                <text:p>22.9</text:p>
              </table:table-cell>
              <table:table-cell office:value-type="float" office:value="26.2">
                <text:p>26.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23.9">
                <text:p>23.9</text:p>
              </table:table-cell>
              <table:table-cell office:value-type="float" office:value="26">
                <text:p>2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21.1">
                <text:p>21.1</text:p>
              </table:table-cell>
              <table:table-cell office:value-type="float" office:value="23.9">
                <text:p>23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22.8">
                <text:p>22.8</text:p>
              </table:table-cell>
              <table:table-cell office:value-type="float" office:value="23.6">
                <text:p>23.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21.6">
                <text:p>21.6</text:p>
              </table:table-cell>
              <table:table-cell office:value-type="float" office:value="23.4">
                <text:p>23.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20.6">
                <text:p>20.6</text:p>
              </table:table-cell>
              <table:table-cell office:value-type="float" office:value="23.4">
                <text:p>23.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21.5">
                <text:p>21.5</text:p>
              </table:table-cell>
              <table:table-cell office:value-type="float" office:value="24.1">
                <text:p>24.1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22.5">
                <text:p>22.5</text:p>
              </table:table-cell>
              <table:table-cell office:value-type="float" office:value="24.7">
                <text:p>24.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23">
                <text:p>23</text:p>
              </table:table-cell>
              <table:table-cell office:value-type="float" office:value="25.4">
                <text:p>25.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23.4">
                <text:p>23.4</text:p>
              </table:table-cell>
              <table:table-cell office:value-type="float" office:value="25.3">
                <text:p>25.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22.9">
                <text:p>22.9</text:p>
              </table:table-cell>
              <table:table-cell office:value-type="float" office:value="24.7">
                <text:p>24.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21.3">
                <text:p>21.3</text:p>
              </table:table-cell>
              <table:table-cell office:value-type="float" office:value="23.9">
                <text:p>23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19.4">
                <text:p>19.4</text:p>
              </table:table-cell>
              <table:table-cell office:value-type="float" office:value="23.3">
                <text:p>23.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19">
                <text:p>19</text:p>
              </table:table-cell>
              <table:table-cell office:value-type="float" office:value="22.7">
                <text:p>22.7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21.1">
                <text:p>21.1</text:p>
              </table:table-cell>
              <table:table-cell office:value-type="float" office:value="23.4">
                <text:p>23.4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21.4">
                <text:p>21.4</text:p>
              </table:table-cell>
              <table:table-cell office:value-type="float" office:value="24">
                <text:p>2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21.3">
                <text:p>21.3</text:p>
              </table:table-cell>
              <table:table-cell office:value-type="float" office:value="25.3">
                <text:p>25.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22.3">
                <text:p>22.3</text:p>
              </table:table-cell>
              <table:table-cell office:value-type="float" office:value="25.1">
                <text:p>25.1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19.8">
                <text:p>19.8</text:p>
              </table:table-cell>
              <table:table-cell office:value-type="float" office:value="22.9">
                <text:p>22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13.4">
                <text:p>13.4</text:p>
              </table:table-cell>
              <table:table-cell office:value-type="float" office:value="16.7">
                <text:p>16.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12">
                <text:p>12</text:p>
              </table:table-cell>
              <table:table-cell office:value-type="float" office:value="17.7">
                <text:p>17.7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13.6">
                <text:p>13.6</text:p>
              </table:table-cell>
              <table:table-cell office:value-type="float" office:value="19.1">
                <text:p>19.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15.8">
                <text:p>15.8</text:p>
              </table:table-cell>
              <table:table-cell office:value-type="float" office:value="18.1">
                <text:p>18.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14.3">
                <text:p>14.3</text:p>
              </table:table-cell>
              <table:table-cell office:value-type="float" office:value="17.2">
                <text:p>17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13.7">
                <text:p>13.7</text:p>
              </table:table-cell>
              <table:table-cell office:value-type="float" office:value="17.7">
                <text:p>17.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15.9">
                <text:p>15.9</text:p>
              </table:table-cell>
              <table:table-cell office:value-type="float" office:value="18.8">
                <text:p>18.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15.4">
                <text:p>15.4</text:p>
              </table:table-cell>
              <table:table-cell office:value-type="float" office:value="17.5">
                <text:p>17.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14.6">
                <text:p>14.6</text:p>
              </table:table-cell>
              <table:table-cell office:value-type="float" office:value="18.5">
                <text:p>18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16.1">
                <text:p>16.1</text:p>
              </table:table-cell>
              <table:table-cell office:value-type="float" office:value="18.3">
                <text:p>18.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15.7">
                <text:p>15.7</text:p>
              </table:table-cell>
              <table:table-cell office:value-type="float" office:value="17.7">
                <text:p>17.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15.7">
                <text:p>15.7</text:p>
              </table:table-cell>
              <table:table-cell office:value-type="float" office:value="18.9">
                <text:p>18.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15.7">
                <text:p>15.7</text:p>
              </table:table-cell>
              <table:table-cell office:value-type="float" office:value="17.4">
                <text:p>17.4</text:p>
              </table:table-cell>
              <table:table-cell office:value-type="float" office:value="19.7">
                <text:p>1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130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0">
      <style:chart-properties chart:display-label="true" chart:logarithmic="false" chart:minimum="44775" chart:maximum="44834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096cm" svg:height="19.178cm" xlink:href=".." xlink:type="simple" chart:class="chart:scatter" chart:column-mapping="0" chart:style-name="ch1">
        <chart:title svg:x="14.015cm" svg:y="0.519cm" chart:style-name="ch2">
          <text:p>Serie temporale precipitazioni</text:p>
        </chart:title>
        <chart:legend chart:legend-position="end" svg:x="32.732cm" svg:y="9.29cm" style:legend-expansion="high" chart:style-name="ch3"/>
        <chart:plot-area chart:style-name="ch4" table:cell-range-address="Dati.A5:Dati.A64 Dati.E4:Dati.E64" chart:data-source-has-labels="both" svg:x="0.681cm" svg:y="1.681cm" svg:width="31.37cm" svg:height="17.114cm">
          <chart:coordinate-region svg:x="1.593cm" svg:y="1.88cm" svg:width="30.458cm" svg:height="15.579cm"/>
          <chart:axis chart:dimension="x" chart:name="primary-x" chart:style-name="ch5" chartooo:axis-type="auto">
            <chart:categories table:cell-range-address="Dati.A5:Dati.A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i.E5:Dati.E64" chart:label-cell-address="Dati.E4:Dati.E4" chart:class="chart:scatter">
            <chart:domain table:cell-range-address="Dati.A5:Dati.A64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tot</text:p>
                <draw:g>
                  <svg:desc>Dati.E4:Dati.E4</svg:desc>
                </draw:g>
              </table:table-cell>
            </table:table-row>
          </table:table-header-rows>
          <table:table-rows>
            <table:table-row>
              <table:table-cell office:value-type="float" office:value="44775">
                <text:p>44775</text:p>
                <draw:g>
                  <svg:desc>Dati.A5:Dati.A64</svg:desc>
                </draw:g>
              </table:table-cell>
              <table:table-cell office:value-type="float" office:value="44775">
                <text:p>44775</text:p>
                <draw:g>
                  <svg:desc>Dati.A5:Dati.A64</svg:desc>
                </draw:g>
              </table:table-cell>
              <table:table-cell office:value-type="float" office:value="1.2">
                <text:p>1.2</text:p>
                <draw:g>
                  <svg:desc>Dati.E5:Dati.E64</svg:desc>
                </draw:g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44776">
                <text:p>44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44777">
                <text:p>44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44778">
                <text:p>44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44779">
                <text:p>4477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44780">
                <text:p>447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44781">
                <text:p>44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44782">
                <text:p>4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44783">
                <text:p>44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44784">
                <text:p>4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44785">
                <text:p>447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44786">
                <text:p>4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44787">
                <text:p>44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44788">
                <text:p>447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44789">
                <text:p>4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44790">
                <text:p>4479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44791">
                <text:p>4479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44792">
                <text:p>447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44793">
                <text:p>44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44794">
                <text:p>44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44795">
                <text:p>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44796">
                <text:p>44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44797">
                <text:p>44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44798">
                <text:p>44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44799">
                <text:p>44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44800">
                <text:p>4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44801">
                <text:p>44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44802">
                <text:p>44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44803">
                <text:p>44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44804">
                <text:p>4480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44805">
                <text:p>4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44806">
                <text:p>4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44807">
                <text:p>44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44808">
                <text:p>4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44809">
                <text:p>4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44810">
                <text:p>44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44811">
                <text:p>44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44812">
                <text:p>44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44813">
                <text:p>4481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44814">
                <text:p>4481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44815">
                <text:p>4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44816">
                <text:p>44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44817">
                <text:p>44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44818">
                <text:p>44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44819">
                <text:p>4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44820">
                <text:p>4482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44821">
                <text:p>44821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44822">
                <text:p>4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44823">
                <text:p>44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44824">
                <text:p>4482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44825">
                <text:p>44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44826">
                <text:p>44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44827">
                <text:p>44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44828">
                <text:p>448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44829">
                <text:p>4482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44830">
                <text:p>44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44831">
                <text:p>448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44832">
                <text:p>4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44833">
                <text:p>44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44834">
                <text:p>4483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Istogramma Tmin 1-bin</text:p>
        </chart:title>
        <chart:plot-area chart:style-name="ch3" table:cell-range-address="HistoTmin.G5:HistoTmin.H25" chart:data-source-has-labels="column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HistoTmin.G5:HistoTmin.G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H5:HistoTmin.H25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G5:HistoTmin.G25</svg:desc>
                </draw:g>
              </table:table-cell>
              <table:table-cell office:value-type="float" office:value="0">
                <text:p>0</text:p>
                <draw:g>
                  <svg:desc>HistoTmin.H5:HistoTmin.H2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1cm" svg:y="0.316cm" chart:style-name="ch2">
          <text:p>Ogiva Tmin 1-bin</text:p>
        </chart:title>
        <chart:plot-area chart:style-name="ch3" table:cell-range-address="HistoTmin.G5:HistoTmin.G25 HistoTmin.I5:HistoTmin.I25" chart:data-source-has-labels="column" svg:x="0.32cm" svg:y="1.275cm" svg:width="15.36cm" svg:height="7.545cm">
          <chart:coordinate-region svg:x="0.941cm" svg:y="1.475cm" svg:width="14.739cm" svg:height="6.698cm"/>
          <chart:axis chart:dimension="x" chart:name="primary-x" chart:style-name="ch4" chartooo:axis-type="auto">
            <chartooo:date-scale/>
            <chart:categories table:cell-range-address="HistoTmin.G5:HistoTmin.G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I5:HistoTmin.I25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G5:HistoTmin.G25</svg:desc>
                </draw:g>
              </table:table-cell>
              <table:table-cell office:value-type="float" office:value="0">
                <text:p>0</text:p>
                <draw:g>
                  <svg:desc>HistoTmin.I5:HistoTmin.I2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origin="0" chart:interval-major="1" chart:interval-minor-divisor="2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2cm" svg:height="11.262cm" xlink:href=".." xlink:type="simple" chart:class="chart:bar" chart:style-name="ch1">
        <chart:title svg:x="7.441cm" svg:y="0.361cm" chart:style-name="ch2">
          <text:p>Istogramma Tmin 0,1-bin</text:p>
        </chart:title>
        <chart:plot-area chart:style-name="ch3" table:cell-range-address="HistoTmin.L5:HistoTmin.M205" chart:data-source-has-labels="column" svg:x="0.4cm" svg:y="1.365cm" svg:width="19.222cm" svg:height="9.672cm">
          <chart:coordinate-region svg:x="0.964cm" svg:y="1.564cm" svg:width="18.658cm" svg:height="8.475cm"/>
          <chart:axis chart:dimension="x" chart:name="primary-x" chart:style-name="ch4" chartooo:axis-type="auto">
            <chartooo:date-scale/>
            <chart:categories table:cell-range-address="HistoTmin.L5:HistoTmin.L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M5:HistoTmin.M205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L5:HistoTmin.L205</svg:desc>
                </draw:g>
              </table:table-cell>
              <table:table-cell office:value-type="float" office:value="0">
                <text:p>0</text:p>
                <draw:g>
                  <svg:desc>HistoTmin.M5:HistoTmin.M205</svg:desc>
                </draw:g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9000000000001">
                <text:p>20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0000000000001">
                <text:p>21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1000000000001">
                <text:p>21.1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.2000000000001">
                <text:p>21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3000000000001">
                <text:p>21.3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.4000000000001">
                <text:p>21.4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5000000000001">
                <text:p>21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6000000000001">
                <text:p>21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7000000000001">
                <text:p>21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8000000000001">
                <text:p>21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9000000000001">
                <text:p>21.9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.0000000000001">
                <text:p>22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1000000000001">
                <text:p>22.1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2000000000001">
                <text:p>22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3000000000001">
                <text:p>22.3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4000000000001">
                <text:p>22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5000000000001">
                <text:p>22.5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.6000000000001">
                <text:p>22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7000000000001">
                <text:p>22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8000000000001">
                <text:p>22.8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.9000000000001">
                <text:p>22.9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.0000000000001">
                <text:p>23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1000000000001">
                <text:p>23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2000000000001">
                <text:p>23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3000000000001">
                <text:p>23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.5000000000001">
                <text:p>23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6000000000001">
                <text:p>23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7000000000001">
                <text:p>23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8000000000001">
                <text:p>23.8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9000000000001">
                <text:p>23.9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0000000000001">
                <text:p>24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1000000000001">
                <text:p>24.1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2000000000001">
                <text:p>24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3000000000001">
                <text:p>24.3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4000000000001">
                <text:p>24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5000000000001">
                <text:p>24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6000000000001">
                <text:p>24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7000000000001">
                <text:p>24.7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8000000000001">
                <text:p>24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9000000000001">
                <text:p>24.9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0000000000001">
                <text:p>25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1000000000001">
                <text:p>25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2000000000001">
                <text:p>25.2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3000000000001">
                <text:p>25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4000000000001">
                <text:p>25.4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5000000000001">
                <text:p>25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6000000000001">
                <text:p>25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7000000000001">
                <text:p>25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8000000000001">
                <text:p>25.8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9000000000001">
                <text:p>25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0000000000001">
                <text:p>26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.1000000000001">
                <text:p>26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2000000000001">
                <text:p>26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3000000000001">
                <text:p>26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4000000000001">
                <text:p>26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5000000000001">
                <text:p>26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6000000000001">
                <text:p>26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7000000000001">
                <text:p>26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8000000000001">
                <text:p>26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9000000000001">
                <text:p>26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0000000000001">
                <text:p>27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1000000000001">
                <text:p>27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2000000000001">
                <text:p>27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3000000000001">
                <text:p>27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4000000000001">
                <text:p>27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5000000000001">
                <text:p>27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6000000000001">
                <text:p>27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7000000000001">
                <text:p>27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8000000000001">
                <text:p>27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9000000000001">
                <text:p>27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0000000000002">
                <text:p>28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1000000000002">
                <text:p>28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2000000000002">
                <text:p>28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3000000000002">
                <text:p>28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4000000000002">
                <text:p>28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5000000000002">
                <text:p>28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6000000000002">
                <text:p>28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7000000000002">
                <text:p>28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8000000000002">
                <text:p>28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9000000000002">
                <text:p>28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0000000000002">
                <text:p>29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1000000000002">
                <text:p>29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2000000000002">
                <text:p>29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3000000000002">
                <text:p>29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4000000000002">
                <text:p>29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5000000000002">
                <text:p>29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6000000000002">
                <text:p>29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7000000000002">
                <text:p>29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8000000000002">
                <text:p>29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9000000000002">
                <text:p>29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0000000000002">
                <text:p>30.00000000000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63cm" svg:height="11.342cm" xlink:href=".." xlink:type="simple" chart:class="chart:bar" chart:style-name="ch1">
        <chart:title svg:x="8.106cm" svg:y="0.362cm" chart:style-name="ch2">
          <text:p>Ogiva Tmin 0,1-bin</text:p>
        </chart:title>
        <chart:plot-area chart:style-name="ch3" table:cell-range-address="HistoTmin.L5:HistoTmin.L205 HistoTmin.N5:HistoTmin.N205" chart:data-source-has-labels="column" svg:x="0.403cm" svg:y="1.367cm" svg:width="19.357cm" svg:height="9.749cm">
          <chart:coordinate-region svg:x="1.024cm" svg:y="1.566cm" svg:width="18.736cm" svg:height="8.552cm"/>
          <chart:axis chart:dimension="x" chart:name="primary-x" chart:style-name="ch4" chartooo:axis-type="auto">
            <chartooo:date-scale/>
            <chart:categories table:cell-range-address="HistoTmin.L5:HistoTmin.L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N5:HistoTmin.N205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L5:HistoTmin.L205</svg:desc>
                </draw:g>
              </table:table-cell>
              <table:table-cell office:value-type="float" office:value="0">
                <text:p>0</text:p>
                <draw:g>
                  <svg:desc>HistoTmin.N5:HistoTmin.N205</svg:desc>
                </draw:g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.9000000000001">
                <text:p>20.9000000000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.0000000000001">
                <text:p>21.0000000000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.1000000000001">
                <text:p>21.1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.2000000000001">
                <text:p>21.2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.3000000000001">
                <text:p>21.30000000000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1.4000000000001">
                <text:p>21.4000000000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.5000000000001">
                <text:p>21.50000000000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.6000000000001">
                <text:p>21.6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7000000000001">
                <text:p>21.7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8000000000001">
                <text:p>21.8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9000000000001">
                <text:p>21.90000000000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.0000000000001">
                <text:p>22.00000000000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.1000000000001">
                <text:p>22.10000000000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.2000000000001">
                <text:p>22.20000000000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.3000000000001">
                <text:p>22.30000000000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.4000000000001">
                <text:p>22.40000000000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.5000000000001">
                <text:p>22.50000000000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2.6000000000001">
                <text:p>22.6000000000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2.7000000000001">
                <text:p>22.7000000000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2.8000000000001">
                <text:p>22.80000000000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2.9000000000001">
                <text:p>22.90000000000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.0000000000001">
                <text:p>23.0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1000000000001">
                <text:p>23.1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2000000000001">
                <text:p>23.2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3000000000001">
                <text:p>23.3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4000000000001">
                <text:p>23.40000000000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3.5000000000001">
                <text:p>23.50000000000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3.6000000000001">
                <text:p>23.6000000000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.7000000000001">
                <text:p>23.7000000000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.8000000000001">
                <text:p>23.80000000000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.9000000000001">
                <text:p>23.90000000000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4.0000000000001">
                <text:p>24.00000000000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4.1000000000001">
                <text:p>24.1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.2000000000001">
                <text:p>24.2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.3000000000001">
                <text:p>24.30000000000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4.4000000000001">
                <text:p>24.40000000000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4.5000000000001">
                <text:p>24.50000000000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4.6000000000001">
                <text:p>24.60000000000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4.7000000000001">
                <text:p>24.70000000000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.8000000000001">
                <text:p>24.80000000000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.9000000000001">
                <text:p>24.90000000000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0000000000001">
                <text:p>25.00000000000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5.1000000000001">
                <text:p>25.10000000000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5.2000000000001">
                <text:p>25.20000000000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.3000000000001">
                <text:p>25.30000000000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.4000000000001">
                <text:p>25.4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5000000000001">
                <text:p>25.5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6000000000001">
                <text:p>25.6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7000000000001">
                <text:p>25.7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8000000000001">
                <text:p>25.80000000000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5.9000000000001">
                <text:p>25.90000000000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6.0000000000001">
                <text:p>26.0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1000000000001">
                <text:p>26.1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2000000000001">
                <text:p>26.2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3000000000001">
                <text:p>26.3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4000000000001">
                <text:p>26.4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5000000000001">
                <text:p>26.5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6000000000001">
                <text:p>26.6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7000000000001">
                <text:p>26.7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8000000000001">
                <text:p>26.8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9000000000001">
                <text:p>26.9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0000000000001">
                <text:p>27.0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1000000000001">
                <text:p>27.1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2000000000001">
                <text:p>27.2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3000000000001">
                <text:p>27.3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4000000000001">
                <text:p>27.4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5000000000001">
                <text:p>27.5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6000000000001">
                <text:p>27.6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7000000000001">
                <text:p>27.7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8000000000001">
                <text:p>27.8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9000000000001">
                <text:p>27.9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0000000000002">
                <text:p>28.0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1000000000002">
                <text:p>28.1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2000000000002">
                <text:p>28.2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3000000000002">
                <text:p>28.3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4000000000002">
                <text:p>28.4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5000000000002">
                <text:p>28.5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6000000000002">
                <text:p>28.6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7000000000002">
                <text:p>28.7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8000000000002">
                <text:p>28.8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9000000000002">
                <text:p>28.9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0000000000002">
                <text:p>29.0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1000000000002">
                <text:p>29.1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2000000000002">
                <text:p>29.2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3000000000002">
                <text:p>29.3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4000000000002">
                <text:p>29.4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5000000000002">
                <text:p>29.5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6000000000002">
                <text:p>29.6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7000000000002">
                <text:p>29.7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8000000000002">
                <text:p>29.8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9000000000002">
                <text:p>29.9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0.0000000000002">
                <text:p>30.0000000000002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0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98cm" svg:height="15.186cm" xlink:href=".." xlink:type="simple" chart:class="chart:scatter" chart:style-name="ch1">
        <chart:title svg:x="11.617cm" svg:y="0.439cm" chart:style-name="ch2">
          <text:p>Tmax contro Tmin</text:p>
        </chart:title>
        <chart:plot-area chart:style-name="ch3" table:cell-range-address="Dati.B5:Dati.B64 Dati.D5:Dati.D64" svg:x="0.539cm" svg:y="1.521cm" svg:width="25.92cm" svg:height="13.362cm">
          <chart:coordinate-region svg:x="1.451cm" svg:y="1.721cm" svg:width="24.676cm" svg:height="12.5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D5:Dati.D64" chart:class="chart:scatter">
            <chart:domain table:cell-range-address="Dati.B5:Dati.B64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">
                <text:p>21.9</text:p>
                <draw:g>
                  <svg:desc>Dati.B5:Dati.B64</svg:desc>
                </draw:g>
              </table:table-cell>
              <table:table-cell office:value-type="float" office:value="31.6">
                <text:p>31.6</text:p>
                <draw:g>
                  <svg:desc>Dati.D5:Dati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4">
                <text:p>25.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4">
                <text:p>23.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1">
                <text:p>24.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7">
                <text:p>24.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9">
                <text:p>24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">
                <text:p>23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7">
                <text:p>20.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3">
                <text:p>20.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5">
                <text:p>22.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9">
                <text:p>21.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6">
                <text:p>23.6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3">
                <text:p>20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4">
                <text:p>20.4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5">
                <text:p>22.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5">
                <text:p>23.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8">
                <text:p>22.8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3">
                <text:p>24.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6">
                <text:p>24.6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6">
                <text:p>22.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">
                <text:p>22.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9">
                <text:p>22.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9">
                <text:p>23.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1">
                <text:p>21.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8">
                <text:p>22.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6">
                <text:p>21.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6">
                <text:p>20.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">
                <text:p>21.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5">
                <text:p>22.5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4">
                <text:p>23.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">
                <text:p>22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3">
                <text:p>21.3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">
                <text:p>19.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1">
                <text:p>21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4">
                <text:p>21.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3">
                <text:p>21.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3">
                <text:p>22.3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8">
                <text:p>19.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">
                <text:p>13.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">
                <text:p>13.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3">
                <text:p>17.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">
                <text:p>15.8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3">
                <text:p>14.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7">
                <text:p>13.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">
                <text:p>15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6">
                <text:p>14.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7">
                <text:p>15.7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7">
                <text:p>15.7</text:p>
              </table:table-cell>
              <table:table-cell office:value-type="float" office:value="19.7">
                <text:p>19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0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36cm" svg:height="15.151cm" xlink:href=".." xlink:type="simple" chart:class="chart:scatter" chart:style-name="ch1">
        <chart:title svg:x="11.334cm" svg:y="0.439cm" chart:style-name="ch2">
          <text:p>Pioggia contro Tmax</text:p>
        </chart:title>
        <chart:plot-area chart:style-name="ch3" table:cell-range-address="Dati.D5:Dati.E64" svg:x="0.538cm" svg:y="1.521cm" svg:width="25.86cm" svg:height="13.327cm">
          <chart:coordinate-region svg:x="1.45cm" svg:y="1.72cm" svg:width="24.616cm" svg:height="12.4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E5:Dati.E64" chart:class="chart:scatter">
            <chart:domain table:cell-range-address="Dati.D5:Dati.D64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6">
                <text:p>31.6</text:p>
                <draw:g>
                  <svg:desc>Dati.D5:Dati.D64</svg:desc>
                </draw:g>
              </table:table-cell>
              <table:table-cell office:value-type="float" office:value="1.2">
                <text:p>1.2</text:p>
                <draw:g>
                  <svg:desc>Dati.E5:Dati.E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7">
                <text:p>3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1">
                <text:p>34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2">
                <text:p>29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">
                <text:p>3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3">
                <text:p>2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9">
                <text:p>2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6">
                <text:p>29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3">
                <text:p>28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2">
                <text:p>26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4">
                <text:p>26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3">
                <text:p>3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3">
                <text:p>2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7">
                <text:p>2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7">
                <text:p>3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3">
                <text:p>3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2">
                <text:p>2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2">
                <text:p>26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8">
                <text:p>2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9">
                <text:p>2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6">
                <text:p>2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4">
                <text:p>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7">
                <text:p>2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">
                <text:p>2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2">
                <text:p>27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.5">
                <text:p>27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1">
                <text:p>2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9">
                <text:p>2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1">
                <text:p>3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2">
                <text:p>27.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7">
                <text:p>20.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3">
                <text:p>2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7">
                <text:p>2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9">
                <text:p>1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9">
                <text:p>1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.2">
                <text:p>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7">
                <text:p>21.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6">
                <text:p>19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3">
                <text:p>2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7">
                <text:p>19.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HistoNormal.A3:HistoNormal.B53" chart:data-source-has-labels="column" svg:x="0.32cm" svg:y="0.18cm" svg:width="15.36cm" svg:height="8.64cm">
          <chart:coordinate-region svg:x="1.232cm" svg:y="0.379cm" svg:width="14.448cm" svg:height="5.609cm"/>
          <chart:axis chart:dimension="x" chart:name="primary-x" chart:style-name="ch3" chartooo:axis-type="auto">
            <chartooo:date-scale/>
            <chart:categories table:cell-range-address="HistoNormal.A3:HistoNormal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istoNormal.B3:HistoNormal.B53" chart:class="chart:bar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5">
                <text:p>-5</text:p>
                <draw:g>
                  <svg:desc>HistoNormal.A3:HistoNormal.A53</svg:desc>
                </draw:g>
              </table:table-cell>
              <table:table-cell office:value-type="float" office:value="0.0000014867195147343">
                <text:p>0.0000014867195147343</text:p>
                <draw:g>
                  <svg:desc>HistoNormal.B3:HistoNormal.B53</svg:desc>
                </draw:g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0000396129909103208">
                <text:p>0.00000396129909103208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000101408520654868">
                <text:p>0.0000101408520654868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000249424712900536">
                <text:p>0.0000249424712900536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000589430677565401">
                <text:p>0.0000589430677565401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0133830225764886">
                <text:p>0.000133830225764886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00291946925791461">
                <text:p>0.000291946925791461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00611901930113775">
                <text:p>0.000611901930113775</text:p>
              </table:table-cell>
            </table:table-row>
            <table:table-row>
              <table:table-cell office:value-type="float" office:value="-3.4">
                <text:p>-3.4</text:p>
              </table:table-cell>
              <table:table-cell office:value-type="float" office:value="0.00123221916847303">
                <text:p>0.00123221916847303</text:p>
              </table:table-cell>
            </table:table-row>
            <table:table-row>
              <table:table-cell office:value-type="float" office:value="-3.2">
                <text:p>-3.2</text:p>
              </table:table-cell>
              <table:table-cell office:value-type="float" office:value="0.00238408820146486">
                <text:p>0.00238408820146486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443184841193803">
                <text:p>0.00443184841193803</text:p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0791545158298001">
                <text:p>0.00791545158298001</text:p>
              </table:table-cell>
            </table:table-row>
            <table:table-row>
              <table:table-cell office:value-type="float" office:value="-2.6">
                <text:p>-2.6</text:p>
              </table:table-cell>
              <table:table-cell office:value-type="float" office:value="0.0135829692336857">
                <text:p>0.0135829692336857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22394530294843">
                <text:p>0.022394530294843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0354745928462316">
                <text:p>0.0354745928462316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539909665131883">
                <text:p>0.0539909665131883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0789501583008945">
                <text:p>0.0789501583008945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-0.999999999999998">
                <text:p>-0.999999999999998</text:p>
              </table:table-cell>
              <table:table-cell office:value-type="float" office:value="0.241970724519144">
                <text:p>0.241970724519144</text:p>
              </table:table-cell>
            </table:table-row>
            <table:table-row>
              <table:table-cell office:value-type="float" office:value="-0.799999999999998">
                <text:p>-0.79999999999999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-0.599999999999998">
                <text:p>-0.599999999999998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-0.399999999999998">
                <text:p>-0.399999999999998</text:p>
              </table:table-cell>
              <table:table-cell office:value-type="float" office:value="0.368270140303324">
                <text:p>0.368270140303324</text:p>
              </table:table-cell>
            </table:table-row>
            <table:table-row>
              <table:table-cell office:value-type="float" office:value="-0.199999999999998">
                <text:p>-0.199999999999998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2.16493489801906E-015">
                <text:p>2.16493489801906E-015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float" office:value="0.200000000000002">
                <text:p>0.20000000000000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0.400000000000002">
                <text:p>0.400000000000002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0.600000000000002">
                <text:p>0.600000000000002</text:p>
              </table:table-cell>
              <table:table-cell office:value-type="float" office:value="0.333224602891799">
                <text:p>0.333224602891799</text:p>
              </table:table-cell>
            </table:table-row>
            <table:table-row>
              <table:table-cell office:value-type="float" office:value="0.800000000000002">
                <text:p>0.800000000000002</text:p>
              </table:table-cell>
              <table:table-cell office:value-type="float" office:value="0.289691552761482">
                <text:p>0.2896915527614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94186054983212">
                <text:p>0.19418605498321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149727465635744">
                <text:p>0.14972746563574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110920834679455">
                <text:p>0.11092083467945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789501583008939">
                <text:p>0.07895015830089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39909665131878">
                <text:p>0.053990966513187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354745928462313">
                <text:p>0.035474592846231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223945302948428">
                <text:p>0.022394530294842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135829692336855">
                <text:p>0.013582969233685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79154515829799">
                <text:p>0.00791545158297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43184841193796">
                <text:p>0.0044318484119379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238408820146482">
                <text:p>0.0023840882014648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01232219168473">
                <text:p>0.00123221916847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00611901930113764">
                <text:p>0.00061190193011376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000291946925791456">
                <text:p>0.0002919469257914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33830225764883">
                <text:p>0.00013383022576488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0000589430677565389">
                <text:p>0.000058943067756538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000249424712900531">
                <text:p>0.000024942471290053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0000101408520654865">
                <text:p>0.000010140852065486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0000396129909103199">
                <text:p>0.000003961299091031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48671951473426">
                <text:p>0.000001486719514734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